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17.718cm"/>
    </style:style>
    <style:style style:name="co3" style:family="table-column">
      <style:table-column-properties fo:break-before="auto" style:column-width="18.3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xportar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TO</text:p>
          </table:table-cell>
          <table:table-cell table:style-name="ce3" office:value-type="string" calcext:value-type="string">
            <text:p>DESCRICAO</text:p>
          </table:table-cell>
          <table:table-cell table:style-name="ce3" office:value-type="string" calcext:value-type="string">
            <text:p>FIRMWARE</text:p>
          </table:table-cell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table:style-name="ce3" office:value-type="string" calcext:value-type="string">
            <text:p>CONTROLADOR LOGICO PROGRAMAVEL INV-26 2654 FLEX</text:p>
          </table:table-cell>
          <table:table-cell table:style-name="ce3" office:value-type="string" calcext:value-type="string">
            <text:p>\\tsclient\i\documentos\softwares\microchip\16f876\inv-26\26v69\26v69_1.00.hex</text:p>
          </table:table-cell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table:style-name="ce3" office:value-type="string" calcext:value-type="string">
            <text:p>CONTROLADOR DIGITAL DE TEMPERATURA INV-139 13901 REV.5</text:p>
          </table:table-cell>
          <table:table-cell table:style-name="ce3" office:value-type="string" calcext:value-type="string">
            <text:p>i:\documentos\31668338.idx</text:p>
          </table:table-cell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table:style-name="ce3" office:value-type="string" calcext:value-type="string">
            <text:p>CONTROLADOR DIGITAL DE TEMPERATURA INV-139 13901-01 REV.5</text:p>
          </table:table-cell>
          <table:table-cell table:style-name="ce3" office:value-type="string" calcext:value-type="string">
            <text:p>i:\documentos\31668338.idx</text:p>
          </table:table-cell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table:style-name="ce3" office:value-type="string" calcext:value-type="string">
            <text:p>CONTROLADOR DIGITAL DE TEMPERATURA INV-139 13902 REV.5</text:p>
          </table:table-cell>
          <table:table-cell table:style-name="ce3" office:value-type="string" calcext:value-type="string">
            <text:p>i:\documentos\31668338.idx</text:p>
          </table:table-cell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table:style-name="ce3" office:value-type="string" calcext:value-type="string">
            <text:p>CONTROLADOR DIGITAL DE TEMPERATURA INV-139 13903 REV.5</text:p>
          </table:table-cell>
          <table:table-cell table:style-name="ce3" office:value-type="string" calcext:value-type="string">
            <text:p>i:\documentos\31668338.idx</text:p>
          </table:table-cell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3" office:value-type="string" calcext:value-type="string">
            <text:p>FONTE INV-152 15201 (3502)</text:p>
          </table:table-cell>
          <table:table-cell table:style-name="ce3" office:value-type="string" calcext:value-type="string">
            <text:p>i:\documentos\31668338.idx</text:p>
          </table:table-cell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table:style-name="ce3" office:value-type="string" calcext:value-type="string">
            <text:p>ACIONADOR ELETRONICO INV-136 13606 (5581)</text:p>
          </table:table-cell>
          <table:table-cell table:style-name="ce3" office:value-type="string" calcext:value-type="string">
            <text:p>i:\documentos\softwares\atmel\samd09d14a\inv-136\136v06\13606_v1.00_lin.hex</text:p>
          </table:table-cell>
        </table:table-row>
        <table:table-row table:style-name="ro1">
          <table:table-cell table:style-name="ce1" office:value-type="float" office:value="14159" calcext:value-type="float">
            <text:p>14159</text:p>
          </table:table-cell>
          <table:table-cell table:style-name="ce3" office:value-type="string" calcext:value-type="string">
            <text:p>ACIONADOR ELETRONICO INV-136 13609 (9261)</text:p>
          </table:table-cell>
          <table:table-cell table:style-name="ce3" office:value-type="string" calcext:value-type="string">
            <text:p>i:\documentos\softwares\atmel\samd09d14a\inv-136\136v06\13606_v1.00_lin.hex</text:p>
          </table:table-cell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table:style-name="ce3" office:value-type="string" calcext:value-type="string">
            <text:p>ACIONADOR ELETRONICO INV-136 13607 (6880)</text:p>
          </table:table-cell>
          <table:table-cell table:style-name="ce3" office:value-type="string" calcext:value-type="string">
            <text:p>i:\documentos\softwares\atmel\samd09d14a\inv-136\136v07\13607-02_v1.10_pwm.hex</text:p>
          </table:table-cell>
        </table:table-row>
        <table:table-row table:style-name="ro1">
          <table:table-cell table:style-name="ce1" office:value-type="float" office:value="13133" calcext:value-type="float">
            <text:p>13133</text:p>
          </table:table-cell>
          <table:table-cell table:style-name="ce3" office:value-type="string" calcext:value-type="string">
            <text:p>ACIONADOR ELETRONICO INV-136 13610 D4 (10693)</text:p>
          </table:table-cell>
          <table:table-cell table:style-name="ce3" office:value-type="string" calcext:value-type="string">
            <text:p>i:\documentos\softwares\atmel\samd09d14a\inv-136\136v10\13610_v1.10_pwm.hex</text:p>
          </table:table-cell>
        </table:table-row>
        <table:table-row table:style-name="ro1">
          <table:table-cell table:style-name="ce1" office:value-type="float" office:value="15237" calcext:value-type="float">
            <text:p>15237</text:p>
          </table:table-cell>
          <table:table-cell table:style-name="ce3" office:value-type="string" calcext:value-type="string">
            <text:p>ACIONADOR ELETRONICO INV-136 13611 D5 (12154)</text:p>
          </table:table-cell>
          <table:table-cell table:style-name="ce3" office:value-type="string" calcext:value-type="string">
            <text:p>i:\documentos\softwares\atmel\samd09d14a\inv-136\136v11\13611_v1.30_pwm.hex</text:p>
          </table:table-cell>
        </table:table-row>
        <table:table-row table:style-name="ro1">
          <table:table-cell table:style-name="ce1" office:value-type="float" office:value="16385" calcext:value-type="float">
            <text:p>16385</text:p>
          </table:table-cell>
          <table:table-cell table:style-name="ce3" office:value-type="string" calcext:value-type="string">
            <text:p>ACIONADOR ELETRONICO INV-136 13622 D2 (13695)</text:p>
          </table:table-cell>
          <table:table-cell table:style-name="ce3" office:value-type="string" calcext:value-type="string">
            <text:p>i:\documentos\softwares\atmel\samd09d14a\inv-136\136v22\13622_v1.00_pwm.hex</text:p>
          </table:table-cell>
        </table:table-row>
        <table:table-row table:style-name="ro1">
          <table:table-cell table:style-name="ce1" office:value-type="float" office:value="10106" calcext:value-type="float">
            <text:p>10106</text:p>
          </table:table-cell>
          <table:table-cell table:style-name="ce3" office:value-type="string" calcext:value-type="string">
            <text:p>PAINEL ELETRONICO DE MENSAGENS SLP INV-600 60001 (IHM)</text:p>
          </table:table-cell>
          <table:table-cell table:style-name="ce3" office:value-type="string" calcext:value-type="string">
            <text:p>i:\documentos\softwares\esp32\inv-600\inv600vi9a0a8.bat</text:p>
          </table:table-cell>
        </table:table-row>
        <table:table-row table:style-name="ro1">
          <table:table-cell table:style-name="ce1" office:value-type="float" office:value="11514" calcext:value-type="float">
            <text:p>11514</text:p>
          </table:table-cell>
          <table:table-cell table:style-name="ce3" office:value-type="string" calcext:value-type="string">
            <text:p>PAINEL ELETRONICO DE MENSAGENS SLP INV-600 60001 (IHM) (VENDA)P</text:p>
          </table:table-cell>
          <table:table-cell table:style-name="ce3" office:value-type="string" calcext:value-type="string">
            <text:p>i:\documentos\softwares\esp32\inv-600\inv600vi9a0a8.bat</text:p>
          </table:table-cell>
        </table:table-row>
        <table:table-row table:style-name="ro1">
          <table:table-cell table:style-name="ce1" office:value-type="float" office:value="12930" calcext:value-type="float">
            <text:p>12930</text:p>
          </table:table-cell>
          <table:table-cell table:style-name="ce3" office:value-type="string" calcext:value-type="string">
            <text:p>PAINEL ELETRONICO DE MENSAGENS SLP INV-600 60001/10 (IHM)</text:p>
          </table:table-cell>
          <table:table-cell table:style-name="ce3" office:value-type="string" calcext:value-type="string">
            <text:p>i:\documentos\softwares\esp32\inv-600\inv600vi9a0a8.bat</text:p>
          </table:table-cell>
        </table:table-row>
        <table:table-row table:style-name="ro1">
          <table:table-cell table:style-name="ce1" office:value-type="float" office:value="15674" calcext:value-type="float">
            <text:p>15674</text:p>
          </table:table-cell>
          <table:table-cell table:style-name="ce3" office:value-type="string" calcext:value-type="string">
            <text:p>PAINEL ELETRONICO DE MENSAGENS SLP INV-600 60001/15 (IHM)</text:p>
          </table:table-cell>
          <table:table-cell table:style-name="ce3" office:value-type="string" calcext:value-type="string">
            <text:p>i:\documentos\softwares\esp32\inv-600\inv600vi9a0a8.bat</text:p>
          </table:table-cell>
        </table:table-row>
        <table:table-row table:style-name="ro1">
          <table:table-cell table:style-name="ce1" office:value-type="float" office:value="15790" calcext:value-type="float">
            <text:p>15790</text:p>
          </table:table-cell>
          <table:table-cell table:style-name="ce3" office:value-type="string" calcext:value-type="string">
            <text:p>PAINEL ELETRONICO DE MENSAGENS SLP INV-600 60001/15 (IHM) (VENDA)P</text:p>
          </table:table-cell>
          <table:table-cell table:style-name="ce3" office:value-type="string" calcext:value-type="string">
            <text:p>i:\documentos\softwares\esp32\inv-600\inv600vi9a0a8.bat</text:p>
          </table:table-cell>
        </table:table-row>
        <table:table-row table:style-name="ro1">
          <table:table-cell table:style-name="ce1" office:value-type="float" office:value="12915" calcext:value-type="float">
            <text:p>12915</text:p>
          </table:table-cell>
          <table:table-cell table:style-name="ce3" office:value-type="string" calcext:value-type="string">
            <text:p>PAINEL ELETRONICO DE MENSAGENS SLP INV-600 60001/15 (T) (IHM) (VENDA)P</text:p>
          </table:table-cell>
          <table:table-cell table:style-name="ce3" office:value-type="string" calcext:value-type="string">
            <text:p>i:\documentos\softwares\esp32\inv-600\inv600vi9a0a8.bat</text:p>
          </table:table-cell>
        </table:table-row>
        <table:table-row table:style-name="ro1">
          <table:table-cell table:style-name="ce1" office:value-type="float" office:value="12927" calcext:value-type="float">
            <text:p>12927</text:p>
          </table:table-cell>
          <table:table-cell table:style-name="ce3" office:value-type="string" calcext:value-type="string">
            <text:p>PAINEL ELETRONICO DE MENSAGENS SLP INV-600 60001/5 (IHM)</text:p>
          </table:table-cell>
          <table:table-cell table:style-name="ce3" office:value-type="string" calcext:value-type="string">
            <text:p>i:\documentos\softwares\esp32\inv-600\inv600vi9a0a8.bat</text:p>
          </table:table-cell>
        </table:table-row>
        <table:table-row table:style-name="ro1">
          <table:table-cell table:style-name="ce1" office:value-type="float" office:value="12317" calcext:value-type="float">
            <text:p>12317</text:p>
          </table:table-cell>
          <table:table-cell table:style-name="ce3" office:value-type="string" calcext:value-type="string">
            <text:p>PAINEL ELETRONICO DE MENSAGENS SLP INV-600 60001/5 (IHM) (VENDA)P</text:p>
          </table:table-cell>
          <table:table-cell table:style-name="ce3" office:value-type="string" calcext:value-type="string">
            <text:p>i:\documentos\softwares\esp32\inv-600\inv600vi9a0a8.bat</text:p>
          </table:table-cell>
        </table:table-row>
        <table:table-row table:style-name="ro1">
          <table:table-cell table:style-name="ce1" office:value-type="float" office:value="10830" calcext:value-type="float">
            <text:p>10830</text:p>
          </table:table-cell>
          <table:table-cell table:style-name="ce3" office:value-type="string" calcext:value-type="string">
            <text:p>PAINEL ELETRONICO DE MENSAGENS SLP INV-600 60002 (IHM) ACOPLADA</text:p>
          </table:table-cell>
          <table:table-cell table:style-name="ce3" office:value-type="string" calcext:value-type="string">
            <text:p>i:\documentos\softwares\esp32\inv-600\inv600vi9a0a8.bat</text:p>
          </table:table-cell>
        </table:table-row>
        <table:table-row table:style-name="ro1">
          <table:table-cell table:style-name="ce1" office:value-type="float" office:value="16907" calcext:value-type="float">
            <text:p>16907</text:p>
          </table:table-cell>
          <table:table-cell table:style-name="ce3" office:value-type="string" calcext:value-type="string">
            <text:p>PAINEL ELETRONICO DE MENSAGENS SLP INV-600 60002 (IHM) ACOPLADA (VENDA)P</text:p>
          </table:table-cell>
          <table:table-cell table:style-name="ce3" office:value-type="string" calcext:value-type="string">
            <text:p>i:\documentos\softwares\esp32\inv-600\inv600vi9a0a8.bat</text:p>
          </table:table-cell>
        </table:table-row>
        <table:table-row table:style-name="ro1">
          <table:table-cell table:style-name="ce1" office:value-type="float" office:value="14119" calcext:value-type="float">
            <text:p>14119</text:p>
          </table:table-cell>
          <table:table-cell table:style-name="ce3" office:value-type="string" calcext:value-type="string">
            <text:p>PLACA PRONTA INV-660M1PL1_2.0 (VENDA) P</text:p>
          </table:table-cell>
          <table:table-cell table:style-name="ce3" office:value-type="string" calcext:value-type="string">
            <text:p>i:\documentos\softwares\esp32\inv-660\inv660v1819b0a5.bat</text:p>
          </table:table-cell>
        </table:table-row>
        <table:table-row table:style-name="ro1">
          <table:table-cell table:style-name="ce1" office:value-type="float" office:value="17030" calcext:value-type="float">
            <text:p>17030</text:p>
          </table:table-cell>
          <table:table-cell table:style-name="ce3" office:value-type="string" calcext:value-type="string">
            <text:p>PLACA PRONTA INV-660M1PL1_2.0 8A</text:p>
          </table:table-cell>
          <table:table-cell table:style-name="ce3" office:value-type="string" calcext:value-type="string">
            <text:p>i:\documentos\softwares\esp32\inv-660\inv660v1819b0a5.bat</text:p>
          </table:table-cell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3" office:value-type="string" calcext:value-type="string">
            <text:p>PLACA PRONTA MASTER INV-74 M2-01 (8A)</text:p>
          </table:table-cell>
          <table:table-cell table:style-name="ce3" office:value-type="string" calcext:value-type="string">
            <text:p>i:\documentos\softwares\freescale\jm128\74m2v1.03.sap</text:p>
          </table:table-cell>
        </table:table-row>
        <table:table-row table:style-name="ro1">
          <table:table-cell table:style-name="ce1" office:value-type="float" office:value="2036" calcext:value-type="float">
            <text:p>2036</text:p>
          </table:table-cell>
          <table:table-cell table:style-name="ce3" office:value-type="string" calcext:value-type="string">
            <text:p>PLACA PRONTA MASTER INV-74 M2-03 (8A)</text:p>
          </table:table-cell>
          <table:table-cell table:style-name="ce3" office:value-type="string" calcext:value-type="string">
            <text:p>i:\documentos\softwares\freescale\jm128\74m2v1.03.sap</text:p>
          </table:table-cell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3" office:value-type="string" calcext:value-type="string">
            <text:p>PAINEL ELETRONICO DE MENSAGENS ITI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3" office:value-type="string" calcext:value-type="string">
            <text:p>PAINEL ELETRONICO DE MENSAGENS ITI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3" office:value-type="string" calcext:value-type="string">
            <text:p>PAINEL ELETRONICO DE MENSAGENS ITI 16X128 VM AC/1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3" office:value-type="string" calcext:value-type="string">
            <text:p>PAINEL ELETRONICO DE MENSAGENS ITM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</table:table-row>
        <table:table-row table:style-name="ro1">
          <table:table-cell table:style-name="ce1" office:value-type="float" office:value="2641" calcext:value-type="float">
            <text:p>2641</text:p>
          </table:table-cell>
          <table:table-cell table:style-name="ce3" office:value-type="string" calcext:value-type="string">
            <text:p>PLACA PRONTA INV-111M4 ITI 16X128 AC(SMD)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</table:table-row>
        <table:table-row table:style-name="ro1">
          <table:table-cell table:style-name="ce1" office:value-type="float" office:value="8049" calcext:value-type="float">
            <text:p>8049</text:p>
          </table:table-cell>
          <table:table-cell table:style-name="ce3" office:value-type="string" calcext:value-type="string">
            <text:p>PAINEL ELETRONICO DE MENSAGENS ITI 16X96 VM AC/1 SMD</text:p>
          </table:table-cell>
          <table:table-cell table:style-name="ce3" office:value-type="string" calcext:value-type="string">
            <text:p>i:\documentos\softwares\freescale\jm128\inv-111\111v08\111m4_v8.2.0.sap</text:p>
          </table:table-cell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table:style-name="ce3" office:value-type="string" calcext:value-type="string">
            <text:p>CONTROLADOR DIGITAL DE TEMPERATURA INV-123 12306</text:p>
          </table:table-cell>
          <table:table-cell table:style-name="ce3" office:value-type="string" calcext:value-type="string">
            <text:p>i:\documentos\softwares\freescale\jm128\inv-123\123v06\123v06_1.60_j.sap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3" office:value-type="string" calcext:value-type="string">
            <text:p>CONTROLADOR DIGITAL DE TEMPERATURA INV-125 12501</text:p>
          </table:table-cell>
          <table:table-cell table:style-name="ce3" office:value-type="string" calcext:value-type="string">
            <text:p>i:\documentos\softwares\freescale\jm128\inv-125\125v01\125v01_3.00.sap</text:p>
          </table:table-cell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table:style-name="ce3" office:value-type="string" calcext:value-type="string">
            <text:p>CONTROLADOR DIGITAL DE TEMPERATURA INV-125 12501-01</text:p>
          </table:table-cell>
          <table:table-cell table:style-name="ce3" office:value-type="string" calcext:value-type="string">
            <text:p>i:\documentos\softwares\freescale\jm128\inv-125\125v01\125v01_3.00.sap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3" office:value-type="string" calcext:value-type="string">
            <text:p>CONTROLADOR DIGITAL DE TEMPERATURA INV-125 12504</text:p>
          </table:table-cell>
          <table:table-cell table:style-name="ce3" office:value-type="string" calcext:value-type="string">
            <text:p>i:\documentos\softwares\freescale\jm128\inv-125\125v04\125v04_2.20_por.sap</text:p>
          </table:table-cell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3" office:value-type="string" calcext:value-type="string">
            <text:p>CONTROLADOR DIGITAL DE TEMPERATURA INV-125 12505</text:p>
          </table:table-cell>
          <table:table-cell table:style-name="ce3" office:value-type="string" calcext:value-type="string">
            <text:p>i:\documentos\softwares\freescale\jm128\inv-125\125v05\125v05_2.40.sap</text:p>
          </table:table-cell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3" office:value-type="string" calcext:value-type="string">
            <text:p>CONTROLADOR DIGITAL DE TEMPERATURA INV-125 12508</text:p>
          </table:table-cell>
          <table:table-cell table:style-name="ce3" office:value-type="string" calcext:value-type="string">
            <text:p>i:\documentos\softwares\freescale\jm128\inv-125\125v08\125v08_2.84.sap</text:p>
          </table:table-cell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3" office:value-type="string" calcext:value-type="string">
            <text:p>CONTROLADOR DIGITAL DE TEMPERATURA INV-125 12511</text:p>
          </table:table-cell>
          <table:table-cell table:style-name="ce3" office:value-type="string" calcext:value-type="string">
            <text:p>i:\documentos\softwares\freescale\jm128\inv-125\125v11\125v11_1.93_j.sap</text:p>
          </table:table-cell>
        </table:table-row>
        <table:table-row table:style-name="ro1">
          <table:table-cell table:style-name="ce1" office:value-type="float" office:value="12076" calcext:value-type="float">
            <text:p>12076</text:p>
          </table:table-cell>
          <table:table-cell table:style-name="ce3" office:value-type="string" calcext:value-type="string">
            <text:p>CONTROLADOR DIGITAL DE TEMPERATURA INV-125 12511-01</text:p>
          </table:table-cell>
          <table:table-cell table:style-name="ce3" office:value-type="string" calcext:value-type="string">
            <text:p>i:\documentos\softwares\freescale\jm128\inv-125\125v11\125v11_2.00.sap</text:p>
          </table:table-cell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table:style-name="ce3" office:value-type="string" calcext:value-type="string">
            <text:p>CONTROLADOR DIGITAL DE TEMPERATURA INV-125 12512</text:p>
          </table:table-cell>
          <table:table-cell table:style-name="ce3" office:value-type="string" calcext:value-type="string">
            <text:p>i:\documentos\softwares\freescale\jm128\inv-125\125v12\125v12_1.71.sap</text:p>
          </table:table-cell>
        </table:table-row>
        <table:table-row table:style-name="ro1">
          <table:table-cell table:style-name="ce1" office:value-type="float" office:value="12077" calcext:value-type="float">
            <text:p>12077</text:p>
          </table:table-cell>
          <table:table-cell table:style-name="ce3" office:value-type="string" calcext:value-type="string">
            <text:p>CONTROLADOR DIGITAL DE TEMPERATURA INV-125 12512-01</text:p>
          </table:table-cell>
          <table:table-cell table:style-name="ce3" office:value-type="string" calcext:value-type="string">
            <text:p>i:\documentos\softwares\freescale\jm128\inv-125\125v12\125v12_1.81_j.sap</text:p>
          </table:table-cell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table:style-name="ce3" office:value-type="string" calcext:value-type="string">
            <text:p>CONTROLADOR DIGITAL DE TEMPERATURA INV-125 12515</text:p>
          </table:table-cell>
          <table:table-cell table:style-name="ce3" office:value-type="string" calcext:value-type="string">
            <text:p>i:\documentos\softwares\freescale\jm128\inv-125\125v15\125v15_1.52_j.sap</text:p>
          </table:table-cell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table:style-name="ce3" office:value-type="string" calcext:value-type="string">
            <text:p>CONTROLADOR DIGITAL DE TEMPERATURA INV-125 12517</text:p>
          </table:table-cell>
          <table:table-cell table:style-name="ce3" office:value-type="string" calcext:value-type="string">
            <text:p>i:\documentos\softwares\freescale\jm128\inv-125\125v17\125v17_1.50_j.sap</text:p>
          </table:table-cell>
        </table:table-row>
        <table:table-row table:style-name="ro1">
          <table:table-cell table:style-name="ce1" office:value-type="float" office:value="11417" calcext:value-type="float">
            <text:p>11417</text:p>
          </table:table-cell>
          <table:table-cell table:style-name="ce3" office:value-type="string" calcext:value-type="string">
            <text:p>CONTROLADOR DIGITAL DE TEMPERATURA INV-125 12519-01</text:p>
          </table:table-cell>
          <table:table-cell table:style-name="ce3" office:value-type="string" calcext:value-type="string">
            <text:p>i:\documentos\softwares\freescale\jm128\inv-125\125v20\125v20_1.30.sap</text:p>
          </table:table-cell>
        </table:table-row>
        <table:table-row table:style-name="ro1">
          <table:table-cell table:style-name="ce1" office:value-type="float" office:value="2331" calcext:value-type="float">
            <text:p>2331</text:p>
          </table:table-cell>
          <table:table-cell table:style-name="ce3" office:value-type="string" calcext:value-type="string">
            <text:p>PLACA PRONTA MASTER INV-74 M2-01 SMD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table:style-name="ce3" office:value-type="string" calcext:value-type="string">
            <text:p>PLACA PRONTA MASTER INV-74 M2-02 (8A)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</table:table-row>
        <table:table-row table:style-name="ro1">
          <table:table-cell table:style-name="ce1" office:value-type="float" office:value="2330" calcext:value-type="float">
            <text:p>2330</text:p>
          </table:table-cell>
          <table:table-cell table:style-name="ce3" office:value-type="string" calcext:value-type="string">
            <text:p>PLACA PRONTA MASTER INV-74 M2-02 SMD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</table:table-row>
        <table:table-row table:style-name="ro1">
          <table:table-cell table:style-name="ce1" office:value-type="float" office:value="2332" calcext:value-type="float">
            <text:p>2332</text:p>
          </table:table-cell>
          <table:table-cell table:style-name="ce3" office:value-type="string" calcext:value-type="string">
            <text:p>PLACA PRONTA MASTER INV-74 M2-03 SMD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3" office:value-type="string" calcext:value-type="string">
            <text:p>PAINEL ELETRONICO DE MENSAGENS ITI 16X128 VM AC/3</text:p>
          </table:table-cell>
          <table:table-cell table:style-name="ce3" office:value-type="string" calcext:value-type="string">
            <text:p>i:\documentos\softwares\freescale\jm64\inv-111\111v03_1.06.sap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3" office:value-type="string" calcext:value-type="string">
            <text:p>PAINEL ELETRONICO DE MENSAGENS ITI 16X128 VM AC/5 SMD</text:p>
          </table:table-cell>
          <table:table-cell table:style-name="ce3" office:value-type="string" calcext:value-type="string">
            <text:p>i:\documentos\softwares\freescale\jm64\inv-111\111v03_1.06.sap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3" office:value-type="string" calcext:value-type="string">
            <text:p>PAINEL ELETRONICO DE MENSAGENS ITT 16X128 VM AA/3</text:p>
          </table:table-cell>
          <table:table-cell table:style-name="ce3" office:value-type="string" calcext:value-type="string">
            <text:p>i:\documentos\softwares\freescale\jm64\inv-111\111v03_1.06.sap</text:p>
          </table:table-cell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table:style-name="ce3" office:value-type="string" calcext:value-type="string">
            <text:p>CONTROLADOR DIGITAL DE TEMPERATURA INV-124 12401(27467)</text:p>
          </table:table-cell>
          <table:table-cell table:style-name="ce3" office:value-type="string" calcext:value-type="string">
            <text:p>i:\documentos\softwares\freescale\mp16\inv-124\124v01\124v01_2.41_j.sap</text:p>
          </table:table-cell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table:style-name="ce3" office:value-type="string" calcext:value-type="string">
            <text:p>CONTROLADOR DIGITAL DE TEMPERATURA INV-124 12402 TURBO/FRANG</text:p>
          </table:table-cell>
          <table:table-cell table:style-name="ce3" office:value-type="string" calcext:value-type="string">
            <text:p>i:\documentos\softwares\freescale\mp16\inv-124\124v03\124v03_3.00_j.sap</text:p>
          </table:table-cell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table:style-name="ce3" office:value-type="string" calcext:value-type="string">
            <text:p>CONTROLADOR DIGITAL DE TEMPERATURA INV-124 12407</text:p>
          </table:table-cell>
          <table:table-cell table:style-name="ce3" office:value-type="string" calcext:value-type="string">
            <text:p>i:\documentos\softwares\freescale\mp16\inv-124\124v08\124v08_2.50_j.sap</text:p>
          </table:table-cell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table:style-name="ce3" office:value-type="string" calcext:value-type="string">
            <text:p>CONTROLADOR DIGITAL DE TEMPERATURA INV-124 12409/M</text:p>
          </table:table-cell>
          <table:table-cell table:style-name="ce3" office:value-type="string" calcext:value-type="string">
            <text:p>i:\documentos\softwares\freescale\mp16\inv-124\124v10\124v10_1.52_m.sap</text:p>
          </table:table-cell>
        </table:table-row>
        <table:table-row table:style-name="ro1">
          <table:table-cell table:style-name="ce1" office:value-type="float" office:value="10523" calcext:value-type="float">
            <text:p>10523</text:p>
          </table:table-cell>
          <table:table-cell table:style-name="ce3" office:value-type="string" calcext:value-type="string">
            <text:p>CONTROLADOR DIGITAL DE TEMPERATURA INV-124 12409-01</text:p>
          </table:table-cell>
          <table:table-cell table:style-name="ce3" office:value-type="string" calcext:value-type="string">
            <text:p>i:\documentos\softwares\freescale\mp16\inv-124\124v10\124v10_2.30_j.sap</text:p>
          </table:table-cell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table:style-name="ce3" office:value-type="string" calcext:value-type="string">
            <text:p>ACIONADOR ELETRONICO INV-124 12410 FAE=FBT</text:p>
          </table:table-cell>
          <table:table-cell table:style-name="ce3" office:value-type="string" calcext:value-type="string">
            <text:p>i:\documentos\softwares\freescale\mp16\inv-124\124v11\124v11_1.22.sap</text:p>
          </table:table-cell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table:style-name="ce3" office:value-type="string" calcext:value-type="string">
            <text:p>CONTROLADOR DIGITAL DE TEMPERATURA INV-124 12411/J</text:p>
          </table:table-cell>
          <table:table-cell table:style-name="ce3" office:value-type="string" calcext:value-type="string">
            <text:p>i:\documentos\softwares\freescale\mp16\inv-124\124v14\124v14_1.31_j.sap</text:p>
          </table:table-cell>
        </table:table-row>
        <table:table-row table:style-name="ro1">
          <table:table-cell table:style-name="ce1" office:value-type="float" office:value="1455" calcext:value-type="float">
            <text:p>1455</text:p>
          </table:table-cell>
          <table:table-cell table:style-name="ce3" office:value-type="string" calcext:value-type="string">
            <text:p>ACIONADOR ELETRONICO INV-124 12413</text:p>
          </table:table-cell>
          <table:table-cell table:style-name="ce3" office:value-type="string" calcext:value-type="string">
            <text:p>i:\documentos\softwares\freescale\mp16\inv-124\124v16\124v16_1.11.sap</text:p>
          </table:table-cell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table:style-name="ce3" office:value-type="string" calcext:value-type="string">
            <text:p>ACIONADOR ELETRONICO INV-124 12413 24V</text:p>
          </table:table-cell>
          <table:table-cell table:style-name="ce3" office:value-type="string" calcext:value-type="string">
            <text:p>i:\documentos\softwares\freescale\mp16\inv-124\124v16\124v16_1.11.sap</text:p>
          </table:table-cell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table:style-name="ce3" office:value-type="string" calcext:value-type="string">
            <text:p>CONTROLADOR DIGITAL DE TEMPERATURA INV-124 12414</text:p>
          </table:table-cell>
          <table:table-cell table:style-name="ce3" office:value-type="string" calcext:value-type="string">
            <text:p>i:\documentos\softwares\freescale\mp16\inv-124\124v17\124v17_1.50_j.sap</text:p>
          </table:table-cell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table:style-name="ce3" office:value-type="string" calcext:value-type="string">
            <text:p>CONTROLADOR DIGITAL DE TEMPERATURA INV-124 12416</text:p>
          </table:table-cell>
          <table:table-cell table:style-name="ce3" office:value-type="string" calcext:value-type="string">
            <text:p>i:\documentos\softwares\freescale\mp16\inv-124\124v19\124v19_1.20.sap</text:p>
          </table:table-cell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table:style-name="ce3" office:value-type="string" calcext:value-type="string">
            <text:p>CONTROLADOR DIGITAL DE TEMPERATURA INV-124 12419 24V</text:p>
          </table:table-cell>
          <table:table-cell table:style-name="ce3" office:value-type="string" calcext:value-type="string">
            <text:p>i:\documentos\softwares\freescale\mp16\inv-124\124v20\124v20_1.50.sap</text:p>
          </table:table-cell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table:style-name="ce3" office:value-type="string" calcext:value-type="string">
            <text:p>CONTROLADOR DIGITAL DE TEMPERATURA INV-124 12420</text:p>
          </table:table-cell>
          <table:table-cell table:style-name="ce3" office:value-type="string" calcext:value-type="string">
            <text:p>i:\documentos\softwares\freescale\mp16\inv-124\124v21\124v21_1.33_j.sap</text:p>
          </table:table-cell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table:style-name="ce3" office:value-type="string" calcext:value-type="string">
            <text:p>CONTROLADOR DIGITAL DE TEMPERATURA INV-124 12421</text:p>
          </table:table-cell>
          <table:table-cell table:style-name="ce3" office:value-type="string" calcext:value-type="string">
            <text:p>i:\documentos\softwares\freescale\mp16\inv-124\124v22\124v22_1.22_j.sap</text:p>
          </table:table-cell>
        </table:table-row>
        <table:table-row table:style-name="ro1">
          <table:table-cell table:style-name="ce1" office:value-type="float" office:value="13751" calcext:value-type="float">
            <text:p>13751</text:p>
          </table:table-cell>
          <table:table-cell table:style-name="ce3" office:value-type="string" calcext:value-type="string">
            <text:p>CONTROLADOR DIGITAL DE TEMPERATURA INV-124 <text:s/>12417 24V</text:p>
          </table:table-cell>
          <table:table-cell table:style-name="ce3" office:value-type="string" calcext:value-type="string">
            <text:p>i:\documentos\softwares\freescale\mp16\inv-124\124v23\124v23_1.10.sap</text:p>
          </table:table-cell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table:style-name="ce3" office:value-type="string" calcext:value-type="string">
            <text:p>CONTROLADOR DIGITAL DE TEMPERATURA INV-124 12417</text:p>
          </table:table-cell>
          <table:table-cell table:style-name="ce3" office:value-type="string" calcext:value-type="string">
            <text:p>i:\documentos\softwares\freescale\mp16\inv-124\124v23\124v23_1.10.sap</text:p>
          </table:table-cell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 table:style-name="ce3" office:value-type="string" calcext:value-type="string">
            <text:p>CONTROLADOR DIGITAL DE TEMPERATURA INV-124 12418</text:p>
          </table:table-cell>
          <table:table-cell table:style-name="ce3" office:value-type="string" calcext:value-type="string">
            <text:p>i:\documentos\softwares\freescale\mp16\inv-124\124v24\124v24_1.00.sap</text:p>
          </table:table-cell>
        </table:table-row>
        <table:table-row table:style-name="ro1">
          <table:table-cell table:style-name="ce1" office:value-type="float" office:value="13752" calcext:value-type="float">
            <text:p>13752</text:p>
          </table:table-cell>
          <table:table-cell table:style-name="ce3" office:value-type="string" calcext:value-type="string">
            <text:p>CONTROLADOR DIGITAL DE TEMPERATURA INV-124 12418 24V</text:p>
          </table:table-cell>
          <table:table-cell table:style-name="ce3" office:value-type="string" calcext:value-type="string">
            <text:p>i:\documentos\softwares\freescale\mp16\inv-124\124v24\124v24-01_1.10.sap</text:p>
          </table:table-cell>
        </table:table-row>
        <table:table-row table:style-name="ro1">
          <table:table-cell table:style-name="ce1" office:value-type="float" office:value="10651" calcext:value-type="float">
            <text:p>10651</text:p>
          </table:table-cell>
          <table:table-cell table:style-name="ce3" office:value-type="string" calcext:value-type="string">
            <text:p>CONTROLADOR DIGITAL DE TEMPERATURA INV-124 12418-01</text:p>
          </table:table-cell>
          <table:table-cell table:style-name="ce3" office:value-type="string" calcext:value-type="string">
            <text:p>i:\documentos\softwares\freescale\mp16\inv-124\124v24\124v24-01_1.10.sap</text:p>
          </table:table-cell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table:style-name="ce3" office:value-type="string" calcext:value-type="string">
            <text:p>CONTROLADOR DIGITAL DE TEMPERATURA INV-124 12425</text:p>
          </table:table-cell>
          <table:table-cell table:style-name="ce3" office:value-type="string" calcext:value-type="string">
            <text:p>i:\documentos\softwares\freescale\mp16\inv-124\124v30\124v30_1.12_j.sap</text:p>
          </table:table-cell>
        </table:table-row>
        <table:table-row table:style-name="ro1">
          <table:table-cell table:style-name="ce1" office:value-type="float" office:value="14598" calcext:value-type="float">
            <text:p>14598</text:p>
          </table:table-cell>
          <table:table-cell table:style-name="ce3" office:value-type="string" calcext:value-type="string">
            <text:p>CONTROLADOR DIGITAL DE TEMPERATURA INV-124 12425-01</text:p>
          </table:table-cell>
          <table:table-cell table:style-name="ce3" office:value-type="string" calcext:value-type="string">
            <text:p>i:\documentos\softwares\freescale\mp16\inv-124\124v30\124v30_1.12_j.sap</text:p>
          </table:table-cell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table:style-name="ce3" office:value-type="string" calcext:value-type="string">
            <text:p>CONTROLADOR DIGITAL DE TEMPERATURA INV-124 12428</text:p>
          </table:table-cell>
          <table:table-cell table:style-name="ce3" office:value-type="string" calcext:value-type="string">
            <text:p>i:\documentos\softwares\freescale\mp16\inv-124\124v31\124v31_1.45_j.sap</text:p>
          </table:table-cell>
        </table:table-row>
        <table:table-row table:style-name="ro1">
          <table:table-cell table:style-name="ce1" office:value-type="float" office:value="1439" calcext:value-type="float">
            <text:p>1439</text:p>
          </table:table-cell>
          <table:table-cell table:style-name="ce3" office:value-type="string" calcext:value-type="string">
            <text:p>CONTROLADOR DIGITAL DE TEMPERATURA INV-124 12430</text:p>
          </table:table-cell>
          <table:table-cell table:style-name="ce3" office:value-type="string" calcext:value-type="string">
            <text:p>i:\documentos\softwares\freescale\mp16\inv-124\124v33\124v33_1.40_j.sap</text:p>
          </table:table-cell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table:style-name="ce3" office:value-type="string" calcext:value-type="string">
            <text:p>CONTROLADOR DIGITAL DE TEMPERATURA INV-124 12432</text:p>
          </table:table-cell>
          <table:table-cell table:style-name="ce3" office:value-type="string" calcext:value-type="string">
            <text:p>i:\documentos\softwares\freescale\mp16\inv-124\124v34\124v34_1.03_j.sap</text:p>
          </table:table-cell>
        </table:table-row>
        <table:table-row table:style-name="ro1">
          <table:table-cell table:style-name="ce1" office:value-type="float" office:value="1460" calcext:value-type="float">
            <text:p>1460</text:p>
          </table:table-cell>
          <table:table-cell table:style-name="ce3" office:value-type="string" calcext:value-type="string">
            <text:p>CONTROLADOR DIGITAL DE TEMPERATURA INV-124 12433</text:p>
          </table:table-cell>
          <table:table-cell table:style-name="ce3" office:value-type="string" calcext:value-type="string">
            <text:p>i:\documentos\softwares\freescale\mp16\inv-124\124v35\124v35_1.50_j.sap</text:p>
          </table:table-cell>
        </table:table-row>
        <table:table-row table:style-name="ro1">
          <table:table-cell table:style-name="ce1" office:value-type="float" office:value="10644" calcext:value-type="float">
            <text:p>10644</text:p>
          </table:table-cell>
          <table:table-cell table:style-name="ce3" office:value-type="string" calcext:value-type="string">
            <text:p>CONTROLADOR DIGITAL DE TEMPERATURA INV-124 12434</text:p>
          </table:table-cell>
          <table:table-cell table:style-name="ce3" office:value-type="string" calcext:value-type="string">
            <text:p>i:\documentos\softwares\freescale\mp16\inv-124\124v36\124v36_1.10.sap</text:p>
          </table:table-cell>
        </table:table-row>
        <table:table-row table:style-name="ro1">
          <table:table-cell table:style-name="ce1" office:value-type="float" office:value="8241" calcext:value-type="float">
            <text:p>8241</text:p>
          </table:table-cell>
          <table:table-cell table:style-name="ce3" office:value-type="string" calcext:value-type="string">
            <text:p>CONTROLADOR DIGITAL DE TEMPERATURA INV-124 12435</text:p>
          </table:table-cell>
          <table:table-cell table:style-name="ce3" office:value-type="string" calcext:value-type="string">
            <text:p>i:\documentos\softwares\freescale\mp16\inv-124\124v37\124v37_1.03_j.sap</text:p>
          </table:table-cell>
        </table:table-row>
        <table:table-row table:style-name="ro1">
          <table:table-cell table:style-name="ce1" office:value-type="float" office:value="12094" calcext:value-type="float">
            <text:p>12094</text:p>
          </table:table-cell>
          <table:table-cell table:style-name="ce3" office:value-type="string" calcext:value-type="string">
            <text:p>CONTROLADOR DIGITAL DE TEMPERATURA INV-124 12435-01</text:p>
          </table:table-cell>
          <table:table-cell table:style-name="ce3" office:value-type="string" calcext:value-type="string">
            <text:p>i:\documentos\softwares\freescale\mp16\inv-124\124v37\124v37_1.03_j.sap</text:p>
          </table:table-cell>
        </table:table-row>
        <table:table-row table:style-name="ro1">
          <table:table-cell table:style-name="ce1" office:value-type="float" office:value="12416" calcext:value-type="float">
            <text:p>12416</text:p>
          </table:table-cell>
          <table:table-cell table:style-name="ce3" office:value-type="string" calcext:value-type="string">
            <text:p>CONTROLADOR DIGITAL DE TEMPERATURA INV-124 12438</text:p>
          </table:table-cell>
          <table:table-cell table:style-name="ce3" office:value-type="string" calcext:value-type="string">
            <text:p>i:\documentos\softwares\freescale\mp16\inv-124\124v40\124v40_1.50.sap</text:p>
          </table:table-cell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table:style-name="ce3" office:value-type="string" calcext:value-type="string">
            <text:p>CONTROLADOR DIGITAL DE TEMPERATURA INV-124 12426</text:p>
          </table:table-cell>
          <table:table-cell table:style-name="ce3" office:value-type="string" calcext:value-type="string">
            <text:p>i:\documentos\softwares\freescale\mp16\inv-124\124v42\124v42_1.20_j.sap</text:p>
          </table:table-cell>
        </table:table-row>
        <table:table-row table:style-name="ro1">
          <table:table-cell table:style-name="ce1" office:value-type="float" office:value="7254" calcext:value-type="float">
            <text:p>7254</text:p>
          </table:table-cell>
          <table:table-cell table:style-name="ce3" office:value-type="string" calcext:value-type="string">
            <text:p>CONTROLADOR DIGITAL DE TEMPERATURA INV-124 12426-01</text:p>
          </table:table-cell>
          <table:table-cell table:style-name="ce3" office:value-type="string" calcext:value-type="string">
            <text:p>i:\documentos\softwares\freescale\mp16\inv-124\124v42\124v42_1.20_j.sap</text:p>
          </table:table-cell>
        </table:table-row>
        <table:table-row table:style-name="ro1">
          <table:table-cell table:style-name="ce1" office:value-type="float" office:value="13269" calcext:value-type="float">
            <text:p>13269</text:p>
          </table:table-cell>
          <table:table-cell table:style-name="ce3" office:value-type="string" calcext:value-type="string">
            <text:p>CONTROLADOR DIGITAL DE TEMPERATURA INV-124 12439 24V</text:p>
          </table:table-cell>
          <table:table-cell table:style-name="ce3" office:value-type="string" calcext:value-type="string">
            <text:p>i:\documentos\softwares\freescale\mp16\inv-124\124v43\124v43_1.20_pwm.sap</text:p>
          </table:table-cell>
        </table:table-row>
        <table:table-row table:style-name="ro1">
          <table:table-cell table:style-name="ce1" office:value-type="float" office:value="14091" calcext:value-type="float">
            <text:p>14091</text:p>
          </table:table-cell>
          <table:table-cell table:style-name="ce3" office:value-type="string" calcext:value-type="string">
            <text:p>ACIONADOR ELETRONICO INV-124 12410-01</text:p>
          </table:table-cell>
          <table:table-cell table:style-name="ce3" office:value-type="string" calcext:value-type="string">
            <text:p>i:\documentos\softwares\freescale\mp16\inv-124\124v44\124v44_1.01.sap</text:p>
          </table:table-cell>
        </table:table-row>
        <table:table-row table:style-name="ro1">
          <table:table-cell table:style-name="ce1" office:value-type="float" office:value="14314" calcext:value-type="float">
            <text:p>14314</text:p>
          </table:table-cell>
          <table:table-cell table:style-name="ce3" office:value-type="string" calcext:value-type="string">
            <text:p>CONTROLADOR DIGITAL DE TEMPERATURA INV-124 12420-01</text:p>
          </table:table-cell>
          <table:table-cell table:style-name="ce3" office:value-type="string" calcext:value-type="string">
            <text:p>i:\documentos\softwares\freescale\mp16\inv-124\124v45\124v45_1.00_j.sap</text:p>
          </table:table-cell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table:style-name="ce3" office:value-type="string" calcext:value-type="string">
            <text:p>PLACA DE CIRCUITO IMPRESSO PARA CONTROLADOR DIGITAL DE TEMPERATURA COM TEMPORIZADOR INV-145 14501</text:p>
          </table:table-cell>
          <table:table-cell table:style-name="ce3" office:value-type="string" calcext:value-type="string">
            <text:p>i:\documentos\softwares\freescale\mp16\inv-145\145v01_1.31_j.sap</text:p>
          </table:table-cell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table:style-name="ce3" office:value-type="string" calcext:value-type="string">
            <text:p>ACIONADOR ELETRONICO INV-145 14502</text:p>
          </table:table-cell>
          <table:table-cell table:style-name="ce3" office:value-type="string" calcext:value-type="string">
            <text:p>i:\documentos\softwares\freescale\mp16\inv-145\145v02_1.30.sap</text:p>
          </table:table-cell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table:style-name="ce3" office:value-type="string" calcext:value-type="string">
            <text:p>PLACA DE CIRCUITO IMPRESSO PARA CONTROLADOR DIGITAL DE TEMPERATURA COM TEMPORIZADOR INV-145 14503</text:p>
          </table:table-cell>
          <table:table-cell table:style-name="ce3" office:value-type="string" calcext:value-type="string">
            <text:p>i:\documentos\softwares\freescale\mp16\inv-145\145v03_1.20_j.sap</text:p>
          </table:table-cell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table:style-name="ce3" office:value-type="string" calcext:value-type="string">
            <text:p>ACIONADOR ELETRONICO INV-145 14504</text:p>
          </table:table-cell>
          <table:table-cell table:style-name="ce3" office:value-type="string" calcext:value-type="string">
            <text:p>i:\documentos\softwares\freescale\mp16\inv-145\145v04_1.10.sap</text:p>
          </table:table-cell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3" office:value-type="string" calcext:value-type="string">
            <text:p>ACIONADOR ELETRONICO INV-151 15101 (732062)</text:p>
          </table:table-cell>
          <table:table-cell table:style-name="ce3" office:value-type="string" calcext:value-type="string">
            <text:p>i:\documentos\softwares\freescale\mp16\inv-151\151v01\151v01_1.60.sap</text:p>
          </table:table-cell>
        </table:table-row>
        <table:table-row table:style-name="ro1">
          <table:table-cell table:style-name="ce1" office:value-type="float" office:value="11435" calcext:value-type="float">
            <text:p>11435</text:p>
          </table:table-cell>
          <table:table-cell table:style-name="ce3" office:value-type="string" calcext:value-type="string">
            <text:p>CONTROLADOR DIGITAL DE TEMPERATURA COM TEMPORIZADOR INV-YA YA1-02-J-H-R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</table:table-row>
        <table:table-row table:style-name="ro1">
          <table:table-cell table:style-name="ce1" office:value-type="float" office:value="16252" calcext:value-type="float">
            <text:p>16252</text:p>
          </table:table-cell>
          <table:table-cell table:style-name="ce3" office:value-type="string" calcext:value-type="string">
            <text:p>CONTROLADOR DIGITAL DE TEMPERATURA COM TEMPORIZADOR INV-YA YA1-02-J-H-R-S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</table:table-row>
        <table:table-row table:style-name="ro1">
          <table:table-cell table:style-name="ce1" office:value-type="float" office:value="8103" calcext:value-type="float">
            <text:p>8103</text:p>
          </table:table-cell>
          <table:table-cell table:style-name="ce3" office:value-type="string" calcext:value-type="string">
            <text:p>CONTROLADOR DIGITAL DE TEMPERATURA COM TEMPORIZADOR INV-YA YA1-02-J-H-R2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</table:table-row>
        <table:table-row table:style-name="ro1">
          <table:table-cell table:style-name="ce1" office:value-type="float" office:value="10611" calcext:value-type="float">
            <text:p>10611</text:p>
          </table:table-cell>
          <table:table-cell table:style-name="ce3" office:value-type="string" calcext:value-type="string">
            <text:p>CONTROLADOR DIGITAL DE TEMPERATURA COM TEMPORIZADOR INV-YA YA1-02-J-H-S-S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</table:table-row>
        <table:table-row table:style-name="ro1">
          <table:table-cell table:style-name="ce1" office:value-type="float" office:value="15591" calcext:value-type="float">
            <text:p>15591</text:p>
          </table:table-cell>
          <table:table-cell table:style-name="ce3" office:value-type="string" calcext:value-type="string">
            <text:p>CONTROLADOR DIGITAL DE TEMPERATURA COM TEMPORIZADOR INV-YA YA1-02B-J-H-R1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</table:table-row>
        <table:table-row table:style-name="ro1">
          <table:table-cell table:style-name="ce1" office:value-type="float" office:value="15590" calcext:value-type="float">
            <text:p>15590</text:p>
          </table:table-cell>
          <table:table-cell table:style-name="ce3" office:value-type="string" calcext:value-type="string">
            <text:p>CONTROLADOR DIGITAL DE TEMPERATURA COM TEMPORIZADOR INV-YA YA1-02B-J-H-R2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</table:table-row>
        <table:table-row table:style-name="ro1">
          <table:table-cell table:style-name="ce1" office:value-type="float" office:value="15625" calcext:value-type="float">
            <text:p>15625</text:p>
          </table:table-cell>
          <table:table-cell table:style-name="ce3" office:value-type="string" calcext:value-type="string">
            <text:p>CONTROLADOR DIGITAL DE TEMPERATURA COM TEMPORIZADOR INV-YA YA1-02-K-H-R-R</text:p>
          </table:table-cell>
          <table:table-cell table:style-name="ce3" office:value-type="string" calcext:value-type="string">
            <text:p>i:\documentos\softwares\freescale\mp16\inv-179\179v01\179v01_1.40_k.sap</text:p>
          </table:table-cell>
        </table:table-row>
        <table:table-row table:style-name="ro1">
          <table:table-cell table:style-name="ce1" office:value-type="float" office:value="10369" calcext:value-type="float">
            <text:p>10369</text:p>
          </table:table-cell>
          <table:table-cell table:style-name="ce3" office:value-type="string" calcext:value-type="string">
            <text:p>CONTROLADOR DIGITAL DE TEMPERATURA COM TEMPORIZADOR INV-YA YA1-03-J-H</text:p>
          </table:table-cell>
          <table:table-cell table:style-name="ce3" office:value-type="string" calcext:value-type="string">
            <text:p>i:\documentos\softwares\freescale\mp16\inv-179\179v02\179v02_1.01_j.sap</text:p>
          </table:table-cell>
        </table:table-row>
        <table:table-row table:style-name="ro1">
          <table:table-cell table:style-name="ce1" office:value-type="float" office:value="11567" calcext:value-type="float">
            <text:p>11567</text:p>
          </table:table-cell>
          <table:table-cell table:style-name="ce3" office:value-type="string" calcext:value-type="string">
            <text:p>CONTROLADOR DIGITAL DE TEMPERATURA COM TEMPORIZADOR INV-YA YA1-04-J-H-R20-R</text:p>
          </table:table-cell>
          <table:table-cell table:style-name="ce3" office:value-type="string" calcext:value-type="string">
            <text:p>i:\documentos\softwares\freescale\mp16\inv-179\179v03\179v03_1.30_j.sap</text:p>
          </table:table-cell>
        </table:table-row>
        <table:table-row table:style-name="ro1">
          <table:table-cell table:style-name="ce1" office:value-type="float" office:value="8221" calcext:value-type="float">
            <text:p>8221</text:p>
          </table:table-cell>
          <table:table-cell table:style-name="ce3" office:value-type="string" calcext:value-type="string">
            <text:p>CONTROLADOR DIGITAL DE TEMPERATURA COM TEMPORIZADOR INV-YA YA1-01-J-H-R20-R</text:p>
          </table:table-cell>
          <table:table-cell table:style-name="ce3" office:value-type="string" calcext:value-type="string">
            <text:p>i:\documentos\softwares\freescale\mp16\inv-179\179v05\179v05_1.32_j.sap</text:p>
          </table:table-cell>
        </table:table-row>
        <table:table-row table:style-name="ro1">
          <table:table-cell table:style-name="ce1" office:value-type="float" office:value="10368" calcext:value-type="float">
            <text:p>10368</text:p>
          </table:table-cell>
          <table:table-cell table:style-name="ce3" office:value-type="string" calcext:value-type="string">
            <text:p>CONTROLADOR DIGITAL DE TEMPERATURA COM TEMPORIZADOR INV-YA YA1-01-J-L2-R20-R</text:p>
          </table:table-cell>
          <table:table-cell table:style-name="ce3" office:value-type="string" calcext:value-type="string">
            <text:p>i:\documentos\softwares\freescale\mp16\inv-179\179v05\179v05_1.32_j.sap</text:p>
          </table:table-cell>
        </table:table-row>
        <table:table-row table:style-name="ro1">
          <table:table-cell table:style-name="ce1" office:value-type="float" office:value="15589" calcext:value-type="float">
            <text:p>15589</text:p>
          </table:table-cell>
          <table:table-cell table:style-name="ce3" office:value-type="string" calcext:value-type="string">
            <text:p>CONTROLADOR DIGITAL DE TEMPERATURA COM TEMPORIZADOR INV-YA YA1-06-J-H-R</text:p>
          </table:table-cell>
          <table:table-cell table:style-name="ce3" office:value-type="string" calcext:value-type="string">
            <text:p>i:\documentos\softwares\freescale\mp16\inv-179\179v06\179v06_1.02.sap</text:p>
          </table:table-cell>
        </table:table-row>
        <table:table-row table:style-name="ro1">
          <table:table-cell table:style-name="ce1" office:value-type="float" office:value="15199" calcext:value-type="float">
            <text:p>15199</text:p>
          </table:table-cell>
          <table:table-cell table:style-name="ce3" office:value-type="string" calcext:value-type="string">
            <text:p>CONTROLADOR DIGITAL DE TEMPERATURA COM TEMPORIZADOR INV-YA YA1-02A-J-H-S-S</text:p>
          </table:table-cell>
          <table:table-cell table:style-name="ce3" office:value-type="string" calcext:value-type="string">
            <text:p>i:\documentos\softwares\freescale\mp16\inv-179\179v08\179v08_1.00_j.sap</text:p>
          </table:table-cell>
        </table:table-row>
        <table:table-row table:style-name="ro1">
          <table:table-cell table:style-name="ce1" office:value-type="float" office:value="7700" calcext:value-type="float">
            <text:p>7700</text:p>
          </table:table-cell>
          <table:table-cell table:style-name="ce3" office:value-type="string" calcext:value-type="string">
            <text:p>PLACA DE CIRCUITO IMPRESSO PARA CONTROLADOR DIGITAL DE TEMPERATURA COM TEMPORIZADOR INV-180 18001</text:p>
          </table:table-cell>
          <table:table-cell table:style-name="ce3" office:value-type="string" calcext:value-type="string">
            <text:p>i:\documentos\softwares\freescale\mp16\inv-180\180v01\180v01_0.80_j.sap</text:p>
          </table:table-cell>
        </table:table-row>
        <table:table-row table:style-name="ro1">
          <table:table-cell table:style-name="ce1" office:value-type="float" office:value="10436" calcext:value-type="float">
            <text:p>10436</text:p>
          </table:table-cell>
          <table:table-cell table:style-name="ce3" office:value-type="string" calcext:value-type="string">
            <text:p>PLACA DE CIRCUITO IMPRESSO PARA CONTROLADOR DIGITAL DE TEMPERATURA COM TEMPORIZADOR INV-180 18002</text:p>
          </table:table-cell>
          <table:table-cell table:style-name="ce3" office:value-type="string" calcext:value-type="string">
            <text:p>i:\documentos\softwares\freescale\mp16\inv-180\180v02\180v02_0.53_j.sap</text:p>
          </table:table-cell>
        </table:table-row>
        <table:table-row table:style-name="ro1">
          <table:table-cell table:style-name="ce1" office:value-type="float" office:value="16192" calcext:value-type="float">
            <text:p>16192</text:p>
          </table:table-cell>
          <table:table-cell table:style-name="ce3" office:value-type="string" calcext:value-type="string">
            <text:p>PLACA DE CIRCUITO IMPRESSO PARA CONTROLADOR DIGITAL DE TEMPERATURA COM TEMPORIZADOR INV-180 18005</text:p>
          </table:table-cell>
          <table:table-cell table:style-name="ce3" office:value-type="string" calcext:value-type="string">
            <text:p>i:\documentos\softwares\freescale\mp16\inv-180\180v04\180v04_1.60_j.sap</text:p>
          </table:table-cell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3" office:value-type="string" calcext:value-type="string">
            <text:p>CONTROLADOR DIGITAL DE TEMPERATURA INV-200 20011/J</text:p>
          </table:table-cell>
          <table:table-cell table:style-name="ce3" office:value-type="string" calcext:value-type="string">
            <text:p>i:\documentos\softwares\freescale\mp16\inv-200\200v11\200v11_2.30_j.sap</text:p>
          </table:table-cell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3" office:value-type="string" calcext:value-type="string">
            <text:p>CONTROLADOR DIGITAL DE TEMPERATURA INV-200 20012/J</text:p>
          </table:table-cell>
          <table:table-cell table:style-name="ce3" office:value-type="string" calcext:value-type="string">
            <text:p>i:\documentos\softwares\freescale\mp16\inv-200\200v12\200v12_1.11.sap</text:p>
          </table:table-cell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table:style-name="ce3" office:value-type="string" calcext:value-type="string">
            <text:p>CONTROLADOR DIGITAL DE TEMPERATURA INV-200 20015/J</text:p>
          </table:table-cell>
          <table:table-cell table:style-name="ce3" office:value-type="string" calcext:value-type="string">
            <text:p>i:\documentos\softwares\freescale\mp16\inv-200\200v15\200v15_1.43_j.sap</text:p>
          </table:table-cell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table:style-name="ce3" office:value-type="string" calcext:value-type="string">
            <text:p>CONTROLADOR DIGITAL DE TEMPERATURA INV-200 20014-01/J</text:p>
          </table:table-cell>
          <table:table-cell table:style-name="ce3" office:value-type="string" calcext:value-type="string">
            <text:p>i:\documentos\softwares\freescale\mp16\inv-200\200v17\200v17_1.32_j.sap</text:p>
          </table:table-cell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table:style-name="ce3" office:value-type="string" calcext:value-type="string">
            <text:p>CONTROLADOR DIGITAL DE TEMPERATURA INV-200 20016/J</text:p>
          </table:table-cell>
          <table:table-cell table:style-name="ce3" office:value-type="string" calcext:value-type="string">
            <text:p>i:\documentos\softwares\freescale\mp16\inv-200\200v18\200v18_1.55_j.sap</text:p>
          </table:table-cell>
        </table:table-row>
        <table:table-row table:style-name="ro1">
          <table:table-cell table:style-name="ce1" office:value-type="float" office:value="12686" calcext:value-type="float">
            <text:p>12686</text:p>
          </table:table-cell>
          <table:table-cell table:style-name="ce3" office:value-type="string" calcext:value-type="string">
            <text:p>CONTROLADOR DIGITAL DE TEMPERATURA INV-200 20020/J/SSR</text:p>
          </table:table-cell>
          <table:table-cell table:style-name="ce3" office:value-type="string" calcext:value-type="string">
            <text:p>i:\documentos\softwares\freescale\mp16\inv-200\200v25\200v25_1.20_j.sap</text:p>
          </table:table-cell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table:style-name="ce3" office:value-type="string" calcext:value-type="string">
            <text:p>CONTROLADOR DIGITAL DE TEMPERATURA INV-200 20204-01/PT100/RR 10~30V</text:p>
          </table:table-cell>
          <table:table-cell table:style-name="ce3" office:value-type="string" calcext:value-type="string">
            <text:p>i:\documentos\softwares\freescale\mp16\inv-202\202v04\202v04_2.50_pt100.sap</text:p>
          </table:table-cell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3" office:value-type="string" calcext:value-type="string">
            <text:p>ACIONADOR ELETRONICO INV-204 20401</text:p>
          </table:table-cell>
          <table:table-cell table:style-name="ce3" office:value-type="string" calcext:value-type="string">
            <text:p>i:\documentos\softwares\freescale\mp16\inv-204\204v01\204v01_1.63.sap</text:p>
          </table:table-cell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3" office:value-type="string" calcext:value-type="string">
            <text:p>ACIONADOR ELETRONICO INV-204 20402</text:p>
          </table:table-cell>
          <table:table-cell table:style-name="ce3" office:value-type="string" calcext:value-type="string">
            <text:p>i:\documentos\softwares\freescale\mp16\inv-204\204v02\204v02_1.22.sap</text:p>
          </table:table-cell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table:style-name="ce3" office:value-type="string" calcext:value-type="string">
            <text:p>ACIONADOR ELETRONICO INV-204 20403-01 24V</text:p>
          </table:table-cell>
          <table:table-cell table:style-name="ce3" office:value-type="string" calcext:value-type="string">
            <text:p>i:\documentos\softwares\freescale\mp16\inv-204\204v03\204v03_1.31.sap</text:p>
          </table:table-cell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 table:style-name="ce3" office:value-type="string" calcext:value-type="string">
            <text:p>ACIONADOR ELETRONICO INV-204 20404</text:p>
          </table:table-cell>
          <table:table-cell table:style-name="ce3" office:value-type="string" calcext:value-type="string">
            <text:p>i:\documentos\softwares\freescale\mp16\inv-204\204v04\204v04_3.31.sap</text:p>
          </table:table-cell>
        </table:table-row>
        <table:table-row table:style-name="ro1">
          <table:table-cell table:style-name="ce1" office:value-type="float" office:value="7350" calcext:value-type="float">
            <text:p>7350</text:p>
          </table:table-cell>
          <table:table-cell table:style-name="ce3" office:value-type="string" calcext:value-type="string">
            <text:p>CONTROLADOR DIGITAL DE TEMPERATURA INV-206 20601</text:p>
          </table:table-cell>
          <table:table-cell table:style-name="ce3" office:value-type="string" calcext:value-type="string">
            <text:p>i:\documentos\softwares\freescale\mp16\inv-206\206v01\206v01_2.34.sap</text:p>
          </table:table-cell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table:style-name="ce3" office:value-type="string" calcext:value-type="string">
            <text:p>CONTROLADOR DIGITAL DE TEMPERATURA INV-206 20605 12V</text:p>
          </table:table-cell>
          <table:table-cell table:style-name="ce3" office:value-type="string" calcext:value-type="string">
            <text:p>i:\documentos\softwares\freescale\mp16\inv-206\206v05\206v05_2.20_j.sap</text:p>
          </table:table-cell>
        </table:table-row>
        <table:table-row table:style-name="ro1">
          <table:table-cell table:style-name="ce1" office:value-type="float" office:value="9706" calcext:value-type="float">
            <text:p>9706</text:p>
          </table:table-cell>
          <table:table-cell table:style-name="ce3" office:value-type="string" calcext:value-type="string">
            <text:p>CONTROLADOR DIGITAL DE TEMPERATURA INV-206 20606</text:p>
          </table:table-cell>
          <table:table-cell table:style-name="ce3" office:value-type="string" calcext:value-type="string">
            <text:p>i:\documentos\softwares\freescale\mp16\inv-206\206v06\206v06_1.05.sap</text:p>
          </table:table-cell>
        </table:table-row>
        <table:table-row table:style-name="ro1">
          <table:table-cell table:style-name="ce1" office:value-type="float" office:value="12698" calcext:value-type="float">
            <text:p>12698</text:p>
          </table:table-cell>
          <table:table-cell table:style-name="ce3" office:value-type="string" calcext:value-type="string">
            <text:p>CONTROLADOR DIGITAL DE TEMPERATURA INV-206 20606 24V</text:p>
          </table:table-cell>
          <table:table-cell table:style-name="ce3" office:value-type="string" calcext:value-type="string">
            <text:p>i:\documentos\softwares\freescale\mp16\inv-206\206v06\206v06_1.05.sap</text:p>
          </table:table-cell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3" office:value-type="string" calcext:value-type="string">
            <text:p>CONTROLADOR DIGITAL DE TEMPERATURA INV-200 20801-01</text:p>
          </table:table-cell>
          <table:table-cell table:style-name="ce3" office:value-type="string" calcext:value-type="string">
            <text:p>i:\documentos\softwares\freescale\mp16\inv-208\208v02\208v02_1.11_j.sap</text:p>
          </table:table-cell>
        </table:table-row>
        <table:table-row table:style-name="ro1">
          <table:table-cell table:style-name="ce1" office:value-type="float" office:value="1404" calcext:value-type="float">
            <text:p>1404</text:p>
          </table:table-cell>
          <table:table-cell table:style-name="ce3" office:value-type="string" calcext:value-type="string">
            <text:p>CONTROLADOR DIGITAL DE TEMPERATURA INV-200 21001/J 24V</text:p>
          </table:table-cell>
          <table:table-cell table:style-name="ce3" office:value-type="string" calcext:value-type="string">
            <text:p>i:\documentos\softwares\freescale\mp16\inv-210\210v01\210v01_1.11_j.sap</text:p>
          </table:table-cell>
        </table:table-row>
        <table:table-row table:style-name="ro1">
          <table:table-cell table:style-name="ce1" office:value-type="float" office:value="10658" calcext:value-type="float">
            <text:p>10658</text:p>
          </table:table-cell>
          <table:table-cell table:style-name="ce3" office:value-type="string" calcext:value-type="string">
            <text:p>CONTROLADOR DIGITAL DE TEMPERATURA INV-200 21101/J</text:p>
          </table:table-cell>
          <table:table-cell table:style-name="ce3" office:value-type="string" calcext:value-type="string">
            <text:p>i:\documentos\softwares\freescale\mp16\inv-211\211v01\211v01_1.210_j.sap</text:p>
          </table:table-cell>
        </table:table-row>
        <table:table-row table:style-name="ro1">
          <table:table-cell table:style-name="ce1" office:value-type="float" office:value="10845" calcext:value-type="float">
            <text:p>10845</text:p>
          </table:table-cell>
          <table:table-cell table:style-name="ce3" office:value-type="string" calcext:value-type="string">
            <text:p>CONTROLADOR DIGITAL DE TEMPERATURA INV-200 21101/J 24V</text:p>
          </table:table-cell>
          <table:table-cell table:style-name="ce3" office:value-type="string" calcext:value-type="string">
            <text:p>i:\documentos\softwares\freescale\mp16\inv-211\211v01\211v01_1.210_j.sap</text:p>
          </table:table-cell>
        </table:table-row>
        <table:table-row table:style-name="ro1">
          <table:table-cell table:style-name="ce1" office:value-type="float" office:value="7578" calcext:value-type="float">
            <text:p>7578</text:p>
          </table:table-cell>
          <table:table-cell table:style-name="ce3" office:value-type="string" calcext:value-type="string">
            <text:p>CONTROLADOR DIGITAL DE TEMPERATURA INV-400 40003/RRS/J</text:p>
          </table:table-cell>
          <table:table-cell table:style-name="ce3" office:value-type="string" calcext:value-type="string">
            <text:p>i:\documentos\softwares\freescale\mp16\inv-400\400v02\400v02_2.30_j.sap</text:p>
          </table:table-cell>
        </table:table-row>
        <table:table-row table:style-name="ro1">
          <table:table-cell table:style-name="ce1" office:value-type="float" office:value="7888" calcext:value-type="float">
            <text:p>7888</text:p>
          </table:table-cell>
          <table:table-cell table:style-name="ce3" office:value-type="string" calcext:value-type="string">
            <text:p>CONTROLADOR DIGITAL DE TEMPERATURA INV-400 40003/RSS/M 24V</text:p>
          </table:table-cell>
          <table:table-cell table:style-name="ce3" office:value-type="string" calcext:value-type="string">
            <text:p>i:\documentos\softwares\freescale\mp16\inv-400\400v02\400v02_2.30_m.sap</text:p>
          </table:table-cell>
        </table:table-row>
        <table:table-row table:style-name="ro1">
          <table:table-cell table:style-name="ce1" office:value-type="float" office:value="1646" calcext:value-type="float">
            <text:p>1646</text:p>
          </table:table-cell>
          <table:table-cell table:style-name="ce3" office:value-type="string" calcext:value-type="string">
            <text:p>CONTROLADOR DIGITAL DE TEMPERATURA INV-400 40004/RRR/J</text:p>
          </table:table-cell>
          <table:table-cell table:style-name="ce3" office:value-type="string" calcext:value-type="string">
            <text:p>i:\documentos\softwares\freescale\mp16\inv-400\400v03\400v03_1.10_j.sap</text:p>
          </table:table-cell>
        </table:table-row>
        <table:table-row table:style-name="ro1">
          <table:table-cell table:style-name="ce1" office:value-type="float" office:value="7588" calcext:value-type="float">
            <text:p>7588</text:p>
          </table:table-cell>
          <table:table-cell table:style-name="ce3" office:value-type="string" calcext:value-type="string">
            <text:p>CONTROLADOR DIGITAL DE TEMPERATURA INV-400 40102/SS/J</text:p>
          </table:table-cell>
          <table:table-cell table:style-name="ce3" office:value-type="string" calcext:value-type="string">
            <text:p>i:\documentos\softwares\freescale\mp16\inv-401\401v01\401v01_2.61_j_bimanual.sap</text:p>
          </table:table-cell>
        </table:table-row>
        <table:table-row table:style-name="ro1">
          <table:table-cell table:style-name="ce1" office:value-type="float" office:value="8318" calcext:value-type="float">
            <text:p>8318</text:p>
          </table:table-cell>
          <table:table-cell table:style-name="ce3" office:value-type="string" calcext:value-type="string">
            <text:p>CONTROLADOR DIGITAL DE TEMPERATURA INV-400 40105/RR/J</text:p>
          </table:table-cell>
          <table:table-cell table:style-name="ce3" office:value-type="string" calcext:value-type="string">
            <text:p>i:\documentos\softwares\freescale\mp16\inv-401\401v01\401v01_2.61_j_bimanual.sap</text:p>
          </table:table-cell>
        </table:table-row>
        <table:table-row table:style-name="ro1">
          <table:table-cell table:style-name="ce1" office:value-type="float" office:value="1648" calcext:value-type="float">
            <text:p>1648</text:p>
          </table:table-cell>
          <table:table-cell table:style-name="ce3" office:value-type="string" calcext:value-type="string">
            <text:p>KIT MECANICA</text:p>
          </table:table-cell>
          <table:table-cell table:style-name="ce3" office:value-type="string" calcext:value-type="string">
            <text:p>i:\documentos\softwares\freescale\mp16\inv-401\401v03\401v03_1.04_j.sap</text:p>
          </table:table-cell>
        </table:table-row>
        <table:table-row table:style-name="ro1">
          <table:table-cell table:style-name="ce1" office:value-type="float" office:value="7941" calcext:value-type="float">
            <text:p>7941</text:p>
          </table:table-cell>
          <table:table-cell table:style-name="ce3" office:value-type="string" calcext:value-type="string">
            <text:p>CONTROLADOR DIGITAL DE TEMPERATURA INV-400 40103/J</text:p>
          </table:table-cell>
          <table:table-cell table:style-name="ce3" office:value-type="string" calcext:value-type="string">
            <text:p>i:\documentos\softwares\freescale\mp16\inv-401\401v03\401v03_1.20_j.sap</text:p>
          </table:table-cell>
        </table:table-row>
        <table:table-row table:style-name="ro1">
          <table:table-cell table:style-name="ce1" office:value-type="float" office:value="1649" calcext:value-type="float">
            <text:p>1649</text:p>
          </table:table-cell>
          <table:table-cell table:style-name="ce3" office:value-type="string" calcext:value-type="string">
            <text:p>CONTROLADOR DIGITAL DE TEMPERATURA INV-400 40104/J</text:p>
          </table:table-cell>
          <table:table-cell table:style-name="ce3" office:value-type="string" calcext:value-type="string">
            <text:p>i:\documentos\softwares\freescale\mp16\inv-401\401v04\401v04_1.10_j.sap</text:p>
          </table:table-cell>
        </table:table-row>
        <table:table-row table:style-name="ro1">
          <table:table-cell table:style-name="ce1" office:value-type="float" office:value="11051" calcext:value-type="float">
            <text:p>11051</text:p>
          </table:table-cell>
          <table:table-cell table:style-name="ce3" office:value-type="string" calcext:value-type="string">
            <text:p>CONTROLADOR DIGITAL DE TEMPERATURA INV-400 40108/J</text:p>
          </table:table-cell>
          <table:table-cell table:style-name="ce3" office:value-type="string" calcext:value-type="string">
            <text:p>i:\documentos\softwares\freescale\mp16\inv-401\401v07\401v07_1.43_j.sap</text:p>
          </table:table-cell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table:style-name="ce3" office:value-type="string" calcext:value-type="string">
            <text:p>ACIONADOR ELETRONICO INV-400 40401</text:p>
          </table:table-cell>
          <table:table-cell table:style-name="ce3" office:value-type="string" calcext:value-type="string">
            <text:p>i:\documentos\softwares\freescale\mp16\inv-404\404v01\404v01_1.31.sap</text:p>
          </table:table-cell>
        </table:table-row>
        <table:table-row table:style-name="ro1">
          <table:table-cell table:style-name="ce1" office:value-type="float" office:value="10748" calcext:value-type="float">
            <text:p>10748</text:p>
          </table:table-cell>
          <table:table-cell table:style-name="ce3" office:value-type="string" calcext:value-type="string">
            <text:p>ACIONADOR ELETRONICO INV-400 40402</text:p>
          </table:table-cell>
          <table:table-cell table:style-name="ce3" office:value-type="string" calcext:value-type="string">
            <text:p>i:\documentos\softwares\freescale\mp16\inv-404\404v02\404v02_1.16.sap</text:p>
          </table:table-cell>
        </table:table-row>
        <table:table-row table:style-name="ro1">
          <table:table-cell table:style-name="ce1" office:value-type="float" office:value="7938" calcext:value-type="float">
            <text:p>7938</text:p>
          </table:table-cell>
          <table:table-cell table:style-name="ce3" office:value-type="string" calcext:value-type="string">
            <text:p>CONTROLADOR DIGITAL DE TEMPERATURA INV-400 40501/J</text:p>
          </table:table-cell>
          <table:table-cell table:style-name="ce3" office:value-type="string" calcext:value-type="string">
            <text:p>i:\documentos\softwares\freescale\mp16\inv-405\405v01\405v01_1.10_j.sap</text:p>
          </table:table-cell>
        </table:table-row>
        <table:table-row table:style-name="ro1">
          <table:table-cell table:style-name="ce1" office:value-type="float" office:value="10448" calcext:value-type="float">
            <text:p>10448</text:p>
          </table:table-cell>
          <table:table-cell table:style-name="ce3" office:value-type="string" calcext:value-type="string">
            <text:p>CONTROLADOR DIGITAL DE TEMPERATURA INV-400 40701/SSS/J</text:p>
          </table:table-cell>
          <table:table-cell table:style-name="ce3" office:value-type="string" calcext:value-type="string">
            <text:p>i:\documentos\softwares\freescale\mp16\inv-407\407v01\407v01_1.01_j.sap</text:p>
          </table:table-cell>
        </table:table-row>
        <table:table-row table:style-name="ro1">
          <table:table-cell table:style-name="ce1" office:value-type="float" office:value="12447" calcext:value-type="float">
            <text:p>12447</text:p>
          </table:table-cell>
          <table:table-cell table:style-name="ce3" office:value-type="string" calcext:value-type="string">
            <text:p>CONTROLADOR DIGITAL DE TEMPERATURA INV-46 46101-03/J/RR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table:style-name="ce3" office:value-type="string" calcext:value-type="string">
            <text:p>CONTROLADOR DIGITAL DE TEMPERATURA INV-46 46101/J/RR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</table:table-row>
        <table:table-row table:style-name="ro1">
          <table:table-cell table:style-name="ce1" office:value-type="float" office:value="1352" calcext:value-type="float">
            <text:p>1352</text:p>
          </table:table-cell>
          <table:table-cell table:style-name="ce3" office:value-type="string" calcext:value-type="string">
            <text:p>CONTROLADOR DIGITAL DE TEMPERATURA INV-46 46101/J/RR 24V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</table:table-row>
        <table:table-row table:style-name="ro1">
          <table:table-cell table:style-name="ce1" office:value-type="float" office:value="7984" calcext:value-type="float">
            <text:p>7984</text:p>
          </table:table-cell>
          <table:table-cell table:style-name="ce3" office:value-type="string" calcext:value-type="string">
            <text:p>CONTROLADOR DIGITAL DE TEMPERATURA INV-46 46101/J/RS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</table:table-row>
        <table:table-row table:style-name="ro1">
          <table:table-cell table:style-name="ce1" office:value-type="float" office:value="1355" calcext:value-type="float">
            <text:p>1355</text:p>
          </table:table-cell>
          <table:table-cell table:style-name="ce3" office:value-type="string" calcext:value-type="string">
            <text:p>CONTROLADOR DIGITAL DE TEMPERATURA INV-46 46101/J/RS 24V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</table:table-row>
        <table:table-row table:style-name="ro1">
          <table:table-cell table:style-name="ce1" office:value-type="float" office:value="10806" calcext:value-type="float">
            <text:p>10806</text:p>
          </table:table-cell>
          <table:table-cell table:style-name="ce3" office:value-type="string" calcext:value-type="string">
            <text:p>CONTROLADOR DIGITAL DE TEMPERATURA INV-46 46101/J/SS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</table:table-row>
        <table:table-row table:style-name="ro1">
          <table:table-cell table:style-name="ce1" office:value-type="float" office:value="1636" calcext:value-type="float">
            <text:p>1636</text:p>
          </table:table-cell>
          <table:table-cell table:style-name="ce3" office:value-type="string" calcext:value-type="string">
            <text:p>CONTROLADOR DIGITAL DE TEMPERATURA INV-46 46101/M/RR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table:style-name="ce3" office:value-type="string" calcext:value-type="string">
            <text:p>CONTROLADOR DIGITAL DE TEMPERATURA INV-46 46101/M/RR 12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</table:table-row>
        <table:table-row table:style-name="ro1">
          <table:table-cell table:style-name="ce1" office:value-type="float" office:value="1353" calcext:value-type="float">
            <text:p>1353</text:p>
          </table:table-cell>
          <table:table-cell table:style-name="ce3" office:value-type="string" calcext:value-type="string">
            <text:p>CONTROLADOR DIGITAL DE TEMPERATURA INV-46 46101/M/RR 24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</table:table-row>
        <table:table-row table:style-name="ro1">
          <table:table-cell table:style-name="ce1" office:value-type="float" office:value="7956" calcext:value-type="float">
            <text:p>7956</text:p>
          </table:table-cell>
          <table:table-cell table:style-name="ce3" office:value-type="string" calcext:value-type="string">
            <text:p>CONTROLADOR DIGITAL DE TEMPERATURA INV-46 46101/M/RR-10~30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</table:table-row>
        <table:table-row table:style-name="ro1">
          <table:table-cell table:style-name="ce1" office:value-type="float" office:value="1638" calcext:value-type="float">
            <text:p>1638</text:p>
          </table:table-cell>
          <table:table-cell table:style-name="ce3" office:value-type="string" calcext:value-type="string">
            <text:p>CONTROLADOR DIGITAL DE TEMPERATURA INV-46 46101/M/RS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table:style-name="ce3" office:value-type="string" calcext:value-type="string">
            <text:p>CONTROLADOR DIGITAL DE TEMPERATURA INV-46 46101/M/SS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</table:table-row>
        <table:table-row table:style-name="ro1">
          <table:table-cell table:style-name="ce1" office:value-type="float" office:value="1619" calcext:value-type="float">
            <text:p>1619</text:p>
          </table:table-cell>
          <table:table-cell table:style-name="ce3" office:value-type="string" calcext:value-type="string">
            <text:p>CONTROLADOR DIGITAL DE TEMPERATURA INV-46 46102/J</text:p>
          </table:table-cell>
          <table:table-cell table:style-name="ce3" office:value-type="string" calcext:value-type="string">
            <text:p>i:\documentos\softwares\freescale\mp16\inv-46\46v04\46v04_2.10_j.sap</text:p>
          </table:table-cell>
        </table:table-row>
        <table:table-row table:style-name="ro1">
          <table:table-cell table:style-name="ce1" office:value-type="float" office:value="1354" calcext:value-type="float">
            <text:p>1354</text:p>
          </table:table-cell>
          <table:table-cell table:style-name="ce3" office:value-type="string" calcext:value-type="string">
            <text:p>CONTROLADOR DIGITAL DE TEMPERATURA INV-46 46102/J 24V</text:p>
          </table:table-cell>
          <table:table-cell table:style-name="ce3" office:value-type="string" calcext:value-type="string">
            <text:p>i:\documentos\softwares\freescale\mp16\inv-46\46v04\46v04_2.10_j.sap</text:p>
          </table:table-cell>
        </table:table-row>
        <table:table-row table:style-name="ro1">
          <table:table-cell table:style-name="ce1" office:value-type="float" office:value="7608" calcext:value-type="float">
            <text:p>7608</text:p>
          </table:table-cell>
          <table:table-cell table:style-name="ce3" office:value-type="string" calcext:value-type="string">
            <text:p>CONTROLADOR DIGITAL DE TEMPERATURA INV-46 46102/M</text:p>
          </table:table-cell>
          <table:table-cell table:style-name="ce3" office:value-type="string" calcext:value-type="string">
            <text:p>i:\documentos\softwares\freescale\mp16\inv-46\46v04\46v04_2.10_m.sap</text:p>
          </table:table-cell>
        </table:table-row>
        <table:table-row table:style-name="ro1">
          <table:table-cell table:style-name="ce1" office:value-type="float" office:value="7628" calcext:value-type="float">
            <text:p>7628</text:p>
          </table:table-cell>
          <table:table-cell table:style-name="ce3" office:value-type="string" calcext:value-type="string">
            <text:p>AMPERIMETRO DIGITAL INV-98 98102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</table:table-row>
        <table:table-row table:style-name="ro1">
          <table:table-cell table:style-name="ce1" office:value-type="float" office:value="12070" calcext:value-type="float">
            <text:p>12070</text:p>
          </table:table-cell>
          <table:table-cell table:style-name="ce3" office:value-type="string" calcext:value-type="string">
            <text:p>AMPERIMETRO DIGITAL INV-98 98102 12V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</table:table-row>
        <table:table-row table:style-name="ro1">
          <table:table-cell table:style-name="ce1" office:value-type="float" office:value="8008" calcext:value-type="float">
            <text:p>8008</text:p>
          </table:table-cell>
          <table:table-cell table:style-name="ce3" office:value-type="string" calcext:value-type="string">
            <text:p>AMPERIMETRO DIGITAL INV-98 98102 24V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</table:table-row>
        <table:table-row table:style-name="ro1">
          <table:table-cell table:style-name="ce1" office:value-type="float" office:value="8032" calcext:value-type="float">
            <text:p>8032</text:p>
          </table:table-cell>
          <table:table-cell table:style-name="ce3" office:value-type="string" calcext:value-type="string">
            <text:p>VOLTIMETRO DIGITAL INV-98 98103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</table:table-row>
        <table:table-row table:style-name="ro1">
          <table:table-cell table:style-name="ce1" office:value-type="float" office:value="8027" calcext:value-type="float">
            <text:p>8027</text:p>
          </table:table-cell>
          <table:table-cell table:style-name="ce3" office:value-type="string" calcext:value-type="string">
            <text:p>VOLTIMETRO DIGITAL INV-98 98103 12V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</table:table-row>
        <table:table-row table:style-name="ro1">
          <table:table-cell table:style-name="ce1" office:value-type="float" office:value="8024" calcext:value-type="float">
            <text:p>8024</text:p>
          </table:table-cell>
          <table:table-cell table:style-name="ce3" office:value-type="string" calcext:value-type="string">
            <text:p>VOLTIMETRO DIGITAL INV-98 98103 24V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</table:table-row>
        <table:table-row table:style-name="ro1">
          <table:table-cell table:style-name="ce1" office:value-type="float" office:value="2915" calcext:value-type="float">
            <text:p>2915</text:p>
          </table:table-cell>
          <table:table-cell table:style-name="ce3" office:value-type="string" calcext:value-type="string">
            <text:p>JIGA DE TESTE INV-133 DAQ 1.9</text:p>
          </table:table-cell>
          <table:table-cell table:style-name="ce3" office:value-type="string" calcext:value-type="string">
            <text:p>i:\documentos\softwares\giga de testes (daq)\inv-133pl1m2_r2.00\jm128\133v02_2.00.sap</text:p>
          </table:table-cell>
        </table:table-row>
        <table:table-row table:style-name="ro1">
          <table:table-cell table:style-name="ce1" office:value-type="float" office:value="2916" calcext:value-type="float">
            <text:p>2916</text:p>
          </table:table-cell>
          <table:table-cell table:style-name="ce3" office:value-type="string" calcext:value-type="string">
            <text:p>PLACA PRONTA INV-133M2 PL2_2.0 SMD</text:p>
          </table:table-cell>
          <table:table-cell table:style-name="ce3" office:value-type="string" calcext:value-type="string">
            <text:p>i:\documentos\softwares\giga de testes (daq)\inv-133pl2m2_r2.00\133pl2v01_1.00.stp</text:p>
          </table:table-cell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3" office:value-type="string" calcext:value-type="string">
            <text:p>ACIONADOR ELETRONICO INV-144 14401</text:p>
          </table:table-cell>
          <table:table-cell table:style-name="ce3" office:value-type="string" calcext:value-type="string">
            <text:p>i:\documentos\softwares\microchip\10f202\inv-144\144v01_1.00.hex</text:p>
          </table:table-cell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3" office:value-type="string" calcext:value-type="string">
            <text:p>CALIBRADOR INV-132 INV-13201</text:p>
          </table:table-cell>
          <table:table-cell table:style-name="ce3" office:value-type="string" calcext:value-type="string">
            <text:p>i:\documentos\softwares\microchip\16f1938\inv-13200\132v01_1.00.hex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3" office:value-type="string" calcext:value-type="string">
            <text:p>CONTROLADOR DIGITAL DE TEMPERATURA INV-54 54101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table:style-name="ce3" office:value-type="string" calcext:value-type="string">
            <text:p>CONTROLADOR DIGITAL DE TEMPERATURA INV-54 54101 24V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3" office:value-type="string" calcext:value-type="string">
            <text:p>CONTROLADOR DIGITAL DE TEMPERATURA INV-54 54101-04 (005907.01)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3" office:value-type="string" calcext:value-type="string">
            <text:p>CONTROLADOR DIGITAL DE TEMPERATURA INV-54 54101-08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3" office:value-type="string" calcext:value-type="string">
            <text:p>CONTROLADOR DIGITAL DE TEMPERATURA INV-54 54101-09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</table:table-row>
        <table:table-row table:style-name="ro1">
          <table:table-cell table:style-name="ce1" office:value-type="float" office:value="9960" calcext:value-type="float">
            <text:p>9960</text:p>
          </table:table-cell>
          <table:table-cell table:style-name="ce3" office:value-type="string" calcext:value-type="string">
            <text:p>CONTROLADOR DIGITAL DE TEMPERATURA INV-54 54101-11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</table:table-row>
        <table:table-row table:style-name="ro1">
          <table:table-cell table:style-name="ce1" office:value-type="float" office:value="11758" calcext:value-type="float">
            <text:p>11758</text:p>
          </table:table-cell>
          <table:table-cell table:style-name="ce3" office:value-type="string" calcext:value-type="string">
            <text:p>CONTROLADOR DIGITAL DE TEMPERATURA INV-54 54101-12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3" office:value-type="string" calcext:value-type="string">
            <text:p>CONTROLADOR DIGITAL DE TEMPERATURA INV-54 54103</text:p>
          </table:table-cell>
          <table:table-cell table:style-name="ce3" office:value-type="string" calcext:value-type="string">
            <text:p>i:\documentos\softwares\microchip\16f1938\inv-54100\54v16\54v16_2.81.hex</text:p>
          </table:table-cell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table:style-name="ce3" office:value-type="string" calcext:value-type="string">
            <text:p>CONTROLADOR DIGITAL DE TEMPERATURA INV-54 54103 24V</text:p>
          </table:table-cell>
          <table:table-cell table:style-name="ce3" office:value-type="string" calcext:value-type="string">
            <text:p>i:\documentos\softwares\microchip\16f1938\inv-54100\54v16\54v16_2.81.hex</text:p>
          </table:table-cell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3" office:value-type="string" calcext:value-type="string">
            <text:p>CONTROLADOR DIGITAL DE TEMPERATURA INV-54 54104</text:p>
          </table:table-cell>
          <table:table-cell table:style-name="ce3" office:value-type="string" calcext:value-type="string">
            <text:p>i:\documentos\softwares\microchip\16f1938\inv-54100\54v17\54v17_2.20.hex</text:p>
          </table:table-cell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3" office:value-type="string" calcext:value-type="string">
            <text:p>CONTROLADOR DIGITAL DE TEMPERATURA INV-54 54101-02</text:p>
          </table:table-cell>
          <table:table-cell table:style-name="ce3" office:value-type="string" calcext:value-type="string">
            <text:p>i:\documentos\softwares\microchip\16f1938\inv-54100\54v19\54v19_3.01.hex</text:p>
          </table:table-cell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3" office:value-type="string" calcext:value-type="string">
            <text:p>CONTROLADOR DIGITAL DE TEMPERATURA INV-54 54106</text:p>
          </table:table-cell>
          <table:table-cell table:style-name="ce3" office:value-type="string" calcext:value-type="string">
            <text:p>i:\documentos\softwares\microchip\16f1938\inv-54100\54v20\54v20_2.30.hex</text:p>
          </table:table-cell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3" office:value-type="string" calcext:value-type="string">
            <text:p>CONTROLADOR DIGITAL DE TEMPERATURA INV-54 54105</text:p>
          </table:table-cell>
          <table:table-cell table:style-name="ce3" office:value-type="string" calcext:value-type="string">
            <text:p>i:\documentos\softwares\microchip\16f1938\inv-54100\54v22\54v22_1.61.hex</text:p>
          </table:table-cell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table:style-name="ce3" office:value-type="string" calcext:value-type="string">
            <text:p>CONTROLADOR DIGITAL DE TEMPERATURA INV-54 54108</text:p>
          </table:table-cell>
          <table:table-cell table:style-name="ce3" office:value-type="string" calcext:value-type="string">
            <text:p>i:\documentos\softwares\microchip\16f1938\inv-54100\54v23\54v23_1.61.hex</text:p>
          </table:table-cell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table:style-name="ce3" office:value-type="string" calcext:value-type="string">
            <text:p>CONTROLADOR DIGITAL DE TEMPERATURA INV-54 54109</text:p>
          </table:table-cell>
          <table:table-cell table:style-name="ce3" office:value-type="string" calcext:value-type="string">
            <text:p>i:\documentos\softwares\microchip\16f1938\inv-54100\54v24\54v24_1.31_i2c.hex</text:p>
          </table:table-cell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3" office:value-type="string" calcext:value-type="string">
            <text:p>CONTROLADOR DIGITAL DE TEMPERATURA INV-54 54109 24V</text:p>
          </table:table-cell>
          <table:table-cell table:style-name="ce3" office:value-type="string" calcext:value-type="string">
            <text:p>i:\documentos\softwares\microchip\16f1938\inv-54100\54v24\54v24_1.31_i2c.hex</text:p>
          </table:table-cell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 table:style-name="ce3" office:value-type="string" calcext:value-type="string">
            <text:p>CONTROLADOR DIGITAL DE TEMPERATURA INV-54 54107</text:p>
          </table:table-cell>
          <table:table-cell table:style-name="ce3" office:value-type="string" calcext:value-type="string">
            <text:p>i:\documentos\softwares\microchip\16f1938\inv-54100\54v25\54v25_1.30.hex</text:p>
          </table:table-cell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3" office:value-type="string" calcext:value-type="string">
            <text:p>CONTROLADOR DIGITAL DE TEMPERATURA INV-54 54101-10</text:p>
          </table:table-cell>
          <table:table-cell table:style-name="ce3" office:value-type="string" calcext:value-type="string">
            <text:p>i:\documentos\softwares\microchip\16f1938\inv-54100\54v26\54v26_1.31.hex</text:p>
          </table:table-cell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table:style-name="ce3" office:value-type="string" calcext:value-type="string">
            <text:p>CONTROLADOR DIGITAL DE TEMPERATURA INV-54 54110</text:p>
          </table:table-cell>
          <table:table-cell table:style-name="ce3" office:value-type="string" calcext:value-type="string">
            <text:p>i:\documentos\softwares\microchip\16f1938\inv-54100\54v27\54v27_1.20.hex</text:p>
          </table:table-cell>
        </table:table-row>
        <table:table-row table:style-name="ro1">
          <table:table-cell table:style-name="ce1" office:value-type="float" office:value="13352" calcext:value-type="float">
            <text:p>13352</text:p>
          </table:table-cell>
          <table:table-cell table:style-name="ce3" office:value-type="string" calcext:value-type="string">
            <text:p>CONTROLADOR DIGITAL DE TEMPERATURA INV-54 54111</text:p>
          </table:table-cell>
          <table:table-cell table:style-name="ce3" office:value-type="string" calcext:value-type="string">
            <text:p>i:\documentos\softwares\microchip\16f1938\inv-54100\54v30\54v30_1.51_i2c.hex</text:p>
          </table:table-cell>
        </table:table-row>
        <table:table-row table:style-name="ro1">
          <table:table-cell table:style-name="ce1" office:value-type="float" office:value="12137" calcext:value-type="float">
            <text:p>12137</text:p>
          </table:table-cell>
          <table:table-cell table:style-name="ce3" office:value-type="string" calcext:value-type="string">
            <text:p>CONTROLADOR DIGITAL DE TEMPERATURA INV-54 54101-13</text:p>
          </table:table-cell>
          <table:table-cell table:style-name="ce3" office:value-type="string" calcext:value-type="string">
            <text:p>i:\documentos\softwares\microchip\16f1938\inv-54100\54v31\54v31_3.21.hex</text:p>
          </table:table-cell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3" office:value-type="string" calcext:value-type="string">
            <text:p>ACIONADOR ELETRONICO INV-RT 120</text:p>
          </table:table-cell>
          <table:table-cell table:style-name="ce3" office:value-type="string" calcext:value-type="string">
            <text:p>i:\documentos\softwares\microchip\16f1938\rt-120\rtv01\rtv01_1.10.hex</text:p>
          </table:table-cell>
        </table:table-row>
        <table:table-row table:style-name="ro1">
          <table:table-cell table:style-name="ce1" office:value-type="float" office:value="7833" calcext:value-type="float">
            <text:p>7833</text:p>
          </table:table-cell>
          <table:table-cell table:style-name="ce3" office:value-type="string" calcext:value-type="string">
            <text:p>ACIONADOR ELETRONICO INV-RT 120 24V</text:p>
          </table:table-cell>
          <table:table-cell table:style-name="ce3" office:value-type="string" calcext:value-type="string">
            <text:p>i:\documentos\softwares\microchip\16f1938\rt-120\rtv01\rtv01_1.10.hex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ACIONADOR ELETRONICO INV-13 1301 (CPWS)</text:p>
          </table:table-cell>
          <table:table-cell table:style-name="ce3" office:value-type="string" calcext:value-type="string">
            <text:p>i:\documentos\softwares\microchip\16f628\inv-13\13v01_1.00.hex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3" office:value-type="string" calcext:value-type="string">
            <text:p>CONTROLADOR LOGICO PROGRAMAVEL INV-26 2652</text:p>
          </table:table-cell>
          <table:table-cell table:style-name="ce3" office:value-type="string" calcext:value-type="string">
            <text:p>i:\documentos\softwares\microchip\16f873\inv-26\inv26v46.hex</text:p>
          </table:table-cell>
        </table:table-row>
        <table:table-row table:style-name="ro1">
          <table:table-cell table:style-name="ce1" office:value-type="float" office:value="8155" calcext:value-type="float">
            <text:p>8155</text:p>
          </table:table-cell>
          <table:table-cell table:style-name="ce3" office:value-type="string" calcext:value-type="string">
            <text:p>CONTROLADOR LOGICO PROGRAMAVEL INV-26 2668</text:p>
          </table:table-cell>
          <table:table-cell table:style-name="ce3" office:value-type="string" calcext:value-type="string">
            <text:p>i:\documentos\softwares\microchip\16f876\inv-26\inv26v63.hex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CONTROLADOR LOGICO PROGRAMAVEL INV-26 2610 (202124)</text:p>
          </table:table-cell>
          <table:table-cell table:style-name="ce3" office:value-type="string" calcext:value-type="string">
            <text:p>i:\documentos\softwares\microchip\16f916\inv-26\26v10\26v10_1.00.hex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CONTROLADOR LOGICO PROGRAMAVEL INV-26 2615</text:p>
          </table:table-cell>
          <table:table-cell table:style-name="ce3" office:value-type="string" calcext:value-type="string">
            <text:p>i:\documentos\softwares\microchip\16f916\inv-26\26v12\26v12.hex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office:value-type="string" calcext:value-type="string">
            <text:p>CONTROLADOR LOGICO PROGRAMAVEL INV-26 2616</text:p>
          </table:table-cell>
          <table:table-cell table:style-name="ce3" office:value-type="string" calcext:value-type="string">
            <text:p>i:\documentos\softwares\microchip\16f916\inv-26\26v13\26v13.hex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CONTROLADOR LOGICO PROGRAMAVEL INV-26 2620</text:p>
          </table:table-cell>
          <table:table-cell table:style-name="ce3" office:value-type="string" calcext:value-type="string">
            <text:p>i:\documentos\softwares\microchip\16f916\inv-26\26v17\26v17.hex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CONTROLADOR LOGICO PROGRAMAVEL INV-26 2625</text:p>
          </table:table-cell>
          <table:table-cell table:style-name="ce3" office:value-type="string" calcext:value-type="string">
            <text:p>i:\documentos\softwares\microchip\16f916\inv-26\26v22\26v22.hex</text:p>
          </table:table-cell>
        </table:table-row>
        <table:table-row table:style-name="ro1">
          <table:table-cell table:style-name="ce1" office:value-type="float" office:value="8157" calcext:value-type="float">
            <text:p>8157</text:p>
          </table:table-cell>
          <table:table-cell table:style-name="ce3" office:value-type="string" calcext:value-type="string">
            <text:p>CONTROLADOR LOGICO PROGRAMAVEL INV-26 2629</text:p>
          </table:table-cell>
          <table:table-cell table:style-name="ce3" office:value-type="string" calcext:value-type="string">
            <text:p>i:\documentos\softwares\microchip\16f916\inv-26\26v26\26v26_1.10_j.hex</text:p>
          </table:table-cell>
        </table:table-row>
        <table:table-row table:style-name="ro1">
          <table:table-cell table:style-name="ce1" office:value-type="float" office:value="8153" calcext:value-type="float">
            <text:p>8153</text:p>
          </table:table-cell>
          <table:table-cell table:style-name="ce3" office:value-type="string" calcext:value-type="string">
            <text:p>CONTROLADOR LOGICO PROGRAMAVEL INV-26 2629 24VCC</text:p>
          </table:table-cell>
          <table:table-cell table:style-name="ce3" office:value-type="string" calcext:value-type="string">
            <text:p>i:\documentos\softwares\microchip\16f916\inv-26\26v26\26v26_1.10_j.hex</text:p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3" office:value-type="string" calcext:value-type="string">
            <text:p>CONTROLADOR LOGICO PROGRAMAVEL INV-26 2648</text:p>
          </table:table-cell>
          <table:table-cell table:style-name="ce3" office:value-type="string" calcext:value-type="string">
            <text:p>i:\documentos\softwares\microchip\16f916\inv-26\26v43\26v43.hex</text:p>
          </table:table-cell>
        </table:table-row>
        <table:table-row table:style-name="ro1">
          <table:table-cell table:style-name="ce1" office:value-type="float" office:value="7664" calcext:value-type="float">
            <text:p>7664</text:p>
          </table:table-cell>
          <table:table-cell table:style-name="ce3" office:value-type="string" calcext:value-type="string">
            <text:p>CONTROLADOR LOGICO PROGRAMAVEL INV-26 2648 24VCC</text:p>
          </table:table-cell>
          <table:table-cell table:style-name="ce3" office:value-type="string" calcext:value-type="string">
            <text:p>i:\documentos\softwares\microchip\16f916\inv-26\26v43\26v43.hex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3" office:value-type="string" calcext:value-type="string">
            <text:p>CONTROLADOR LOGICO PROGRAMAVEL INV-26 2624-02</text:p>
          </table:table-cell>
          <table:table-cell table:style-name="ce3" office:value-type="string" calcext:value-type="string">
            <text:p>i:\documentos\softwares\microchip\16f916\inv-26\26v44\26v44.hex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3" office:value-type="string" calcext:value-type="string">
            <text:p>CONTROLADOR LOGICO PROGRAMAVEL INV-26 2667</text:p>
          </table:table-cell>
          <table:table-cell table:style-name="ce3" office:value-type="string" calcext:value-type="string">
            <text:p>i:\documentos\softwares\microchip\16f916\inv-26\26v62\26v62.hex</text:p>
          </table:table-cell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3" office:value-type="string" calcext:value-type="string">
            <text:p>CONTROLADOR LOGICO PROGRAMAVEL INV-26 2672/24VCA</text:p>
          </table:table-cell>
          <table:table-cell table:style-name="ce3" office:value-type="string" calcext:value-type="string">
            <text:p>i:\documentos\softwares\microchip\16f916\inv-26\26v67\26v67.hex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CONTROLADOR LOGICO PROGRAMAVEL INV-26 2609</text:p>
          </table:table-cell>
          <table:table-cell table:style-name="ce3" office:value-type="string" calcext:value-type="string">
            <text:p>i:\documentos\softwares\microchip\16f916\inv-26\26v9\26v9.hex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CONTROLADOR DIGITAL DE TEMPERATURA INV-34 3404</text:p>
          </table:table-cell>
          <table:table-cell table:style-name="ce3" office:value-type="string" calcext:value-type="string">
            <text:p>i:\documentos\softwares\microchip\16f916\inv-34\34v4\34v4.hex</text:p>
          </table:table-cell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3" office:value-type="string" calcext:value-type="string">
            <text:p>CONTROLADOR DIGITAL DE TEMPERATURA INV-45 4505</text:p>
          </table:table-cell>
          <table:table-cell table:style-name="ce3" office:value-type="string" calcext:value-type="string">
            <text:p>i:\documentos\softwares\microchip\16f916\inv-45\45v05\45v05_1.80.hex</text:p>
          </table:table-cell>
        </table:table-row>
        <table:table-row table:style-name="ro1">
          <table:table-cell table:style-name="ce1" office:value-type="float" office:value="7246" calcext:value-type="float">
            <text:p>7246</text:p>
          </table:table-cell>
          <table:table-cell table:style-name="ce3" office:value-type="string" calcext:value-type="string">
            <text:p>CONTROLADOR DIGITAL DE TEMPERATURA INV-45 4502</text:p>
          </table:table-cell>
          <table:table-cell table:style-name="ce3" office:value-type="string" calcext:value-type="string">
            <text:p>i:\documentos\softwares\microchip\16f916\inv-45\45v3g\45v3g.hex</text:p>
          </table:table-cell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3" office:value-type="string" calcext:value-type="string">
            <text:p>CONTROLADOR DIGITAL DE TEMPERATURA INV-45 4507</text:p>
          </table:table-cell>
          <table:table-cell table:style-name="ce3" office:value-type="string" calcext:value-type="string">
            <text:p>i:\documentos\softwares\microchip\16f916\inv-45\45v7\45v7_1.70.hex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3" office:value-type="string" calcext:value-type="string">
            <text:p>CONTADOR DIGITAL INV-94 9404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3" office:value-type="string" calcext:value-type="string">
            <text:p>CONTADOR DIGITAL INV-94 9404/12VCC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3" office:value-type="string" calcext:value-type="string">
            <text:p>CONTADOR DIGITAL INV-94 9404/24VAC-VCC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3" office:value-type="string" calcext:value-type="string">
            <text:p>CONTADOR DIGITAL INV-94 9405</text:p>
          </table:table-cell>
          <table:table-cell table:style-name="ce3" office:value-type="string" calcext:value-type="string">
            <text:p>i:\documentos\softwares\microchip\16f916\inv-94\94v07\94v07_1.10.hex</text:p>
          </table:table-cell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3" office:value-type="string" calcext:value-type="string">
            <text:p>CONTADOR DIGITAL INV-94 9405/24VAC-VCC</text:p>
          </table:table-cell>
          <table:table-cell table:style-name="ce3" office:value-type="string" calcext:value-type="string">
            <text:p>i:\documentos\softwares\microchip\16f916\inv-94\94v07\94v07_1.10.hex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3" office:value-type="string" calcext:value-type="string">
            <text:p>CONTADOR DIGITAL INV-94 9402</text:p>
          </table:table-cell>
          <table:table-cell table:style-name="ce3" office:value-type="string" calcext:value-type="string">
            <text:p>i:\documentos\softwares\microchip\16f916\inv-94\94v1.hex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3" office:value-type="string" calcext:value-type="string">
            <text:p>CONTADOR DIGITAL INV-94 9402/12VCC</text:p>
          </table:table-cell>
          <table:table-cell table:style-name="ce3" office:value-type="string" calcext:value-type="string">
            <text:p>i:\documentos\softwares\microchip\16f916\inv-94\94v1.hex</text:p>
          </table:table-cell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3" office:value-type="string" calcext:value-type="string">
            <text:p>CONTADOR DIGITAL INV-94 9402/24VAC-VCC</text:p>
          </table:table-cell>
          <table:table-cell table:style-name="ce3" office:value-type="string" calcext:value-type="string">
            <text:p>i:\documentos\softwares\microchip\16f916\inv-94\94v1.hex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3" office:value-type="string" calcext:value-type="string">
            <text:p>CONTADOR DIGITAL INV-94 9403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3" office:value-type="string" calcext:value-type="string">
            <text:p>CONTADOR DIGITAL INV-94 9403/12VCC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CONTADOR DIGITAL INV-94 9403/24VAC-VCC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3" office:value-type="string" calcext:value-type="string">
            <text:p>CONTADOR DIGITAL INV-97 9702</text:p>
          </table:table-cell>
          <table:table-cell table:style-name="ce3" office:value-type="string" calcext:value-type="string">
            <text:p>i:\documentos\softwares\microchip\16f916\inv-97\97v1.hex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3" office:value-type="string" calcext:value-type="string">
            <text:p>CONTADOR DIGITAL INV-97 9702/24VAC-VCC</text:p>
          </table:table-cell>
          <table:table-cell table:style-name="ce3" office:value-type="string" calcext:value-type="string">
            <text:p>i:\documentos\softwares\microchip\16f916\inv-97\97v1.hex</text:p>
          </table:table-cell>
        </table:table-row>
        <table:table-row table:style-name="ro1">
          <table:table-cell table:style-name="ce1" office:value-type="float" office:value="8158" calcext:value-type="float">
            <text:p>8158</text:p>
          </table:table-cell>
          <table:table-cell table:style-name="ce3" office:value-type="string" calcext:value-type="string">
            <text:p>CONTADOR INV-97 9702/12VAC-VCC</text:p>
          </table:table-cell>
          <table:table-cell table:style-name="ce3" office:value-type="string" calcext:value-type="string">
            <text:p>i:\documentos\softwares\microchip\16f916\inv-97\97v1.hex</text:p>
          </table:table-cell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3" office:value-type="string" calcext:value-type="string">
            <text:p>ACIONADOR ELETRONICO INV-48 48101</text:p>
          </table:table-cell>
          <table:table-cell table:style-name="ce3" office:value-type="string" calcext:value-type="string">
            <text:p>i:\documentos\softwares\microchip\18f2520\inv-48\48101v02_09.hex</text:p>
          </table:table-cell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table:style-name="ce3" office:value-type="string" calcext:value-type="string">
            <text:p>ACIONADOR ELETRONICO INV-48 48103</text:p>
          </table:table-cell>
          <table:table-cell table:style-name="ce3" office:value-type="string" calcext:value-type="string">
            <text:p>i:\documentos\softwares\microchip\18f2520\inv-48\48v03\48v03_1_10.hex</text:p>
          </table:table-cell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3" office:value-type="string" calcext:value-type="string">
            <text:p>CONTROLADOR DIGITAL DE TEMPERATURA INV-70 7003 (700740)</text:p>
          </table:table-cell>
          <table:table-cell table:style-name="ce3" office:value-type="string" calcext:value-type="string">
            <text:p>i:\documentos\softwares\microchip\18f2520\inv-70\inv7003\70v2_9.20.hex</text:p>
          </table:table-cell>
        </table:table-row>
        <table:table-row table:style-name="ro1">
          <table:table-cell table:style-name="ce1" office:value-type="float" office:value="7813" calcext:value-type="float">
            <text:p>7813</text:p>
          </table:table-cell>
          <table:table-cell table:style-name="ce3" office:value-type="string" calcext:value-type="string">
            <text:p>PAINEL ELETRONICO DE MENSAGENS INV-113M4 IHM</text:p>
          </table:table-cell>
          <table:table-cell table:style-name="ce3" office:value-type="string" calcext:value-type="string">
            <text:p>i:\documentos\softwares\microchip\18f2580\inv113m4\inv113v202.hex</text:p>
          </table:table-cell>
        </table:table-row>
        <table:table-row table:style-name="ro1">
          <table:table-cell table:style-name="ce1" office:value-type="float" office:value="10152" calcext:value-type="float">
            <text:p>10152</text:p>
          </table:table-cell>
          <table:table-cell table:style-name="ce3" office:value-type="string" calcext:value-type="string">
            <text:p>PAINEL ELETRONICO DE MENSAGENS INV-113M4 IHM (VENDA) P</text:p>
          </table:table-cell>
          <table:table-cell table:style-name="ce3" office:value-type="string" calcext:value-type="string">
            <text:p>i:\documentos\softwares\microchip\18f2580\inv113m4\inv113v202.hex</text:p>
          </table:table-cell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table:style-name="ce3" office:value-type="string" calcext:value-type="string">
            <text:p>PAINEL ELETRONICO DE MENSAGENS INV-127 12701</text:p>
          </table:table-cell>
          <table:table-cell table:style-name="ce3" office:value-type="string" calcext:value-type="string">
            <text:p>i:\documentos\softwares\msp430\msp430g2453\inv-127\inv-12703\127v03_1.06.hex</text:p>
          </table:table-cell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3" office:value-type="string" calcext:value-type="string">
            <text:p>PAINEL ELETRONICO DE MENSAGENS INV-127 12701-01(PNDV)</text:p>
          </table:table-cell>
          <table:table-cell table:style-name="ce3" office:value-type="string" calcext:value-type="string">
            <text:p>i:\documentos\softwares\msp430\msp430g2453\inv-127\inv-12703\127v03_1.06.hex</text:p>
          </table:table-cell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table:style-name="ce3" office:value-type="string" calcext:value-type="string">
            <text:p>PAINEL ELETRONICO DE MENSAGENS INV-127 12701-02 (PNDV)</text:p>
          </table:table-cell>
          <table:table-cell table:style-name="ce3" office:value-type="string" calcext:value-type="string">
            <text:p>i:\documentos\softwares\msp430\msp430g2453\inv-127\inv-12703\127v03_1.06.hex</text:p>
          </table:table-cell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table:style-name="ce3" office:value-type="string" calcext:value-type="string">
            <text:p>PAINEL ELETRONICO DE MENSAGENS INV-127 12701-03 (PNDV)</text:p>
          </table:table-cell>
          <table:table-cell table:style-name="ce3" office:value-type="string" calcext:value-type="string">
            <text:p>i:\documentos\softwares\msp430\msp430g2453\inv-127\inv-12703\127v03_1.06.hex</text:p>
          </table:table-cell>
        </table:table-row>
        <table:table-row table:style-name="ro1">
          <table:table-cell table:style-name="ce1" office:value-type="float" office:value="11095" calcext:value-type="float">
            <text:p>11095</text:p>
          </table:table-cell>
          <table:table-cell table:style-name="ce3" office:value-type="string" calcext:value-type="string">
            <text:p>PAINEL ELETRONICO DE MENSAGENS INV-127 12701(PNDV)</text:p>
          </table:table-cell>
          <table:table-cell table:style-name="ce3" office:value-type="string" calcext:value-type="string">
            <text:p>i:\documentos\softwares\msp430\msp430g2453\inv-127\inv-12703\127v03_1.06.hex</text:p>
          </table:table-cell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table:style-name="ce3" office:value-type="string" calcext:value-type="string">
            <text:p>PAINEL ELETRONICO DE MENSAGENS INV-127 12702</text:p>
          </table:table-cell>
          <table:table-cell table:style-name="ce3" office:value-type="string" calcext:value-type="string">
            <text:p>i:\documentos\softwares\msp430\msp430g2453\inv-127\inv-12703\127v03_1.06.hex</text:p>
          </table:table-cell>
        </table:table-row>
        <table:table-row table:style-name="ro1">
          <table:table-cell table:style-name="ce1" office:value-type="float" office:value="10765" calcext:value-type="float">
            <text:p>10765</text:p>
          </table:table-cell>
          <table:table-cell table:style-name="ce3" office:value-type="string" calcext:value-type="string">
            <text:p>PAINEL ELETRONICO DE MENSAGENS INV-127 12702-01</text:p>
          </table:table-cell>
          <table:table-cell table:style-name="ce3" office:value-type="string" calcext:value-type="string">
            <text:p>i:\documentos\softwares\msp430\msp430g2453\inv-127\inv-12703\127v03_1.06.hex</text:p>
          </table:table-cell>
        </table:table-row>
        <table:table-row table:style-name="ro1">
          <table:table-cell table:style-name="ce1" office:value-type="float" office:value="14102" calcext:value-type="float">
            <text:p>14102</text:p>
          </table:table-cell>
          <table:table-cell table:style-name="ce3" office:value-type="string" calcext:value-type="string">
            <text:p>PAINEL ELETRONICO DE MENSAGENS INV-127 12703</text:p>
          </table:table-cell>
          <table:table-cell table:style-name="ce3" office:value-type="string" calcext:value-type="string">
            <text:p>i:\documentos\softwares\msp430\msp430g2453\inv-127\inv-12703\127v03_1.06.hex</text:p>
          </table:table-cell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3" office:value-type="string" calcext:value-type="string">
            <text:p>ACIONADOR ELETRONICO INV-27 27105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3" office:value-type="string" calcext:value-type="string">
            <text:p>ACIONADOR ELETRONICO INV-27 27106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3" office:value-type="string" calcext:value-type="string">
            <text:p>ACIONADOR ELETRONICO INV-27 27107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3" office:value-type="string" calcext:value-type="string">
            <text:p>ACIONADOR ELETRONICO INV-27 27108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3" office:value-type="string" calcext:value-type="string">
            <text:p>ACIONADOR ELETRONICO INV-27 27109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3" office:value-type="string" calcext:value-type="string">
            <text:p>ACIONADOR ELETRONICO INV-RT 20/180 (7521)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3" office:value-type="string" calcext:value-type="string">
            <text:p>ACIONADOR ELETRONICO INV-RT 4/12 (7521)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3" office:value-type="string" calcext:value-type="string">
            <text:p>ACIONADOR ELETRONICO INV-RT/RA 20/60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3" office:value-type="string" calcext:value-type="string">
            <text:p>ACIONADOR ELETRONICO INV-RT/RA20/60/24VCA/VCC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7470" calcext:value-type="float">
            <text:p>7470</text:p>
          </table:table-cell>
          <table:table-cell table:style-name="ce3" office:value-type="string" calcext:value-type="string">
            <text:p>PLACA PRONTA INV-138 RA 20/60_3 PTH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2258" calcext:value-type="float">
            <text:p>2258</text:p>
          </table:table-cell>
          <table:table-cell table:style-name="ce3" office:value-type="string" calcext:value-type="string">
            <text:p>PLACA PRONTA INV-138 RA 20/60_3 SMD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2261" calcext:value-type="float">
            <text:p>2261</text:p>
          </table:table-cell>
          <table:table-cell table:style-name="ce3" office:value-type="string" calcext:value-type="string">
            <text:p>PLACA PRONTA INV-138 RT 4/12 _3 SMD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7468" calcext:value-type="float">
            <text:p>7468</text:p>
          </table:table-cell>
          <table:table-cell table:style-name="ce3" office:value-type="string" calcext:value-type="string">
            <text:p>PLACA PRONTA INV-138 RT 4/12_3 PTH</text:p>
          </table:table-cell>
          <table:table-cell table:style-name="ce3" office:value-type="string" calcext:value-type="string">
            <text:p>i:\documentos\softwares\msp430\msp430g2453\inv-138\138v01\138v01_1.22.hex</text:p>
          </table:table-cell>
        </table:table-row>
        <table:table-row table:style-name="ro1">
          <table:table-cell table:style-name="ce1" office:value-type="float" office:value="11689" calcext:value-type="float">
            <text:p>11689</text:p>
          </table:table-cell>
          <table:table-cell table:style-name="ce3" office:value-type="string" calcext:value-type="string">
            <text:p>ACIONADOR ELETRONICO INV-27 27112</text:p>
          </table:table-cell>
          <table:table-cell table:style-name="ce3" office:value-type="string" calcext:value-type="string">
            <text:p>i:\documentos\softwares\msp430\msp430g2453\inv-138\138v02\138v02_1.20.hex</text:p>
          </table:table-cell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3" office:value-type="string" calcext:value-type="string">
            <text:p>PLACA PRONTA MASTER INV-74 M1-01 SMD</text:p>
          </table:table-cell>
          <table:table-cell table:style-name="ce3" office:value-type="string" calcext:value-type="string">
            <text:p>i:\documentos\softwares\nxp\lpc2468\74m1v6.02.hex</text:p>
          </table:table-cell>
        </table:table-row>
        <table:table-row table:style-name="ro1">
          <table:table-cell table:style-name="ce1" office:value-type="float" office:value="2264" calcext:value-type="float">
            <text:p>2264</text:p>
          </table:table-cell>
          <table:table-cell table:style-name="ce3" office:value-type="string" calcext:value-type="string">
            <text:p>PLACA PRONTA MASTER INV-74 M1-02 SMD</text:p>
          </table:table-cell>
          <table:table-cell table:style-name="ce3" office:value-type="string" calcext:value-type="string">
            <text:p>i:\documentos\softwares\nxp\lpc2468\74m1v6.02.hex</text:p>
          </table:table-cell>
        </table:table-row>
        <table:table-row table:style-name="ro1">
          <table:table-cell table:style-name="ce1" office:value-type="float" office:value="2265" calcext:value-type="float">
            <text:p>2265</text:p>
          </table:table-cell>
          <table:table-cell table:style-name="ce3" office:value-type="string" calcext:value-type="string">
            <text:p>PLACA PRONTA MASTER INV-74 M1-03 SMD</text:p>
          </table:table-cell>
          <table:table-cell table:style-name="ce3" office:value-type="string" calcext:value-type="string">
            <text:p>i:\documentos\softwares\nxp\lpc2468\74m1v6.02.hex</text:p>
          </table:table-cell>
        </table:table-row>
        <table:table-row table:style-name="ro1">
          <table:table-cell table:style-name="ce1" office:value-type="float" office:value="8191" calcext:value-type="float">
            <text:p>8191</text:p>
          </table:table-cell>
          <table:table-cell table:style-name="ce3" office:value-type="string" calcext:value-type="string">
            <text:p>PLACA PRONTA MASTER INV-74 M1-05 SMD</text:p>
          </table:table-cell>
          <table:table-cell table:style-name="ce3" office:value-type="string" calcext:value-type="string">
            <text:p>i:\documentos\softwares\nxp\lpc2468\74m1v6.02.hex</text:p>
          </table:table-cell>
        </table:table-row>
        <table:table-row table:style-name="ro1">
          <table:table-cell table:style-name="ce1" office:value-type="float" office:value="8195" calcext:value-type="float">
            <text:p>8195</text:p>
          </table:table-cell>
          <table:table-cell table:style-name="ce3" office:value-type="string" calcext:value-type="string">
            <text:p>GPS (MOUSE) TK-158-232</text:p>
          </table:table-cell>
          <table:table-cell table:style-name="ce3" office:value-type="string" calcext:value-type="string">
            <text:p>i:\documentos\softwares\nxp\lpc2468\74v519.hex</text:p>
          </table:table-cell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3" office:value-type="string" calcext:value-type="string">
            <text:p>PAINEL ELETRONICO DE MENSAGENS IT 13X80-10C AM10DC</text:p>
          </table:table-cell>
          <table:table-cell table:style-name="ce3" office:value-type="string" calcext:value-type="string">
            <text:p>i:\documentos\softwares\nxp\lpc2468\74v519.hex</text:p>
          </table:table-cell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table:style-name="ce3" office:value-type="string" calcext:value-type="string">
            <text:p>PLACA PRONTA MASTER INV-74 M1-01 (8A)</text:p>
          </table:table-cell>
          <table:table-cell table:style-name="ce3" office:value-type="string" calcext:value-type="string">
            <text:p>i:\documentos\softwares\nxp\lpc2468\74v522.hex</text:p>
          </table:table-cell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table:style-name="ce3" office:value-type="string" calcext:value-type="string">
            <text:p>PLACA PRONTA MASTER INV-74 M1-02 (8A)</text:p>
          </table:table-cell>
          <table:table-cell table:style-name="ce3" office:value-type="string" calcext:value-type="string">
            <text:p>i:\documentos\softwares\nxp\lpc2468\74v522.hex</text:p>
          </table:table-cell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table:style-name="ce3" office:value-type="string" calcext:value-type="string">
            <text:p>PLACA PRONTA MASTER INV-74 M1-03/73M1 (8A)</text:p>
          </table:table-cell>
          <table:table-cell table:style-name="ce3" office:value-type="string" calcext:value-type="string">
            <text:p>i:\documentos\softwares\nxp\lpc2468\74v522.hex</text:p>
          </table:table-cell>
        </table:table-row>
        <table:table-row table:style-name="ro1">
          <table:table-cell table:style-name="ce1" office:value-type="float" office:value="10155" calcext:value-type="float">
            <text:p>10155</text:p>
          </table:table-cell>
          <table:table-cell table:style-name="ce3" office:value-type="string" calcext:value-type="string">
            <text:p>PLACA PRONTA MASTER INV-74M1-01/73M1 (VENDA) P</text:p>
          </table:table-cell>
          <table:table-cell table:style-name="ce3" office:value-type="string" calcext:value-type="string">
            <text:p>i:\documentos\softwares\nxp\lpc2468\74v522.hex</text:p>
          </table:table-cell>
        </table:table-row>
        <table:table-row table:style-name="ro1">
          <table:table-cell table:style-name="ce1" office:value-type="float" office:value="14436" calcext:value-type="float">
            <text:p>14436</text:p>
          </table:table-cell>
          <table:table-cell table:style-name="ce3" office:value-type="string" calcext:value-type="string">
            <text:p>ACIONADOR ELETRONICO INV-126 126405 (107.0239) R4 UNI C/LUM PT</text:p>
          </table:table-cell>
          <table:table-cell table:style-name="ce3" office:value-type="string" calcext:value-type="string">
            <text:p>i:\documentos\softwares\renesas\r5f10rgaafb\inv-126\126m10\126v100_1.1.rpj</text:p>
          </table:table-cell>
        </table:table-row>
        <table:table-row table:style-name="ro1">
          <table:table-cell table:style-name="ce1" office:value-type="float" office:value="14439" calcext:value-type="float">
            <text:p>14439</text:p>
          </table:table-cell>
          <table:table-cell table:style-name="ce3" office:value-type="string" calcext:value-type="string">
            <text:p>ACIONADOR ELETRONICO INV-126 126408 (107.0253) R4 UNI C/LUM PT</text:p>
          </table:table-cell>
          <table:table-cell table:style-name="ce3" office:value-type="string" calcext:value-type="string">
            <text:p>i:\documentos\softwares\renesas\r5f10rgaafb\inv-126\126m10\126v100_1.1.rpj</text:p>
          </table:table-cell>
        </table:table-row>
        <table:table-row table:style-name="ro1">
          <table:table-cell table:style-name="ce1" office:value-type="float" office:value="14433" calcext:value-type="float">
            <text:p>14433</text:p>
          </table:table-cell>
          <table:table-cell table:style-name="ce3" office:value-type="string" calcext:value-type="string">
            <text:p>ACIONADOR ELETRONICO INV-126 126402 (107.0227) R4 UNI S/LUM CZ</text:p>
          </table:table-cell>
          <table:table-cell table:style-name="ce3" office:value-type="string" calcext:value-type="string">
            <text:p>i:\documentos\softwares\renesas\r5f10rgaafb\inv-126\126m10\126v101_1.1.rpj</text:p>
          </table:table-cell>
        </table:table-row>
        <table:table-row table:style-name="ro1">
          <table:table-cell table:style-name="ce1" office:value-type="float" office:value="11125" calcext:value-type="float">
            <text:p>11125</text:p>
          </table:table-cell>
          <table:table-cell table:style-name="ce3" office:value-type="string" calcext:value-type="string">
            <text:p>ACIONADOR ELETRONICO INV-126 126403 (107.0234) R4 EXT C/LUM PT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</table:table-row>
        <table:table-row table:style-name="ro1">
          <table:table-cell table:style-name="ce1" office:value-type="float" office:value="14434" calcext:value-type="float">
            <text:p>14434</text:p>
          </table:table-cell>
          <table:table-cell table:style-name="ce3" office:value-type="string" calcext:value-type="string">
            <text:p>ACIONADOR ELETRONICO INV-126 126403 (107.0234) R4 EXT C/LUM PT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</table:table-row>
        <table:table-row table:style-name="ro1">
          <table:table-cell table:style-name="ce1" office:value-type="float" office:value="14437" calcext:value-type="float">
            <text:p>14437</text:p>
          </table:table-cell>
          <table:table-cell table:style-name="ce3" office:value-type="string" calcext:value-type="string">
            <text:p>ACIONADOR ELETRONICO INV-126 126406 (107.0248) R4 EXT C/LUM CZ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</table:table-row>
        <table:table-row table:style-name="ro1">
          <table:table-cell table:style-name="ce1" office:value-type="float" office:value="14444" calcext:value-type="float">
            <text:p>14444</text:p>
          </table:table-cell>
          <table:table-cell table:style-name="ce3" office:value-type="string" calcext:value-type="string">
            <text:p>ACIONADOR ELETRONICO INV-126 126414 (107.0223) R4 EXT S/LUM CZ</text:p>
          </table:table-cell>
          <table:table-cell table:style-name="ce3" office:value-type="string" calcext:value-type="string">
            <text:p>i:\documentos\softwares\renesas\r5f10rgaafb\inv-126\126m10\126v103_1.1.rpj</text:p>
          </table:table-cell>
        </table:table-row>
        <table:table-row table:style-name="ro1">
          <table:table-cell table:style-name="ce1" office:value-type="float" office:value="14441" calcext:value-type="float">
            <text:p>14441</text:p>
          </table:table-cell>
          <table:table-cell table:style-name="ce3" office:value-type="string" calcext:value-type="string">
            <text:p>ACIONADOR ELETRONICO INV-126 126411 (107.0225) R4 INT S/LUM CZ</text:p>
          </table:table-cell>
          <table:table-cell table:style-name="ce3" office:value-type="string" calcext:value-type="string">
            <text:p>i:\documentos\softwares\renesas\r5f10rgaafb\inv-126\126m10\126v104_1.1.rpj</text:p>
          </table:table-cell>
        </table:table-row>
        <table:table-row table:style-name="ro1">
          <table:table-cell table:style-name="ce1" office:value-type="float" office:value="14443" calcext:value-type="float">
            <text:p>14443</text:p>
          </table:table-cell>
          <table:table-cell table:style-name="ce3" office:value-type="string" calcext:value-type="string">
            <text:p>ACIONADOR ELETRONICO INV-126 126413 (107.0244) R4 INT S/LUM PT</text:p>
          </table:table-cell>
          <table:table-cell table:style-name="ce3" office:value-type="string" calcext:value-type="string">
            <text:p>i:\documentos\softwares\renesas\r5f10rgaafb\inv-126\126m10\126v104_1.1.rpj</text:p>
          </table:table-cell>
        </table:table-row>
        <table:table-row table:style-name="ro1">
          <table:table-cell table:style-name="ce1" office:value-type="float" office:value="14435" calcext:value-type="float">
            <text:p>14435</text:p>
          </table:table-cell>
          <table:table-cell table:style-name="ce3" office:value-type="string" calcext:value-type="string">
            <text:p>ACIONADOR ELETRONICO INV-126 126404 (107.0235) R4 INT C/LUM PT</text:p>
          </table:table-cell>
          <table:table-cell table:style-name="ce3" office:value-type="string" calcext:value-type="string">
            <text:p>i:\documentos\softwares\renesas\r5f10rgaafb\inv-126\126m10\126v105_1.1.rpj</text:p>
          </table:table-cell>
        </table:table-row>
        <table:table-row table:style-name="ro1">
          <table:table-cell table:style-name="ce1" office:value-type="float" office:value="14438" calcext:value-type="float">
            <text:p>14438</text:p>
          </table:table-cell>
          <table:table-cell table:style-name="ce3" office:value-type="string" calcext:value-type="string">
            <text:p>ACIONADOR ELETRONICO INV-126 126407 (107.0249) R4 INT C/LUM CZ</text:p>
          </table:table-cell>
          <table:table-cell table:style-name="ce3" office:value-type="string" calcext:value-type="string">
            <text:p>i:\documentos\softwares\renesas\r5f10rgaafb\inv-126\126m10\126v105_1.1.rpj</text:p>
          </table:table-cell>
        </table:table-row>
        <table:table-row table:style-name="ro1">
          <table:table-cell table:style-name="ce1" office:value-type="float" office:value="14440" calcext:value-type="float">
            <text:p>14440</text:p>
          </table:table-cell>
          <table:table-cell table:style-name="ce3" office:value-type="string" calcext:value-type="string">
            <text:p>ACIONADOR ELETRONICO INV-126 126409 (107.0262) R4 UNI S/LUM CZ MERCEDES</text:p>
          </table:table-cell>
          <table:table-cell table:style-name="ce3" office:value-type="string" calcext:value-type="string">
            <text:p>i:\documentos\softwares\renesas\r5f10rgaafb\inv-126\126m7\126v97_5.2.rpj</text:p>
          </table:table-cell>
        </table:table-row>
        <table:table-row table:style-name="ro1">
          <table:table-cell table:style-name="ce1" office:value-type="float" office:value="14446" calcext:value-type="float">
            <text:p>14446</text:p>
          </table:table-cell>
          <table:table-cell table:style-name="ce3" office:value-type="string" calcext:value-type="string">
            <text:p>ACIONADOR ELETRONICO INV-126 126416 (107.0281) R4 UNI S/LUM PT MERCEDES</text:p>
          </table:table-cell>
          <table:table-cell table:style-name="ce3" office:value-type="string" calcext:value-type="string">
            <text:p>i:\documentos\softwares\renesas\r5f10rgaafb\inv-126\126m7\126v98_5.21.rpj</text:p>
          </table:table-cell>
        </table:table-row>
        <table:table-row table:style-name="ro1">
          <table:table-cell table:style-name="ce1" office:value-type="float" office:value="14445" calcext:value-type="float">
            <text:p>14445</text:p>
          </table:table-cell>
          <table:table-cell table:style-name="ce3" office:value-type="string" calcext:value-type="string">
            <text:p>ACIONADOR ELETRONICO INV-126 126415 (107.0280) R4 UNI S/LUM CZ DAF</text:p>
          </table:table-cell>
          <table:table-cell table:style-name="ce3" office:value-type="string" calcext:value-type="string">
            <text:p>i:\documentos\softwares\renesas\r5f10rgaafb\inv-126\126m7\126v99_5.2.rpj</text:p>
          </table:table-cell>
        </table:table-row>
        <table:table-row table:style-name="ro1">
          <table:table-cell table:style-name="ce1" office:value-type="float" office:value="14895" calcext:value-type="float">
            <text:p>14895</text:p>
          </table:table-cell>
          <table:table-cell table:style-name="ce3" office:value-type="string" calcext:value-type="string">
            <text:p>ACIONADOR ELETRONICO INV-155 15501 FH 7.0 (700.0402)</text:p>
          </table:table-cell>
          <table:table-cell table:style-name="ce3" office:value-type="string" calcext:value-type="string">
            <text:p>i:\documentos\softwares\renesas\r5f10rgaafb\inv-155\155v10_2.50\155m2_jigav10_2.50.rpj</text:p>
          </table:table-cell>
        </table:table-row>
        <table:table-row table:style-name="ro1">
          <table:table-cell table:style-name="ce1" office:value-type="float" office:value="14896" calcext:value-type="float">
            <text:p>14896</text:p>
          </table:table-cell>
          <table:table-cell table:style-name="ce3" office:value-type="string" calcext:value-type="string">
            <text:p>ACIONADOR ELETRONICO INV-155 15502 FM 7.0 (700.0403)</text:p>
          </table:table-cell>
          <table:table-cell table:style-name="ce3" office:value-type="string" calcext:value-type="string">
            <text:p>i:\documentos\softwares\renesas\r5f10rgaafb\inv-155\155v10_2.50\155m2_jigav10_2.50.rpj</text:p>
          </table:table-cell>
        </table:table-row>
        <table:table-row table:style-name="ro1">
          <table:table-cell table:style-name="ce1" office:value-type="float" office:value="14897" calcext:value-type="float">
            <text:p>14897</text:p>
          </table:table-cell>
          <table:table-cell table:style-name="ce3" office:value-type="string" calcext:value-type="string">
            <text:p>ACIONADOR ELETRONICO INV-155 15503 VM 7.0 (700.0416)</text:p>
          </table:table-cell>
          <table:table-cell table:style-name="ce3" office:value-type="string" calcext:value-type="string">
            <text:p>i:\documentos\softwares\renesas\r5f10rgaafb\inv-155\155v10_2.60\155m2_jigav10_2.60.rpj</text:p>
          </table:table-cell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table:style-name="ce3" office:value-type="string" calcext:value-type="string">
            <text:p>ACIONADOR ELETRONICO INV-166 16601- SEM CARENAGEM (6853)</text:p>
          </table:table-cell>
          <table:table-cell table:style-name="ce3" office:value-type="string" calcext:value-type="string">
            <text:p>i:\documentos\softwares\renesas\r5f10rlaafb\16601\16601\16601.rpj</text:p>
          </table:table-cell>
        </table:table-row>
        <table:table-row table:style-name="ro1">
          <table:table-cell table:style-name="ce1" office:value-type="float" office:value="8331" calcext:value-type="float">
            <text:p>8331</text:p>
          </table:table-cell>
          <table:table-cell table:style-name="ce3" office:value-type="string" calcext:value-type="string">
            <text:p>ACIONADOR ELETRONICO INV-166 16602-03 SEM CARENAGEM (9338)</text:p>
          </table:table-cell>
          <table:table-cell table:style-name="ce3" office:value-type="string" calcext:value-type="string">
            <text:p>i:\documentos\softwares\renesas\r5f10rlaafb\16602-03\16602-03\16602-03.rpj</text:p>
          </table:table-cell>
        </table:table-row>
        <table:table-row table:style-name="ro1">
          <table:table-cell table:style-name="ce1" office:value-type="float" office:value="14160" calcext:value-type="float">
            <text:p>14160</text:p>
          </table:table-cell>
          <table:table-cell table:style-name="ce3" office:value-type="string" calcext:value-type="string">
            <text:p>ACIONADOR ELETRONICO INV-166 16603 - SEM CARENAGEM (9260)</text:p>
          </table:table-cell>
          <table:table-cell table:style-name="ce3" office:value-type="string" calcext:value-type="string">
            <text:p>i:\documentos\softwares\renesas\r5f10rlaafb\16603\fw16603_1.80.rpj</text:p>
          </table:table-cell>
        </table:table-row>
        <table:table-row table:style-name="ro1">
          <table:table-cell table:style-name="ce1" office:value-type="float" office:value="16226" calcext:value-type="float">
            <text:p>16226</text:p>
          </table:table-cell>
          <table:table-cell table:style-name="ce3" office:value-type="string" calcext:value-type="string">
            <text:p>ACIONADOR ELETRONICO INV-166 16603-01 - SEM CARENAGEM (13415)</text:p>
          </table:table-cell>
          <table:table-cell table:style-name="ce3" office:value-type="string" calcext:value-type="string">
            <text:p>i:\documentos\softwares\renesas\r5f10rlaafb\16603\fw16603_1.80.rpj</text:p>
          </table:table-cell>
        </table:table-row>
        <table:table-row table:style-name="ro1">
          <table:table-cell table:style-name="ce1" office:value-type="float" office:value="13132" calcext:value-type="float">
            <text:p>13132</text:p>
          </table:table-cell>
          <table:table-cell table:style-name="ce3" office:value-type="string" calcext:value-type="string">
            <text:p>ACIONADOR ELETRONICO INV-166 16606 - SEM CARENAGEM D4 (10695)</text:p>
          </table:table-cell>
          <table:table-cell table:style-name="ce3" office:value-type="string" calcext:value-type="string">
            <text:p>i:\documentos\softwares\renesas\r5f10rlaafb\16606\16606.rpj</text:p>
          </table:table-cell>
        </table:table-row>
        <table:table-row table:style-name="ro1">
          <table:table-cell table:style-name="ce1" office:value-type="float" office:value="15238" calcext:value-type="float">
            <text:p>15238</text:p>
          </table:table-cell>
          <table:table-cell table:style-name="ce3" office:value-type="string" calcext:value-type="string">
            <text:p>ACIONADOR ELETRONICO INV-166 16611 - SEM CARENAGEM D5 (12155)</text:p>
          </table:table-cell>
          <table:table-cell table:style-name="ce3" office:value-type="string" calcext:value-type="string">
            <text:p>i:\documentos\softwares\renesas\r5f10rlaafb\16611\16611.rpj</text:p>
          </table:table-cell>
        </table:table-row>
        <table:table-row table:style-name="ro1">
          <table:table-cell table:style-name="ce1" office:value-type="float" office:value="15239" calcext:value-type="float">
            <text:p>15239</text:p>
          </table:table-cell>
          <table:table-cell table:style-name="ce3" office:value-type="string" calcext:value-type="string">
            <text:p>ACIONADOR ELETRONICO INV-166 16612 - SEM CARENAGEM D6 (12156)</text:p>
          </table:table-cell>
          <table:table-cell table:style-name="ce3" office:value-type="string" calcext:value-type="string">
            <text:p>i:\documentos\softwares\renesas\r5f10rlaafb\16612\16612_1.40.rpj</text:p>
          </table:table-cell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table:style-name="ce3" office:value-type="string" calcext:value-type="string">
            <text:p>PLACA DE CIRCUITO IMPRESSO PARA CONTROLADOR DIGITAL DE TEMPERATURA COM TEMPORIZADOR INV-165 16501</text:p>
          </table:table-cell>
          <table:table-cell table:style-name="ce3" office:value-type="string" calcext:value-type="string">
            <text:p>i:\documentos\softwares\renesas\r5f51303adfl\inv-165\165v02\165v02.rpj</text:p>
          </table:table-cell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table:style-name="ce3" office:value-type="string" calcext:value-type="string">
            <text:p>PLACA DE CIRCUITO IMPRESSO PARA CONTROLADOR DIGITAL DE TEMPERATURA COM TEMPORIZADOR INV-165 16502</text:p>
          </table:table-cell>
          <table:table-cell table:style-name="ce3" office:value-type="string" calcext:value-type="string">
            <text:p>i:\documentos\softwares\renesas\r5f51303adfl\inv-165\165v02\165v02.rpj</text:p>
          </table:table-cell>
        </table:table-row>
        <table:table-row table:style-name="ro1">
          <table:table-cell table:style-name="ce1" office:value-type="float" office:value="15244" calcext:value-type="float">
            <text:p>15244</text:p>
          </table:table-cell>
          <table:table-cell table:style-name="ce3" office:value-type="string" calcext:value-type="string">
            <text:p>CONTROLADOR DIGITAL DE TEMPERATURA INV-KA KA2-01-J-H</text:p>
          </table:table-cell>
          <table:table-cell table:style-name="ce3" office:value-type="string" calcext:value-type="string">
            <text:p>i:\documentos\softwares\renesas\r5f51303adfl\inv-179\179v02\179v02_1.01_j_full.rpj</text:p>
          </table:table-cell>
        </table:table-row>
        <table:table-row table:style-name="ro1">
          <table:table-cell table:style-name="ce1" office:value-type="float" office:value="15385" calcext:value-type="float">
            <text:p>15385</text:p>
          </table:table-cell>
          <table:table-cell table:style-name="ce3" office:value-type="string" calcext:value-type="string">
            <text:p>CONTROLADOR DIGITAL DE TEMPERATURA INV-KA KA2-01-J-L2</text:p>
          </table:table-cell>
          <table:table-cell table:style-name="ce3" office:value-type="string" calcext:value-type="string">
            <text:p>i:\documentos\softwares\renesas\r5f51303adfl\inv-179\179v02\179v02_1.01_j_full.rpj</text:p>
          </table:table-cell>
        </table:table-row>
        <table:table-row table:style-name="ro1">
          <table:table-cell table:style-name="ce1" office:value-type="float" office:value="15917" calcext:value-type="float">
            <text:p>15917</text:p>
          </table:table-cell>
          <table:table-cell table:style-name="ce3" office:value-type="string" calcext:value-type="string">
            <text:p>CONTROLADOR DIGITAL DE TEMPERATURA INV-KA KA2-02-J-H</text:p>
          </table:table-cell>
          <table:table-cell table:style-name="ce3" office:value-type="string" calcext:value-type="string">
            <text:p>i:\documentos\softwares\renesas\r5f51303adfl\inv-179\179v02\179v02_1.01_j_stdr.rpj</text:p>
          </table:table-cell>
        </table:table-row>
        <table:table-row table:style-name="ro1">
          <table:table-cell table:style-name="ce1" office:value-type="float" office:value="15919" calcext:value-type="float">
            <text:p>15919</text:p>
          </table:table-cell>
          <table:table-cell table:style-name="ce3" office:value-type="string" calcext:value-type="string">
            <text:p>CONTROLADOR DIGITAL DE TEMPERATURA INV-KA KA2-02-J-L2</text:p>
          </table:table-cell>
          <table:table-cell table:style-name="ce3" office:value-type="string" calcext:value-type="string">
            <text:p>i:\documentos\softwares\renesas\r5f51303adfl\inv-179\179v02\179v02_1.01_j_stdr.rpj</text:p>
          </table:table-cell>
        </table:table-row>
        <table:table-row table:style-name="ro1">
          <table:table-cell table:style-name="ce1" office:value-type="float" office:value="15364" calcext:value-type="float">
            <text:p>15364</text:p>
          </table:table-cell>
          <table:table-cell table:style-name="ce3" office:value-type="string" calcext:value-type="string">
            <text:p>CONTROLADOR DIGITAL DE TEMPERATURA INV-KA KA2-01-M-H</text:p>
          </table:table-cell>
          <table:table-cell table:style-name="ce3" office:value-type="string" calcext:value-type="string">
            <text:p>i:\documentos\softwares\renesas\r5f51303adfl\inv-179\179v02\179v02_1.01_m_full.rpj</text:p>
          </table:table-cell>
        </table:table-row>
        <table:table-row table:style-name="ro1">
          <table:table-cell table:style-name="ce1" office:value-type="float" office:value="15387" calcext:value-type="float">
            <text:p>15387</text:p>
          </table:table-cell>
          <table:table-cell table:style-name="ce3" office:value-type="string" calcext:value-type="string">
            <text:p>CONTROLADOR DIGITAL DE TEMPERATURA INV-KA KA2-01-M-L2</text:p>
          </table:table-cell>
          <table:table-cell table:style-name="ce3" office:value-type="string" calcext:value-type="string">
            <text:p>i:\documentos\softwares\renesas\r5f51303adfl\inv-179\179v02\179v02_1.01_m_full.rpj</text:p>
          </table:table-cell>
        </table:table-row>
        <table:table-row table:style-name="ro1">
          <table:table-cell table:style-name="ce1" office:value-type="float" office:value="15921" calcext:value-type="float">
            <text:p>15921</text:p>
          </table:table-cell>
          <table:table-cell table:style-name="ce3" office:value-type="string" calcext:value-type="string">
            <text:p>CONTROLADOR DIGITAL DE TEMPERATURA INV-KA KA2-02-M-H</text:p>
          </table:table-cell>
          <table:table-cell table:style-name="ce3" office:value-type="string" calcext:value-type="string">
            <text:p>i:\documentos\softwares\renesas\r5f51303adfl\inv-179\179v02\179v02_1.01_m_stdr.rpj</text:p>
          </table:table-cell>
        </table:table-row>
        <table:table-row table:style-name="ro1">
          <table:table-cell table:style-name="ce1" office:value-type="float" office:value="15923" calcext:value-type="float">
            <text:p>15923</text:p>
          </table:table-cell>
          <table:table-cell table:style-name="ce3" office:value-type="string" calcext:value-type="string">
            <text:p>CONTROLADOR DIGITAL DE TEMPERATURA INV-KA KA2-02-M-L2</text:p>
          </table:table-cell>
          <table:table-cell table:style-name="ce3" office:value-type="string" calcext:value-type="string">
            <text:p>i:\documentos\softwares\renesas\r5f51303adfl\inv-179\179v02\179v02_1.01_m_stdr.rpj</text:p>
          </table:table-cell>
        </table:table-row>
        <table:table-row table:style-name="ro1">
          <table:table-cell table:style-name="ce1" office:value-type="float" office:value="15243" calcext:value-type="float">
            <text:p>15243</text:p>
          </table:table-cell>
          <table:table-cell table:style-name="ce3" office:value-type="string" calcext:value-type="string">
            <text:p>ACIONADOR ELETRONICO <text:s/>INV-TA TA2-01-H</text:p>
          </table:table-cell>
          <table:table-cell table:style-name="ce3" office:value-type="string" calcext:value-type="string">
            <text:p>i:\documentos\softwares\renesas\r5f51303adfl\inv-179\179v03\179v03_1.22.rpj</text:p>
          </table:table-cell>
        </table:table-row>
        <table:table-row table:style-name="ro1">
          <table:table-cell table:style-name="ce1" office:value-type="float" office:value="15598" calcext:value-type="float">
            <text:p>15598</text:p>
          </table:table-cell>
          <table:table-cell table:style-name="ce3" office:value-type="string" calcext:value-type="string">
            <text:p>ACIONADOR ELETRONICO <text:s/>INV-TA TA2-01-L2</text:p>
          </table:table-cell>
          <table:table-cell table:style-name="ce3" office:value-type="string" calcext:value-type="string">
            <text:p>i:\documentos\softwares\renesas\r5f51303adfl\inv-179\179v03\179v03_1.22.rpj</text:p>
          </table:table-cell>
        </table:table-row>
        <table:table-row table:style-name="ro1">
          <table:table-cell table:style-name="ce1" office:value-type="float" office:value="15492" calcext:value-type="float">
            <text:p>15492</text:p>
          </table:table-cell>
          <table:table-cell table:style-name="ce3" office:value-type="string" calcext:value-type="string">
            <text:p>CONTADOR DIGITAL INV-CA CA2-01-H</text:p>
          </table:table-cell>
          <table:table-cell table:style-name="ce3" office:value-type="string" calcext:value-type="string">
            <text:p>i:\documentos\softwares\renesas\r5f51303adfl\inv-179\179v04\179v04_1.12.rpj</text:p>
          </table:table-cell>
        </table:table-row>
        <table:table-row table:style-name="ro1">
          <table:table-cell table:style-name="ce1" office:value-type="float" office:value="15493" calcext:value-type="float">
            <text:p>15493</text:p>
          </table:table-cell>
          <table:table-cell table:style-name="ce3" office:value-type="string" calcext:value-type="string">
            <text:p>CONTADOR DIGITAL INV-CA CA2-01-L2</text:p>
          </table:table-cell>
          <table:table-cell table:style-name="ce3" office:value-type="string" calcext:value-type="string">
            <text:p>i:\documentos\softwares\renesas\r5f51303adfl\inv-179\179v04\179v04_1.12.rpj</text:p>
          </table:table-cell>
        </table:table-row>
        <table:table-row table:style-name="ro1">
          <table:table-cell table:style-name="ce1" office:value-type="float" office:value="16017" calcext:value-type="float">
            <text:p>16017</text:p>
          </table:table-cell>
          <table:table-cell table:style-name="ce3" office:value-type="string" calcext:value-type="string">
            <text:p>CONTROLADOR DIGITAL DE TEMPERATURA INV-KA KA2-03-J-H-RRRR</text:p>
          </table:table-cell>
          <table:table-cell table:style-name="ce3" office:value-type="string" calcext:value-type="string">
            <text:p>i:\documentos\softwares\renesas\r5f51303adfl\inv-179\179v05\179v05_0.14_j.rpj</text:p>
          </table:table-cell>
        </table:table-row>
        <table:table-row table:style-name="ro1">
          <table:table-cell table:style-name="ce1" office:value-type="float" office:value="16018" calcext:value-type="float">
            <text:p>16018</text:p>
          </table:table-cell>
          <table:table-cell table:style-name="ce3" office:value-type="string" calcext:value-type="string">
            <text:p>CONTROLADOR DIGITAL DE TEMPERATURA INV-KA KA2-03-M-H-RRRR</text:p>
          </table:table-cell>
          <table:table-cell table:style-name="ce3" office:value-type="string" calcext:value-type="string">
            <text:p>i:\documentos\softwares\renesas\r5f51303adfl\inv-179\179v05\179v05_0.14_m.rpj</text:p>
          </table:table-cell>
        </table:table-row>
        <table:table-row table:style-name="ro1">
          <table:table-cell table:style-name="ce1" office:value-type="float" office:value="16019" calcext:value-type="float">
            <text:p>16019</text:p>
          </table:table-cell>
          <table:table-cell table:style-name="ce3" office:value-type="string" calcext:value-type="string">
            <text:p>CONTROLADOR DIGITAL DE TEMPERATURA INV-KA KA2-03-M-H-SSSS</text:p>
          </table:table-cell>
          <table:table-cell table:style-name="ce3" office:value-type="string" calcext:value-type="string">
            <text:p>i:\documentos\softwares\renesas\r5f51303adfl\inv-179\179v05\179v05_0.14_m.rpj</text:p>
          </table:table-cell>
        </table:table-row>
        <table:table-row table:style-name="ro1">
          <table:table-cell table:style-name="ce1" office:value-type="float" office:value="15430" calcext:value-type="float">
            <text:p>15430</text:p>
          </table:table-cell>
          <table:table-cell table:style-name="ce3" office:value-type="string" calcext:value-type="string">
            <text:p>CONTROLADOR DIGITAL DE TEMPERATURA COM TEMPORIZADOR INV-YA YA2-11-J-H</text:p>
          </table:table-cell>
          <table:table-cell table:style-name="ce3" office:value-type="string" calcext:value-type="string">
            <text:p>i:\documentos\softwares\renesas\r5f51303adfl\inv-179\179v11\179v11_1.00_j.rpj</text:p>
          </table:table-cell>
        </table:table-row>
        <table:table-row table:style-name="ro1">
          <table:table-cell table:style-name="ce1" office:value-type="float" office:value="15599" calcext:value-type="float">
            <text:p>15599</text:p>
          </table:table-cell>
          <table:table-cell table:style-name="ce3" office:value-type="string" calcext:value-type="string">
            <text:p>CONTROLADOR DIGITAL DE TEMPERATURA COM TEMPORIZADOR INV-YA YA2-11-J-L2</text:p>
          </table:table-cell>
          <table:table-cell table:style-name="ce3" office:value-type="string" calcext:value-type="string">
            <text:p>i:\documentos\softwares\renesas\r5f51303adfl\inv-179\179v11\179v11_1.00_j.rpj</text:p>
          </table:table-cell>
        </table:table-row>
        <table:table-row table:style-name="ro1">
          <table:table-cell table:style-name="ce1" office:value-type="float" office:value="15431" calcext:value-type="float">
            <text:p>15431</text:p>
          </table:table-cell>
          <table:table-cell table:style-name="ce3" office:value-type="string" calcext:value-type="string">
            <text:p>CONTROLADOR DIGITAL DE TEMPERATURA COM TEMPORIZADOR INV-YA YA2-11-M-H</text:p>
          </table:table-cell>
          <table:table-cell table:style-name="ce3" office:value-type="string" calcext:value-type="string">
            <text:p>i:\documentos\softwares\renesas\r5f51303adfl\inv-179\179v11\179v11_1.00_m.rpj</text:p>
          </table:table-cell>
        </table:table-row>
        <table:table-row table:style-name="ro1">
          <table:table-cell table:style-name="ce1" office:value-type="float" office:value="15600" calcext:value-type="float">
            <text:p>15600</text:p>
          </table:table-cell>
          <table:table-cell table:style-name="ce3" office:value-type="string" calcext:value-type="string">
            <text:p>CONTROLADOR DIGITAL DE TEMPERATURA COM TEMPORIZADOR INV-YA YA2-11-M-L2</text:p>
          </table:table-cell>
          <table:table-cell table:style-name="ce3" office:value-type="string" calcext:value-type="string">
            <text:p>i:\documentos\softwares\renesas\r5f51303adfl\inv-179\179v11\179v11_1.00_m.rpj</text:p>
          </table:table-cell>
        </table:table-row>
        <table:table-row table:style-name="ro1">
          <table:table-cell table:style-name="ce1" office:value-type="float" office:value="10873" calcext:value-type="float">
            <text:p>10873</text:p>
          </table:table-cell>
          <table:table-cell table:style-name="ce3" office:value-type="string" calcext:value-type="string">
            <text:p>CONTROLADOR DIGITAL DE TEMPERATURA COM TEMPORIZADOR INV-YB YB1-01-J-H-F</text:p>
          </table:table-cell>
          <table:table-cell table:style-name="ce3" office:value-type="string" calcext:value-type="string">
            <text:p>i:\documentos\softwares\renesas\r5f51303adfl\inv-189\189v01\189v01_3.50_j.rpj</text:p>
          </table:table-cell>
        </table:table-row>
        <table:table-row table:style-name="ro1">
          <table:table-cell table:style-name="ce1" office:value-type="float" office:value="15696" calcext:value-type="float">
            <text:p>15696</text:p>
          </table:table-cell>
          <table:table-cell table:style-name="ce3" office:value-type="string" calcext:value-type="string">
            <text:p>CONTROLADOR DIGITAL DE TEMPERATURA COM TEMPORIZADOR INV-YB YB1-01A-J-H-F</text:p>
          </table:table-cell>
          <table:table-cell table:style-name="ce3" office:value-type="string" calcext:value-type="string">
            <text:p>i:\documentos\softwares\renesas\r5f51303adfl\inv-189\189v01\189v01_3.50_j.rpj</text:p>
          </table:table-cell>
        </table:table-row>
        <table:table-row table:style-name="ro1">
          <table:table-cell table:style-name="ce1" office:value-type="float" office:value="11216" calcext:value-type="float">
            <text:p>11216</text:p>
          </table:table-cell>
          <table:table-cell table:style-name="ce3" office:value-type="string" calcext:value-type="string">
            <text:p>CONTROLADOR DIGITAL DE TEMPERATURA COM TEMPORIZADOR INV-YB YB1-03-J-H-F</text:p>
          </table:table-cell>
          <table:table-cell table:style-name="ce3" office:value-type="string" calcext:value-type="string">
            <text:p>i:\documentos\softwares\renesas\r5f51303adfl\inv-189\189v02\189v02.rpj</text:p>
          </table:table-cell>
        </table:table-row>
        <table:table-row table:style-name="ro1">
          <table:table-cell table:style-name="ce1" office:value-type="float" office:value="12080" calcext:value-type="float">
            <text:p>12080</text:p>
          </table:table-cell>
          <table:table-cell table:style-name="ce3" office:value-type="string" calcext:value-type="string">
            <text:p>CONTROLADOR DIGITAL DE TEMPERATURA COM TEMPORIZADOR INV-YB YB1-05-J-H-F</text:p>
          </table:table-cell>
          <table:table-cell table:style-name="ce3" office:value-type="string" calcext:value-type="string">
            <text:p>i:\documentos\softwares\renesas\r5f51303adfl\inv-189\189v03\189v03_2.81_j.rpj</text:p>
          </table:table-cell>
        </table:table-row>
        <table:table-row table:style-name="ro1">
          <table:table-cell table:style-name="ce1" office:value-type="float" office:value="12141" calcext:value-type="float">
            <text:p>12141</text:p>
          </table:table-cell>
          <table:table-cell table:style-name="ce3" office:value-type="string" calcext:value-type="string">
            <text:p>CONTROLADOR DIGITAL DE TEMPERATURA COM TEMPORIZADOR INV-YB YB1-06-J-H-F</text:p>
          </table:table-cell>
          <table:table-cell table:style-name="ce3" office:value-type="string" calcext:value-type="string">
            <text:p>i:\documentos\softwares\renesas\r5f51303adfl\inv-189\189v04\189v04_2.61_j.rpj</text:p>
          </table:table-cell>
        </table:table-row>
        <table:table-row table:style-name="ro1">
          <table:table-cell table:style-name="ce1" office:value-type="float" office:value="15219" calcext:value-type="float">
            <text:p>15219</text:p>
          </table:table-cell>
          <table:table-cell table:style-name="ce3" office:value-type="string" calcext:value-type="string">
            <text:p>CONTROLADOR DIGITAL DE TEMPERATURA COM TEMPORIZADOR INV-YB YB4-01-J-H-F</text:p>
          </table:table-cell>
          <table:table-cell table:style-name="ce3" office:value-type="string" calcext:value-type="string">
            <text:p>i:\documentos\softwares\renesas\r5f51303adfl\inv-189\189v04\189v04_2.61_j.rpj</text:p>
          </table:table-cell>
        </table:table-row>
        <table:table-row table:style-name="ro1">
          <table:table-cell table:style-name="ce1" office:value-type="float" office:value="12142" calcext:value-type="float">
            <text:p>12142</text:p>
          </table:table-cell>
          <table:table-cell table:style-name="ce3" office:value-type="string" calcext:value-type="string">
            <text:p>CONTROLADOR DIGITAL DE TEMPERATURA COM TEMPORIZADOR INV-YB YB1-07-J-H-F</text:p>
          </table:table-cell>
          <table:table-cell table:style-name="ce3" office:value-type="string" calcext:value-type="string">
            <text:p>i:\documentos\softwares\renesas\r5f51303adfl\inv-189\189v05\189v05.rpj</text:p>
          </table:table-cell>
        </table:table-row>
        <table:table-row table:style-name="ro1">
          <table:table-cell table:style-name="ce1" office:value-type="float" office:value="12752" calcext:value-type="float">
            <text:p>12752</text:p>
          </table:table-cell>
          <table:table-cell table:style-name="ce3" office:value-type="string" calcext:value-type="string">
            <text:p>CONTROLADOR DIGITAL DE TEMPERATURA COM TEMPORIZADOR INV-YB YB1-08-J-H-F</text:p>
          </table:table-cell>
          <table:table-cell table:style-name="ce3" office:value-type="string" calcext:value-type="string">
            <text:p>i:\documentos\softwares\renesas\r5f51303adfl\inv-189\189v06\189v06_2.32_j.rpj</text:p>
          </table:table-cell>
        </table:table-row>
        <table:table-row table:style-name="ro1">
          <table:table-cell table:style-name="ce1" office:value-type="float" office:value="13820" calcext:value-type="float">
            <text:p>13820</text:p>
          </table:table-cell>
          <table:table-cell table:style-name="ce3" office:value-type="string" calcext:value-type="string">
            <text:p>CONTROLADOR DIGITAL DE TEMPERATURA COM TEMPORIZADOR INV-YB YB1-09-J-H</text:p>
          </table:table-cell>
          <table:table-cell table:style-name="ce3" office:value-type="string" calcext:value-type="string">
            <text:p>i:\documentos\softwares\renesas\r5f51303adfl\inv-189\189v07\189v07_2.12.rpj</text:p>
          </table:table-cell>
        </table:table-row>
        <table:table-row table:style-name="ro1">
          <table:table-cell table:style-name="ce1" office:value-type="float" office:value="13166" calcext:value-type="float">
            <text:p>13166</text:p>
          </table:table-cell>
          <table:table-cell table:style-name="ce3" office:value-type="string" calcext:value-type="string">
            <text:p>ACIONADOR ELETRONICO INV- TB TB1-01-H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</table:table-row>
        <table:table-row table:style-name="ro1">
          <table:table-cell table:style-name="ce1" office:value-type="float" office:value="16966" calcext:value-type="float">
            <text:p>16966</text:p>
          </table:table-cell>
          <table:table-cell table:style-name="ce3" office:value-type="string" calcext:value-type="string">
            <text:p>ACIONADOR ELETRONICO INV- TB TB1-01A-H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</table:table-row>
        <table:table-row table:style-name="ro1">
          <table:table-cell table:style-name="ce1" office:value-type="float" office:value="16083" calcext:value-type="float">
            <text:p>16083</text:p>
          </table:table-cell>
          <table:table-cell table:style-name="ce3" office:value-type="string" calcext:value-type="string">
            <text:p>ACIONADOR ELETRONICO INV-TB TB1-01-L2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</table:table-row>
        <table:table-row table:style-name="ro1">
          <table:table-cell table:style-name="ce1" office:value-type="float" office:value="14547" calcext:value-type="float">
            <text:p>14547</text:p>
          </table:table-cell>
          <table:table-cell table:style-name="ce3" office:value-type="string" calcext:value-type="string">
            <text:p>CONTROLADOR DIGITAL DE TEMPERATURA COM TEMPORIZADOR INV-YB YB1-11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</table:table-row>
        <table:table-row table:style-name="ro1">
          <table:table-cell table:style-name="ce1" office:value-type="float" office:value="14192" calcext:value-type="float">
            <text:p>14192</text:p>
          </table:table-cell>
          <table:table-cell table:style-name="ce3" office:value-type="string" calcext:value-type="string">
            <text:p>CONTROLADOR DIGITAL DE TEMPERATURA COM TEMPORIZADOR INV-YB YB1-11-J-H-F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</table:table-row>
        <table:table-row table:style-name="ro1">
          <table:table-cell table:style-name="ce1" office:value-type="float" office:value="14829" calcext:value-type="float">
            <text:p>14829</text:p>
          </table:table-cell>
          <table:table-cell table:style-name="ce3" office:value-type="string" calcext:value-type="string">
            <text:p>CONTROLADOR DIGITAL DE TEMPERATURA COM TEMPORIZADOR INV-YB YB1-11-J-L2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</table:table-row>
        <table:table-row table:style-name="ro1">
          <table:table-cell table:style-name="ce1" office:value-type="float" office:value="15329" calcext:value-type="float">
            <text:p>15329</text:p>
          </table:table-cell>
          <table:table-cell table:style-name="ce3" office:value-type="string" calcext:value-type="string">
            <text:p>CONTROLADOR DIGITAL DE TEMPERATURA COM TEMPORIZADOR INV-YB YB1-11A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</table:table-row>
        <table:table-row table:style-name="ro1">
          <table:table-cell table:style-name="ce1" office:value-type="float" office:value="16111" calcext:value-type="float">
            <text:p>16111</text:p>
          </table:table-cell>
          <table:table-cell table:style-name="ce3" office:value-type="string" calcext:value-type="string">
            <text:p>CONTROLADOR DIGITAL DE TEMPERATURA COM TEMPORIZADOR INV-YB YB1-11B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</table:table-row>
        <table:table-row table:style-name="ro1">
          <table:table-cell table:style-name="ce1" office:value-type="float" office:value="16202" calcext:value-type="float">
            <text:p>16202</text:p>
          </table:table-cell>
          <table:table-cell table:style-name="ce3" office:value-type="string" calcext:value-type="string">
            <text:p>CONTROLADOR DIGITAL DE TEMPERATURA COM TEMPORIZADOR INV-YB YB1-11C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</table:table-row>
        <table:table-row table:style-name="ro1">
          <table:table-cell table:style-name="ce1" office:value-type="float" office:value="16298" calcext:value-type="float">
            <text:p>16298</text:p>
          </table:table-cell>
          <table:table-cell table:style-name="ce3" office:value-type="string" calcext:value-type="string">
            <text:p>CONTROLADOR DIGITAL DE TEMPERATURA COM TEMPORIZADOR INV-YB YB1-11D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</table:table-row>
        <table:table-row table:style-name="ro1">
          <table:table-cell table:style-name="ce1" office:value-type="float" office:value="16405" calcext:value-type="float">
            <text:p>16405</text:p>
          </table:table-cell>
          <table:table-cell table:style-name="ce3" office:value-type="string" calcext:value-type="string">
            <text:p>CONTROLADOR DIGITAL DE TEMPERATURA COM TEMPORIZADOR INV-YB YB1-11E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</table:table-row>
        <table:table-row table:style-name="ro1">
          <table:table-cell table:style-name="ce1" office:value-type="float" office:value="14833" calcext:value-type="float">
            <text:p>14833</text:p>
          </table:table-cell>
          <table:table-cell table:style-name="ce3" office:value-type="string" calcext:value-type="string">
            <text:p>CONTROLADOR DIGITAL DE TEMPERATURA COM TEMPORIZADOR INV-YB YB1-11-M-H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</table:table-row>
        <table:table-row table:style-name="ro1">
          <table:table-cell table:style-name="ce1" office:value-type="float" office:value="14832" calcext:value-type="float">
            <text:p>14832</text:p>
          </table:table-cell>
          <table:table-cell table:style-name="ce3" office:value-type="string" calcext:value-type="string">
            <text:p>CONTROLADOR DIGITAL DE TEMPERATURA COM TEMPORIZADOR INV-YB YB1-11-M-H-F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</table:table-row>
        <table:table-row table:style-name="ro1">
          <table:table-cell table:style-name="ce1" office:value-type="float" office:value="14834" calcext:value-type="float">
            <text:p>14834</text:p>
          </table:table-cell>
          <table:table-cell table:style-name="ce3" office:value-type="string" calcext:value-type="string">
            <text:p>CONTROLADOR DIGITAL DE TEMPERATURA COM TEMPORIZADOR INV-YB YB1-11-M-L2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</table:table-row>
        <table:table-row table:style-name="ro1">
          <table:table-cell table:style-name="ce1" office:value-type="float" office:value="16071" calcext:value-type="float">
            <text:p>16071</text:p>
          </table:table-cell>
          <table:table-cell table:style-name="ce3" office:value-type="string" calcext:value-type="string">
            <text:p>CONTROLADOR DIGITAL DE TEMPERATURA COM TEMPORIZADOR INV-YB YB1-13-J-H</text:p>
          </table:table-cell>
          <table:table-cell table:style-name="ce3" office:value-type="string" calcext:value-type="string">
            <text:p>i:\documentos\softwares\renesas\r5f51303adfl\inv-189\189v12\189v12_1.01_j.rpj</text:p>
          </table:table-cell>
        </table:table-row>
        <table:table-row table:style-name="ro1">
          <table:table-cell table:style-name="ce1" office:value-type="float" office:value="16073" calcext:value-type="float">
            <text:p>16073</text:p>
          </table:table-cell>
          <table:table-cell table:style-name="ce3" office:value-type="string" calcext:value-type="string">
            <text:p>CONTROLADOR DIGITAL DE TEMPERATURA COM TEMPORIZADOR INV-YB YB1-13-J-L2</text:p>
          </table:table-cell>
          <table:table-cell table:style-name="ce3" office:value-type="string" calcext:value-type="string">
            <text:p>i:\documentos\softwares\renesas\r5f51303adfl\inv-189\189v12\189v12_1.01_j.rpj</text:p>
          </table:table-cell>
        </table:table-row>
        <table:table-row table:style-name="ro1">
          <table:table-cell table:style-name="ce1" office:value-type="float" office:value="16072" calcext:value-type="float">
            <text:p>16072</text:p>
          </table:table-cell>
          <table:table-cell table:style-name="ce3" office:value-type="string" calcext:value-type="string">
            <text:p>CONTROLADOR DIGITAL DE TEMPERATURA COM TEMPORIZADOR INV-YB YB1-13-M-H</text:p>
          </table:table-cell>
          <table:table-cell table:style-name="ce3" office:value-type="string" calcext:value-type="string">
            <text:p>i:\documentos\softwares\renesas\r5f51303adfl\inv-189\189v12\189v12_1.01_m.rpj</text:p>
          </table:table-cell>
        </table:table-row>
        <table:table-row table:style-name="ro1">
          <table:table-cell table:style-name="ce1" office:value-type="float" office:value="16074" calcext:value-type="float">
            <text:p>16074</text:p>
          </table:table-cell>
          <table:table-cell table:style-name="ce3" office:value-type="string" calcext:value-type="string">
            <text:p>CONTROLADOR DIGITAL DE TEMPERATURA COM TEMPORIZADOR INV-YB YB1-13-M-L2</text:p>
          </table:table-cell>
          <table:table-cell table:style-name="ce3" office:value-type="string" calcext:value-type="string">
            <text:p>i:\documentos\softwares\renesas\r5f51303adfl\inv-189\189v12\189v12_1.01_m.rpj</text:p>
          </table:table-cell>
        </table:table-row>
        <table:table-row table:style-name="ro1">
          <table:table-cell table:style-name="ce1" office:value-type="float" office:value="15147" calcext:value-type="float">
            <text:p>15147</text:p>
          </table:table-cell>
          <table:table-cell table:style-name="ce3" office:value-type="string" calcext:value-type="string">
            <text:p>CONTROLADOR DIGITAL DE TEMPERATURA COM TEMPORIZADOR INV-YB YB1-12-N1-H</text:p>
          </table:table-cell>
          <table:table-cell table:style-name="ce3" office:value-type="string" calcext:value-type="string">
            <text:p>i:\documentos\softwares\renesas\r5f51303adfl\inv-189\189v13\189v13_0.29_n1.rpj</text:p>
          </table:table-cell>
        </table:table-row>
        <table:table-row table:style-name="ro1">
          <table:table-cell table:style-name="ce1" office:value-type="float" office:value="15796" calcext:value-type="float">
            <text:p>15796</text:p>
          </table:table-cell>
          <table:table-cell table:style-name="ce3" office:value-type="string" calcext:value-type="string">
            <text:p>CONTROLADOR DIGITAL DE TEMPERATURA COM TEMPORIZADOR INV-YB YB1-14-J-H</text:p>
          </table:table-cell>
          <table:table-cell table:style-name="ce3" office:value-type="string" calcext:value-type="string">
            <text:p>i:\documentos\softwares\renesas\r5f51303adfl\inv-189\189v14\189v14_0.23.rpj</text:p>
          </table:table-cell>
        </table:table-row>
        <table:table-row table:style-name="ro1">
          <table:table-cell table:style-name="ce1" office:value-type="float" office:value="16036" calcext:value-type="float">
            <text:p>16036</text:p>
          </table:table-cell>
          <table:table-cell table:style-name="ce3" office:value-type="string" calcext:value-type="string">
            <text:p>CONTROLADOR DIGITAL DE TEMPERATURA COM TEMPORIZADOR INV-YB YB1-14A-J-H</text:p>
          </table:table-cell>
          <table:table-cell table:style-name="ce3" office:value-type="string" calcext:value-type="string">
            <text:p>i:\documentos\softwares\renesas\r5f51303adfl\inv-189\189v14\189v14_0.23.rpj</text:p>
          </table:table-cell>
        </table:table-row>
        <table:table-row table:style-name="ro1">
          <table:table-cell table:style-name="ce1" office:value-type="float" office:value="15989" calcext:value-type="float">
            <text:p>15989</text:p>
          </table:table-cell>
          <table:table-cell table:style-name="ce3" office:value-type="string" calcext:value-type="string">
            <text:p>CONTROLADOR DIGITAL DE TEMPERATURA INV-KB KB1-03-P-H</text:p>
          </table:table-cell>
          <table:table-cell table:style-name="ce3" office:value-type="string" calcext:value-type="string">
            <text:p>i:\documentos\softwares\renesas\r5f51303adfl\inv-189\189v15\189v15_0.10.rpj</text:p>
          </table:table-cell>
        </table:table-row>
        <table:table-row table:style-name="ro1">
          <table:table-cell table:style-name="ce1" office:value-type="float" office:value="15990" calcext:value-type="float">
            <text:p>15990</text:p>
          </table:table-cell>
          <table:table-cell table:style-name="ce3" office:value-type="string" calcext:value-type="string">
            <text:p>CONTROLADOR DIGITAL DE TEMPERATURA INV-KB KB1-03-P-L2</text:p>
          </table:table-cell>
          <table:table-cell table:style-name="ce3" office:value-type="string" calcext:value-type="string">
            <text:p>i:\documentos\softwares\renesas\r5f51303adfl\inv-189\189v15\189v15_0.10.rpj</text:p>
          </table:table-cell>
        </table:table-row>
        <table:table-row table:style-name="ro1">
          <table:table-cell table:style-name="ce1" office:value-type="float" office:value="15991" calcext:value-type="float">
            <text:p>15991</text:p>
          </table:table-cell>
          <table:table-cell table:style-name="ce3" office:value-type="string" calcext:value-type="string">
            <text:p>CONTROLADOR DIGITAL DE TEMPERATURA COM TEMPORIZADOR INV-YB YB1-16-J-H</text:p>
          </table:table-cell>
          <table:table-cell table:style-name="ce3" office:value-type="string" calcext:value-type="string">
            <text:p>i:\documentos\softwares\renesas\r5f51303adfl\inv-189\189v16\189v16_1.03_j.rpj</text:p>
          </table:table-cell>
        </table:table-row>
        <table:table-row table:style-name="ro1">
          <table:table-cell table:style-name="ce1" office:value-type="float" office:value="15992" calcext:value-type="float">
            <text:p>15992</text:p>
          </table:table-cell>
          <table:table-cell table:style-name="ce3" office:value-type="string" calcext:value-type="string">
            <text:p>CONTROLADOR DIGITAL DE TEMPERATURA COM TEMPORIZADOR INV-YB YB1-16-J-L2</text:p>
          </table:table-cell>
          <table:table-cell table:style-name="ce3" office:value-type="string" calcext:value-type="string">
            <text:p>i:\documentos\softwares\renesas\r5f51303adfl\inv-189\189v16\189v16_1.03_j.rpj</text:p>
          </table:table-cell>
        </table:table-row>
        <table:table-row table:style-name="ro1">
          <table:table-cell table:style-name="ce1" office:value-type="float" office:value="16210" calcext:value-type="float">
            <text:p>16210</text:p>
          </table:table-cell>
          <table:table-cell table:style-name="ce3" office:value-type="string" calcext:value-type="string">
            <text:p>CONTROLADOR DIGITAL DE TEMPERATURA INV-KB KB1-06-J-H</text:p>
          </table:table-cell>
          <table:table-cell table:style-name="ce3" office:value-type="string" calcext:value-type="string">
            <text:p>i:\documentos\softwares\renesas\r5f51303adfl\inv-189\189v17\189v17_0.10_j_full.rpj</text:p>
          </table:table-cell>
        </table:table-row>
        <table:table-row table:style-name="ro1">
          <table:table-cell table:style-name="ce1" office:value-type="float" office:value="16212" calcext:value-type="float">
            <text:p>16212</text:p>
          </table:table-cell>
          <table:table-cell table:style-name="ce3" office:value-type="string" calcext:value-type="string">
            <text:p>CONTROLADOR DIGITAL DE TEMPERATURA INV-KB KB1-06-J-L2</text:p>
          </table:table-cell>
          <table:table-cell table:style-name="ce3" office:value-type="string" calcext:value-type="string">
            <text:p>i:\documentos\softwares\renesas\r5f51303adfl\inv-189\189v17\189v17_0.10_j_full.rpj</text:p>
          </table:table-cell>
        </table:table-row>
        <table:table-row table:style-name="ro1">
          <table:table-cell table:style-name="ce1" office:value-type="float" office:value="16058" calcext:value-type="float">
            <text:p>16058</text:p>
          </table:table-cell>
          <table:table-cell table:style-name="ce3" office:value-type="string" calcext:value-type="string">
            <text:p>CONTROLADOR DIGITAL DE TEMPERATURA INV-KB KB1-05-J-H</text:p>
          </table:table-cell>
          <table:table-cell table:style-name="ce3" office:value-type="string" calcext:value-type="string">
            <text:p>i:\documentos\softwares\renesas\r5f51303adfl\inv-189\189v17\189v17_0.10_j_stdr.rpj</text:p>
          </table:table-cell>
        </table:table-row>
        <table:table-row table:style-name="ro1">
          <table:table-cell table:style-name="ce1" office:value-type="float" office:value="16060" calcext:value-type="float">
            <text:p>16060</text:p>
          </table:table-cell>
          <table:table-cell table:style-name="ce3" office:value-type="string" calcext:value-type="string">
            <text:p>CONTROLADOR DIGITAL DE TEMPERATURA INV-KB KB1-05-J-L2</text:p>
          </table:table-cell>
          <table:table-cell table:style-name="ce3" office:value-type="string" calcext:value-type="string">
            <text:p>i:\documentos\softwares\renesas\r5f51303adfl\inv-189\189v17\189v17_0.10_j_stdr.rpj</text:p>
          </table:table-cell>
        </table:table-row>
        <table:table-row table:style-name="ro1">
          <table:table-cell table:style-name="ce1" office:value-type="float" office:value="16209" calcext:value-type="float">
            <text:p>16209</text:p>
          </table:table-cell>
          <table:table-cell table:style-name="ce3" office:value-type="string" calcext:value-type="string">
            <text:p>PLACA PRONTA LMP 03M4PL1_3.00 (B20/12V)</text:p>
          </table:table-cell>
          <table:table-cell table:style-name="ce3" office:value-type="string" calcext:value-type="string">
            <text:p>i:\documentos\softwares\renesas\r5f51303adfl\inv-189\189v17\189v17_0.10_j.rpj</text:p>
          </table:table-cell>
        </table:table-row>
        <table:table-row table:style-name="ro1">
          <table:table-cell table:style-name="ce1" office:value-type="float" office:value="16211" calcext:value-type="float">
            <text:p>16211</text:p>
          </table:table-cell>
          <table:table-cell table:style-name="ce3" office:value-type="string" calcext:value-type="string">
            <text:p>CONTROLADOR DIGITAL DE TEMPERATURA INV-KB KB1-06-M-H</text:p>
          </table:table-cell>
          <table:table-cell table:style-name="ce3" office:value-type="string" calcext:value-type="string">
            <text:p>i:\documentos\softwares\renesas\r5f51303adfl\inv-189\189v17\189v17_0.10_m_full.rpj</text:p>
          </table:table-cell>
        </table:table-row>
        <table:table-row table:style-name="ro1">
          <table:table-cell table:style-name="ce1" office:value-type="float" office:value="16213" calcext:value-type="float">
            <text:p>16213</text:p>
          </table:table-cell>
          <table:table-cell table:style-name="ce3" office:value-type="string" calcext:value-type="string">
            <text:p>CONTROLADOR DIGITAL DE TEMPERATURA INV-KB KB1-06-M-L2</text:p>
          </table:table-cell>
          <table:table-cell table:style-name="ce3" office:value-type="string" calcext:value-type="string">
            <text:p>i:\documentos\softwares\renesas\r5f51303adfl\inv-189\189v17\189v17_0.10_m_full.rpj</text:p>
          </table:table-cell>
        </table:table-row>
        <table:table-row table:style-name="ro1">
          <table:table-cell table:style-name="ce1" office:value-type="float" office:value="16059" calcext:value-type="float">
            <text:p>16059</text:p>
          </table:table-cell>
          <table:table-cell table:style-name="ce3" office:value-type="string" calcext:value-type="string">
            <text:p>CONTROLADOR DIGITAL DE TEMPERATURA INV-KB KB1-05-M-H</text:p>
          </table:table-cell>
          <table:table-cell table:style-name="ce3" office:value-type="string" calcext:value-type="string">
            <text:p>i:\documentos\softwares\renesas\r5f51303adfl\inv-189\189v17\189v17_0.10_m_stdr.rpj</text:p>
          </table:table-cell>
        </table:table-row>
        <table:table-row table:style-name="ro1">
          <table:table-cell table:style-name="ce1" office:value-type="float" office:value="16061" calcext:value-type="float">
            <text:p>16061</text:p>
          </table:table-cell>
          <table:table-cell table:style-name="ce3" office:value-type="string" calcext:value-type="string">
            <text:p>CONTROLADOR DIGITAL DE TEMPERATURA INV-KB KB1-05-M-L2</text:p>
          </table:table-cell>
          <table:table-cell table:style-name="ce3" office:value-type="string" calcext:value-type="string">
            <text:p>i:\documentos\softwares\renesas\r5f51303adfl\inv-189\189v17\189v17_0.10_m_stdr.rpj</text:p>
          </table:table-cell>
        </table:table-row>
        <table:table-row table:style-name="ro1">
          <table:table-cell table:style-name="ce1" office:value-type="float" office:value="16057" calcext:value-type="float">
            <text:p>16057</text:p>
          </table:table-cell>
          <table:table-cell table:style-name="ce3" office:value-type="string" calcext:value-type="string">
            <text:p>CONTROLADOR DIGITAL DE TEMPERATURA COM TEMPORIZADOR INV-YB YB1-18-J-H-F</text:p>
          </table:table-cell>
          <table:table-cell table:style-name="ce3" office:value-type="string" calcext:value-type="string">
            <text:p>i:\documentos\softwares\renesas\r5f51303adfl\inv-189\189v18\189v18_0.14.rpj</text:p>
          </table:table-cell>
        </table:table-row>
        <table:table-row table:style-name="ro1">
          <table:table-cell table:style-name="ce1" office:value-type="float" office:value="16056" calcext:value-type="float">
            <text:p>16056</text:p>
          </table:table-cell>
          <table:table-cell table:style-name="ce3" office:value-type="string" calcext:value-type="string">
            <text:p>CONTROLADOR DIGITAL DE TEMPERATURA COM TEMPORIZADOR INV-YB YB1-19-J-H</text:p>
          </table:table-cell>
          <table:table-cell table:style-name="ce3" office:value-type="string" calcext:value-type="string">
            <text:p>i:\documentos\softwares\renesas\r5f51303adfl\inv-189\189v19\189v19_0.12.rpj</text:p>
          </table:table-cell>
        </table:table-row>
        <table:table-row table:style-name="ro1">
          <table:table-cell table:style-name="ce1" office:value-type="float" office:value="16023" calcext:value-type="float">
            <text:p>16023</text:p>
          </table:table-cell>
          <table:table-cell table:style-name="ce3" office:value-type="string" calcext:value-type="string">
            <text:p>CONTROLADOR DIGITAL DE TEMPERATURA COM TEMPORIZADOR INV-YB YB1-20-J-H-F</text:p>
          </table:table-cell>
          <table:table-cell table:style-name="ce3" office:value-type="string" calcext:value-type="string">
            <text:p>i:\documentos\softwares\renesas\r5f51303adfl\inv-189\189v20\189v20_1.20.rpj</text:p>
          </table:table-cell>
        </table:table-row>
        <table:table-row table:style-name="ro1">
          <table:table-cell table:style-name="ce1" office:value-type="float" office:value="16062" calcext:value-type="float">
            <text:p>16062</text:p>
          </table:table-cell>
          <table:table-cell table:style-name="ce3" office:value-type="string" calcext:value-type="string">
            <text:p>CONTROLADOR DIGITAL DE TEMPERATURA COM TEMPORIZADOR INV-YB YB1-21-J-H</text:p>
          </table:table-cell>
          <table:table-cell table:style-name="ce3" office:value-type="string" calcext:value-type="string">
            <text:p>i:\documentos\softwares\renesas\r5f51303adfl\inv-189\189v21\189v21_1.00.rpj</text:p>
          </table:table-cell>
        </table:table-row>
        <table:table-row table:style-name="ro1">
          <table:table-cell table:style-name="ce1" office:value-type="float" office:value="16022" calcext:value-type="float">
            <text:p>16022</text:p>
          </table:table-cell>
          <table:table-cell table:style-name="ce3" office:value-type="string" calcext:value-type="string">
            <text:p>CONTROLADOR DIGITAL DE TEMPERATURA INV-KB KB1-04-J-H</text:p>
          </table:table-cell>
          <table:table-cell table:style-name="ce3" office:value-type="string" calcext:value-type="string">
            <text:p>i:\documentos\softwares\renesas\r5f51303adfl\inv-189\189v22\189v22_1.10.rpj</text:p>
          </table:table-cell>
        </table:table-row>
        <table:table-row table:style-name="ro1">
          <table:table-cell table:style-name="ce1" office:value-type="float" office:value="15993" calcext:value-type="float">
            <text:p>15993</text:p>
          </table:table-cell>
          <table:table-cell table:style-name="ce3" office:value-type="string" calcext:value-type="string">
            <text:p>ACIONADOR ELETRONICO INV- TB TB1-02-H</text:p>
          </table:table-cell>
          <table:table-cell table:style-name="ce3" office:value-type="string" calcext:value-type="string">
            <text:p>i:\documentos\softwares\renesas\r5f51303adfl\inv-189\189v23\189v23_1.01.rpj</text:p>
          </table:table-cell>
        </table:table-row>
        <table:table-row table:style-name="ro1">
          <table:table-cell table:style-name="ce1" office:value-type="float" office:value="16092" calcext:value-type="float">
            <text:p>16092</text:p>
          </table:table-cell>
          <table:table-cell table:style-name="ce3" office:value-type="string" calcext:value-type="string">
            <text:p>ACIONADOR ELETRONICO INV- TB TB1-02A-H</text:p>
          </table:table-cell>
          <table:table-cell table:style-name="ce3" office:value-type="string" calcext:value-type="string">
            <text:p>i:\documentos\softwares\renesas\r5f51303adfl\inv-189\189v23\189v23_1.01.rpj</text:p>
          </table:table-cell>
        </table:table-row>
        <table:table-row table:style-name="ro1">
          <table:table-cell table:style-name="ce1" office:value-type="float" office:value="15900" calcext:value-type="float">
            <text:p>15900</text:p>
          </table:table-cell>
          <table:table-cell table:style-name="ce3" office:value-type="string" calcext:value-type="string">
            <text:p>CONTROLADOR DIGITAL DE TEMPERATURA COM TEMPORIZADOR INV-YB YB1-15-J-H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</table:table-row>
        <table:table-row table:style-name="ro1">
          <table:table-cell table:style-name="ce1" office:value-type="float" office:value="15902" calcext:value-type="float">
            <text:p>15902</text:p>
          </table:table-cell>
          <table:table-cell table:style-name="ce3" office:value-type="string" calcext:value-type="string">
            <text:p>CONTROLADOR DIGITAL DE TEMPERATURA COM TEMPORIZADOR INV-YB YB1-15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</table:table-row>
        <table:table-row table:style-name="ro1">
          <table:table-cell table:style-name="ce1" office:value-type="float" office:value="15903" calcext:value-type="float">
            <text:p>15903</text:p>
          </table:table-cell>
          <table:table-cell table:style-name="ce3" office:value-type="string" calcext:value-type="string">
            <text:p>CONTROLADOR DIGITAL DE TEMPERATURA COM TEMPORIZADOR INV-YB YB1-15-J-H-SS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</table:table-row>
        <table:table-row table:style-name="ro1">
          <table:table-cell table:style-name="ce1" office:value-type="float" office:value="15904" calcext:value-type="float">
            <text:p>15904</text:p>
          </table:table-cell>
          <table:table-cell table:style-name="ce3" office:value-type="string" calcext:value-type="string">
            <text:p>CONTROLADOR DIGITAL DE TEMPERATURA COM TEMPORIZADOR INV-YB YB1-15-J-L2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</table:table-row>
        <table:table-row table:style-name="ro1">
          <table:table-cell table:style-name="ce1" office:value-type="float" office:value="15905" calcext:value-type="float">
            <text:p>15905</text:p>
          </table:table-cell>
          <table:table-cell table:style-name="ce3" office:value-type="string" calcext:value-type="string">
            <text:p>CONTROLADOR DIGITAL DE TEMPERATURA COM TEMPORIZADOR INV-YB YB1-15A-J-H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</table:table-row>
        <table:table-row table:style-name="ro1">
          <table:table-cell table:style-name="ce1" office:value-type="float" office:value="16356" calcext:value-type="float">
            <text:p>16356</text:p>
          </table:table-cell>
          <table:table-cell table:style-name="ce3" office:value-type="string" calcext:value-type="string">
            <text:p>CONTROLADOR DIGITAL DE TEMPERATURA COM TEMPORIZADOR INV-YB YB1-15A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</table:table-row>
        <table:table-row table:style-name="ro1">
          <table:table-cell table:style-name="ce1" office:value-type="float" office:value="16167" calcext:value-type="float">
            <text:p>16167</text:p>
          </table:table-cell>
          <table:table-cell table:style-name="ce3" office:value-type="string" calcext:value-type="string">
            <text:p>CONTROLADOR DIGITAL DE TEMPERATURA COM TEMPORIZADOR INV-YB YB1-15B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</table:table-row>
        <table:table-row table:style-name="ro1">
          <table:table-cell table:style-name="ce1" office:value-type="float" office:value="16148" calcext:value-type="float">
            <text:p>16148</text:p>
          </table:table-cell>
          <table:table-cell table:style-name="ce3" office:value-type="string" calcext:value-type="string">
            <text:p>CONTROLADOR DIGITAL DE TEMPERATURA COM TEMPORIZADOR INV-YB YB1-22-J-H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</table:table-row>
        <table:table-row table:style-name="ro1">
          <table:table-cell table:style-name="ce1" office:value-type="float" office:value="16665" calcext:value-type="float">
            <text:p>16665</text:p>
          </table:table-cell>
          <table:table-cell table:style-name="ce3" office:value-type="string" calcext:value-type="string">
            <text:p>CONTROLADOR DIGITAL DE TEMPERATURA COM TEMPORIZADOR INV-YB YB1-22-J-H-F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</table:table-row>
        <table:table-row table:style-name="ro1">
          <table:table-cell table:style-name="ce1" office:value-type="float" office:value="16197" calcext:value-type="float">
            <text:p>16197</text:p>
          </table:table-cell>
          <table:table-cell table:style-name="ce3" office:value-type="string" calcext:value-type="string">
            <text:p>CONTROLADOR DIGITAL DE TEMPERATURA COM TEMPORIZADOR INV-YB YB1-22A-J-H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</table:table-row>
        <table:table-row table:style-name="ro1">
          <table:table-cell table:style-name="ce1" office:value-type="float" office:value="17038" calcext:value-type="float">
            <text:p>17038</text:p>
          </table:table-cell>
          <table:table-cell table:style-name="ce3" office:value-type="string" calcext:value-type="string">
            <text:p>CONTROLADOR DIGITAL DE TEMPERATURA COM TEMPORIZADOR INV-YB YB1-22B-J-H-F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</table:table-row>
        <table:table-row table:style-name="ro1">
          <table:table-cell table:style-name="ce1" office:value-type="float" office:value="16157" calcext:value-type="float">
            <text:p>16157</text:p>
          </table:table-cell>
          <table:table-cell table:style-name="ce3" office:value-type="string" calcext:value-type="string">
            <text:p>CONTROLADOR DIGITAL DE TEMPERATURA INV-KB KB1-07-J-H-RRRR</text:p>
          </table:table-cell>
          <table:table-cell table:style-name="ce3" office:value-type="string" calcext:value-type="string">
            <text:p>i:\documentos\softwares\renesas\r5f51303adfl\inv-189\189v26\189v26_0.10_j.rpj</text:p>
          </table:table-cell>
        </table:table-row>
        <table:table-row table:style-name="ro1">
          <table:table-cell table:style-name="ce1" office:value-type="float" office:value="16158" calcext:value-type="float">
            <text:p>16158</text:p>
          </table:table-cell>
          <table:table-cell table:style-name="ce3" office:value-type="string" calcext:value-type="string">
            <text:p>CONTROLADOR DIGITAL DE TEMPERATURA INV-KB KB1-07-M-H-RRRR</text:p>
          </table:table-cell>
          <table:table-cell table:style-name="ce3" office:value-type="string" calcext:value-type="string">
            <text:p>i:\documentos\softwares\renesas\r5f51303adfl\inv-189\189v26\189v26_0.10_m.rpj</text:p>
          </table:table-cell>
        </table:table-row>
        <table:table-row table:style-name="ro1">
          <table:table-cell table:style-name="ce1" office:value-type="float" office:value="16159" calcext:value-type="float">
            <text:p>16159</text:p>
          </table:table-cell>
          <table:table-cell table:style-name="ce3" office:value-type="string" calcext:value-type="string">
            <text:p>CONTROLADOR DIGITAL DE TEMPERATURA INV-KB KB1-07-M-H-SSSS</text:p>
          </table:table-cell>
          <table:table-cell table:style-name="ce3" office:value-type="string" calcext:value-type="string">
            <text:p>i:\documentos\softwares\renesas\r5f51303adfl\inv-189\189v26\189v26_0.10_m.rpj</text:p>
          </table:table-cell>
        </table:table-row>
        <table:table-row table:style-name="ro1">
          <table:table-cell table:style-name="ce1" office:value-type="float" office:value="16205" calcext:value-type="float">
            <text:p>16205</text:p>
          </table:table-cell>
          <table:table-cell table:style-name="ce3" office:value-type="string" calcext:value-type="string">
            <text:p>CONTROLADOR DIGITAL DE TEMPERATURA COM TEMPORIZADOR INV-YB YB1-23-J-H</text:p>
          </table:table-cell>
          <table:table-cell table:style-name="ce3" office:value-type="string" calcext:value-type="string">
            <text:p>i:\documentos\softwares\renesas\r5f51303adfl\inv-189\189v27\189v27_1.00_j.rpj</text:p>
          </table:table-cell>
        </table:table-row>
        <table:table-row table:style-name="ro1">
          <table:table-cell table:style-name="ce1" office:value-type="float" office:value="16206" calcext:value-type="float">
            <text:p>16206</text:p>
          </table:table-cell>
          <table:table-cell table:style-name="ce3" office:value-type="string" calcext:value-type="string">
            <text:p>CONTROLADOR DIGITAL DE TEMPERATURA COM TEMPORIZADOR INV-YB YB1-23-M-H</text:p>
          </table:table-cell>
          <table:table-cell table:style-name="ce3" office:value-type="string" calcext:value-type="string">
            <text:p>i:\documentos\softwares\renesas\r5f51303adfl\inv-189\189v27\189v27_1.00_m.rpj</text:p>
          </table:table-cell>
        </table:table-row>
        <table:table-row table:style-name="ro1">
          <table:table-cell table:style-name="ce1" office:value-type="float" office:value="16588" calcext:value-type="float">
            <text:p>16588</text:p>
          </table:table-cell>
          <table:table-cell table:style-name="ce3" office:value-type="string" calcext:value-type="string">
            <text:p>CONTROLADOR DIGITAL DE TEMPERATURA COM TEMPORIZADOR INV-YB YB1-25-N1-H</text:p>
          </table:table-cell>
          <table:table-cell table:style-name="ce3" office:value-type="string" calcext:value-type="string">
            <text:p>i:\documentos\softwares\renesas\r5f51303adfl\inv-189\189v28\189v28_1.00.rpj</text:p>
          </table:table-cell>
        </table:table-row>
        <table:table-row table:style-name="ro1">
          <table:table-cell table:style-name="ce1" office:value-type="float" office:value="16417" calcext:value-type="float">
            <text:p>16417</text:p>
          </table:table-cell>
          <table:table-cell table:style-name="ce3" office:value-type="string" calcext:value-type="string">
            <text:p>CONTROLADOR DIGITAL DE TEMPERATURA COM TEMPORIZADOR INV-YB YB1-11F-J-H</text:p>
          </table:table-cell>
          <table:table-cell table:style-name="ce3" office:value-type="string" calcext:value-type="string">
            <text:p>i:\documentos\softwares\renesas\r5f51303adfl\inv-189\189v29\189v29_0.20_j.rpj</text:p>
          </table:table-cell>
        </table:table-row>
        <table:table-row table:style-name="ro1">
          <table:table-cell table:style-name="ce1" office:value-type="float" office:value="16587" calcext:value-type="float">
            <text:p>16587</text:p>
          </table:table-cell>
          <table:table-cell table:style-name="ce3" office:value-type="string" calcext:value-type="string">
            <text:p>CONTROLADOR DIGITAL DE TEMPERATURA COM TEMPORIZADOR INV-YB YB1-26-N1-H-F</text:p>
          </table:table-cell>
          <table:table-cell table:style-name="ce3" office:value-type="string" calcext:value-type="string">
            <text:p>i:\documentos\softwares\renesas\r5f51303adfl\inv-189\189v30\189v30_1.20.rpj</text:p>
          </table:table-cell>
        </table:table-row>
        <table:table-row table:style-name="ro1">
          <table:table-cell table:style-name="ce1" office:value-type="float" office:value="16268" calcext:value-type="float">
            <text:p>16268</text:p>
          </table:table-cell>
          <table:table-cell table:style-name="ce3" office:value-type="string" calcext:value-type="string">
            <text:p>ACIONADOR ELETRONICO INV- TB TB1-03-L2</text:p>
          </table:table-cell>
          <table:table-cell table:style-name="ce3" office:value-type="string" calcext:value-type="string">
            <text:p>i:\documentos\softwares\renesas\r5f51303adfl\inv-189\189v31\189v31_0.18.rpj</text:p>
          </table:table-cell>
        </table:table-row>
        <table:table-row table:style-name="ro1">
          <table:table-cell table:style-name="ce1" office:value-type="float" office:value="17719" calcext:value-type="float">
            <text:p>17719</text:p>
          </table:table-cell>
          <table:table-cell table:style-name="ce3" office:value-type="string" calcext:value-type="string">
            <text:p>ACIONADOR ELETRONICO INV- TB TB1-03A-H</text:p>
          </table:table-cell>
          <table:table-cell table:style-name="ce3" office:value-type="string" calcext:value-type="string">
            <text:p>i:\documentos\softwares\renesas\r5f51303adfl\inv-189\189v31\189v31_0.18.rpj</text:p>
          </table:table-cell>
        </table:table-row>
        <table:table-row table:style-name="ro1">
          <table:table-cell table:style-name="ce1" office:value-type="float" office:value="16770" calcext:value-type="float">
            <text:p>16770</text:p>
          </table:table-cell>
          <table:table-cell table:style-name="ce3" office:value-type="string" calcext:value-type="string">
            <text:p>CONTROLADOR DIGITAL DE TEMPERATURA COM TEMPORIZADOR INV-YB YB1-27-J-H-F</text:p>
          </table:table-cell>
          <table:table-cell table:style-name="ce3" office:value-type="string" calcext:value-type="string">
            <text:p>i:\documentos\softwares\renesas\r5f51303adfl\inv-189\189v33\189v33_1.12.rpj</text:p>
          </table:table-cell>
        </table:table-row>
        <table:table-row table:style-name="ro1">
          <table:table-cell table:style-name="ce1" office:value-type="float" office:value="17158" calcext:value-type="float">
            <text:p>17158</text:p>
          </table:table-cell>
          <table:table-cell table:style-name="ce3" office:value-type="string" calcext:value-type="string">
            <text:p>CONTROLADOR DIGITAL DE TEMPERATURA COM TEMPORIZADOR INV-YB YB1-29-J-H</text:p>
          </table:table-cell>
          <table:table-cell table:style-name="ce3" office:value-type="string" calcext:value-type="string">
            <text:p>i:\documentos\softwares\renesas\r5f51303adfl\inv-189\189v37\189v37_0.11_j.rpj</text:p>
          </table:table-cell>
        </table:table-row>
        <table:table-row table:style-name="ro1">
          <table:table-cell table:style-name="ce1" office:value-type="float" office:value="16384" calcext:value-type="float">
            <text:p>16384</text:p>
          </table:table-cell>
          <table:table-cell table:style-name="ce3" office:value-type="string" calcext:value-type="string">
            <text:p>CONTROLADOR DIGITAL DE TEMPERATURA COM TEMPORIZADOR INV-YB YB3-03-J-H</text:p>
          </table:table-cell>
          <table:table-cell table:style-name="ce3" office:value-type="string" calcext:value-type="string">
            <text:p>i:\documentos\softwares\renesas\r5f51303adfl\inv-189\189v503\189v503_1.04_j.rpj</text:p>
          </table:table-cell>
        </table:table-row>
        <table:table-row table:style-name="ro1">
          <table:table-cell table:style-name="ce1" office:value-type="float" office:value="16380" calcext:value-type="float">
            <text:p>16380</text:p>
          </table:table-cell>
          <table:table-cell table:style-name="ce3" office:value-type="string" calcext:value-type="string">
            <text:p>CONTROLADOR DIGITAL DE TEMPERATURA COM TEMPORIZADOR INV-YB YB3-05-N1-H-F</text:p>
          </table:table-cell>
          <table:table-cell table:style-name="ce3" office:value-type="string" calcext:value-type="string">
            <text:p>i:\documentos\softwares\renesas\r5f51303adfl\inv-189\189v505\189v505_1.09.rpj</text:p>
          </table:table-cell>
        </table:table-row>
        <table:table-row table:style-name="ro1">
          <table:table-cell table:style-name="ce1" office:value-type="float" office:value="16567" calcext:value-type="float">
            <text:p>16567</text:p>
          </table:table-cell>
          <table:table-cell table:style-name="ce3" office:value-type="string" calcext:value-type="string">
            <text:p>CONTROLADOR DIGITAL DE TEMPERATURA COM TEMPORIZADOR INV-YB YB3-06-N1-H</text:p>
          </table:table-cell>
          <table:table-cell table:style-name="ce3" office:value-type="string" calcext:value-type="string">
            <text:p>i:\documentos\softwares\renesas\r5f51303adfl\inv-189\189v506\189v506_1.05_n1.rpj</text:p>
          </table:table-cell>
        </table:table-row>
        <table:table-row table:style-name="ro1">
          <table:table-cell table:style-name="ce1" office:value-type="float" office:value="15093" calcext:value-type="float">
            <text:p>15093</text:p>
          </table:table-cell>
          <table:table-cell table:style-name="ce3" office:value-type="string" calcext:value-type="string">
            <text:p>CONTROLADOR DIGITAL DE TEMPERATURA COM TEMPORIZADOR INV-YB YB3-01-N1-H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</table:table-row>
        <table:table-row table:style-name="ro1">
          <table:table-cell table:style-name="ce1" office:value-type="float" office:value="16191" calcext:value-type="float">
            <text:p>16191</text:p>
          </table:table-cell>
          <table:table-cell table:style-name="ce3" office:value-type="string" calcext:value-type="string">
            <text:p>CONTROLADOR DIGITAL DE TEMPERATURA COM TEMPORIZADOR INV-YB YB3-01-N1-L2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</table:table-row>
        <table:table-row table:style-name="ro1">
          <table:table-cell table:style-name="ce1" office:value-type="float" office:value="16757" calcext:value-type="float">
            <text:p>16757</text:p>
          </table:table-cell>
          <table:table-cell table:style-name="ce3" office:value-type="string" calcext:value-type="string">
            <text:p>CONTROLADOR DIGITAL DE TEMPERATURA COM TEMPORIZADOR INV-YB YB3-01A-N1-H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</table:table-row>
        <table:table-row table:style-name="ro1">
          <table:table-cell table:style-name="ce1" office:value-type="float" office:value="13968" calcext:value-type="float">
            <text:p>13968</text:p>
          </table:table-cell>
          <table:table-cell table:style-name="ce3" office:value-type="string" calcext:value-type="string">
            <text:p>ACIONADOR ELETRONICO INV-TC TC1-01-H-R</text:p>
          </table:table-cell>
          <table:table-cell table:style-name="ce3" office:value-type="string" calcext:value-type="string">
            <text:p>i:\documentos\softwares\renesas\r5f51303adfl\inv-194\194v01\194v01_0.30.rpj</text:p>
          </table:table-cell>
        </table:table-row>
        <table:table-row table:style-name="ro1">
          <table:table-cell table:style-name="ce1" office:value-type="float" office:value="15275" calcext:value-type="float">
            <text:p>15275</text:p>
          </table:table-cell>
          <table:table-cell table:style-name="ce3" office:value-type="string" calcext:value-type="string">
            <text:p>CONTROLADOR DIGITAL DE TEMPERATURA COM TEMPORIZADOR INV-YC YC4-01-J-H-F</text:p>
          </table:table-cell>
          <table:table-cell table:style-name="ce3" office:value-type="string" calcext:value-type="string">
            <text:p>i:\documentos\softwares\renesas\r5f51303adfl\inv-195\195v03\195v03_1.20.rpj</text:p>
          </table:table-cell>
        </table:table-row>
        <table:table-row table:style-name="ro1">
          <table:table-cell table:style-name="ce1" office:value-type="float" office:value="16284" calcext:value-type="float">
            <text:p>16284</text:p>
          </table:table-cell>
          <table:table-cell table:style-name="ce3" office:value-type="string" calcext:value-type="string">
            <text:p>CONTROLADOR DIGITAL DE TEMPERATURA COM TEMPORIZADOR INV-YC YC5-02-J-H-R-R20</text:p>
          </table:table-cell>
          <table:table-cell table:style-name="ce3" office:value-type="string" calcext:value-type="string">
            <text:p>i:\documentos\softwares\renesas\r5f51303adfl\inv-195\195v04\195v04_1.0_j.rpj</text:p>
          </table:table-cell>
        </table:table-row>
        <table:table-row table:style-name="ro1">
          <table:table-cell table:style-name="ce1" office:value-type="float" office:value="16453" calcext:value-type="float">
            <text:p>16453</text:p>
          </table:table-cell>
          <table:table-cell table:style-name="ce3" office:value-type="string" calcext:value-type="string">
            <text:p>ACIONADOR ELETRONICO INV-TC TC3-03-H</text:p>
          </table:table-cell>
          <table:table-cell table:style-name="ce3" office:value-type="string" calcext:value-type="string">
            <text:p>i:\documentos\softwares\renesas\r5f51303adfl\inv-195\195v05\195v05_0.18.rpj</text:p>
          </table:table-cell>
        </table:table-row>
        <table:table-row table:style-name="ro1">
          <table:table-cell table:style-name="ce1" office:value-type="float" office:value="16886" calcext:value-type="float">
            <text:p>16886</text:p>
          </table:table-cell>
          <table:table-cell table:style-name="ce3" office:value-type="string" calcext:value-type="string">
            <text:p>ACIONADOR ELETRONICO INV-TC TC3-03-L2</text:p>
          </table:table-cell>
          <table:table-cell table:style-name="ce3" office:value-type="string" calcext:value-type="string">
            <text:p>i:\documentos\softwares\renesas\r5f51303adfl\inv-195\195v05\195v05_0.18.rpj</text:p>
          </table:table-cell>
        </table:table-row>
        <table:table-row table:style-name="ro1">
          <table:table-cell table:style-name="ce1" office:value-type="float" office:value="16861" calcext:value-type="float">
            <text:p>16861</text:p>
          </table:table-cell>
          <table:table-cell table:style-name="ce3" office:value-type="string" calcext:value-type="string">
            <text:p>CONTADOR DIGITAL INV-CC CC3-01-H</text:p>
          </table:table-cell>
          <table:table-cell table:style-name="ce3" office:value-type="string" calcext:value-type="string">
            <text:p>i:\documentos\softwares\renesas\r5f51303adfl\inv-195\195v06\195v06_1.03.rpj</text:p>
          </table:table-cell>
        </table:table-row>
        <table:table-row table:style-name="ro1">
          <table:table-cell table:style-name="ce1" office:value-type="float" office:value="16874" calcext:value-type="float">
            <text:p>16874</text:p>
          </table:table-cell>
          <table:table-cell table:style-name="ce3" office:value-type="string" calcext:value-type="string">
            <text:p>CONTADOR DIGITAL INV-CC CC3-01-L2</text:p>
          </table:table-cell>
          <table:table-cell table:style-name="ce3" office:value-type="string" calcext:value-type="string">
            <text:p>i:\documentos\softwares\renesas\r5f51303adfl\inv-195\195v06\195v06_1.03.rpj</text:p>
          </table:table-cell>
        </table:table-row>
        <table:table-row table:style-name="ro1">
          <table:table-cell table:style-name="ce1" office:value-type="float" office:value="16859" calcext:value-type="float">
            <text:p>16859</text:p>
          </table:table-cell>
          <table:table-cell table:style-name="ce3" office:value-type="string" calcext:value-type="string">
            <text:p>CONTROLADOR DIGITAL DE TEMPERATURA INV-KC KC5-02-J-H</text:p>
          </table:table-cell>
          <table:table-cell table:style-name="ce3" office:value-type="string" calcext:value-type="string">
            <text:p>i:\documentos\softwares\renesas\r5f51303adfl\inv-195\195v07\195v07_0.16_j.rpj</text:p>
          </table:table-cell>
        </table:table-row>
        <table:table-row table:style-name="ro1">
          <table:table-cell table:style-name="ce1" office:value-type="float" office:value="16880" calcext:value-type="float">
            <text:p>16880</text:p>
          </table:table-cell>
          <table:table-cell table:style-name="ce3" office:value-type="string" calcext:value-type="string">
            <text:p>CONTROLADOR DIGITAL DE TEMPERATURA INV-KC KC5-02-J-L2</text:p>
          </table:table-cell>
          <table:table-cell table:style-name="ce3" office:value-type="string" calcext:value-type="string">
            <text:p>i:\documentos\softwares\renesas\r5f51303adfl\inv-195\195v07\195v07_0.16_j.rpj</text:p>
          </table:table-cell>
        </table:table-row>
        <table:table-row table:style-name="ro1">
          <table:table-cell table:style-name="ce1" office:value-type="float" office:value="16881" calcext:value-type="float">
            <text:p>16881</text:p>
          </table:table-cell>
          <table:table-cell table:style-name="ce3" office:value-type="string" calcext:value-type="string">
            <text:p>CONTROLADOR DIGITAL DE TEMPERATURA INV-KC KC5-02-M-H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</table:table-row>
        <table:table-row table:style-name="ro1">
          <table:table-cell table:style-name="ce1" office:value-type="float" office:value="16883" calcext:value-type="float">
            <text:p>16883</text:p>
          </table:table-cell>
          <table:table-cell table:style-name="ce3" office:value-type="string" calcext:value-type="string">
            <text:p>CONTROLADOR DIGITAL DE TEMPERATURA INV-KC KC5-02-M-L1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</table:table-row>
        <table:table-row table:style-name="ro1">
          <table:table-cell table:style-name="ce1" office:value-type="float" office:value="16882" calcext:value-type="float">
            <text:p>16882</text:p>
          </table:table-cell>
          <table:table-cell table:style-name="ce3" office:value-type="string" calcext:value-type="string">
            <text:p>CONTROLADOR DIGITAL DE TEMPERATURA INV-KC KC5-02-M-L2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</table:table-row>
        <table:table-row table:style-name="ro1">
          <table:table-cell table:style-name="ce1" office:value-type="float" office:value="16282" calcext:value-type="float">
            <text:p>16282</text:p>
          </table:table-cell>
          <table:table-cell table:style-name="ce3" office:value-type="string" calcext:value-type="string">
            <text:p>CONTROLADOR DIGITAL DE TEMPERATURA INV-KC KC5-01-J-H-R20</text:p>
          </table:table-cell>
          <table:table-cell table:style-name="ce3" office:value-type="string" calcext:value-type="string">
            <text:p>i:\documentos\softwares\renesas\r5f51303adfl\inv-195\195v08\195v08_0.1.rpj</text:p>
          </table:table-cell>
        </table:table-row>
        <table:table-row table:style-name="ro1">
          <table:table-cell table:style-name="ce1" office:value-type="float" office:value="16887" calcext:value-type="float">
            <text:p>16887</text:p>
          </table:table-cell>
          <table:table-cell table:style-name="ce3" office:value-type="string" calcext:value-type="string">
            <text:p>CONTROLADOR DIGITAL DE TEMPERATURA INV-KC KC4-01-J-H-F</text:p>
          </table:table-cell>
          <table:table-cell table:style-name="ce3" office:value-type="string" calcext:value-type="string">
            <text:p>i:\documentos\softwares\renesas\r5f51303adfl\inv-195\195v09\195v09_1.02_j.rpj</text:p>
          </table:table-cell>
        </table:table-row>
        <table:table-row table:style-name="ro1">
          <table:table-cell table:style-name="ce1" office:value-type="float" office:value="16863" calcext:value-type="float">
            <text:p>16863</text:p>
          </table:table-cell>
          <table:table-cell table:style-name="ce3" office:value-type="string" calcext:value-type="string">
            <text:p>ACIONADOR ELETRONICO INV-TC TC4-01-H-F</text:p>
          </table:table-cell>
          <table:table-cell table:style-name="ce3" office:value-type="string" calcext:value-type="string">
            <text:p>i:\documentos\softwares\renesas\r5f51303adfl\inv-195\195v10\195v10_1.03.rpj</text:p>
          </table:table-cell>
        </table:table-row>
        <table:table-row table:style-name="ro1">
          <table:table-cell table:style-name="ce1" office:value-type="float" office:value="17051" calcext:value-type="float">
            <text:p>17051</text:p>
          </table:table-cell>
          <table:table-cell table:style-name="ce3" office:value-type="string" calcext:value-type="string">
            <text:p>ACIONADOR ELETRONICO INV-HC HC3-01-H</text:p>
          </table:table-cell>
          <table:table-cell table:style-name="ce3" office:value-type="string" calcext:value-type="string">
            <text:p>i:\documentos\softwares\renesas\r5f51303adfl\inv-195\195v12\195v12_1.07.rpj</text:p>
          </table:table-cell>
        </table:table-row>
        <table:table-row table:style-name="ro1">
          <table:table-cell table:style-name="ce1" office:value-type="float" office:value="17054" calcext:value-type="float">
            <text:p>17054</text:p>
          </table:table-cell>
          <table:table-cell table:style-name="ce3" office:value-type="string" calcext:value-type="string">
            <text:p>ACIONADOR ELETRONICO INV-HC HC3-01-L2</text:p>
          </table:table-cell>
          <table:table-cell table:style-name="ce3" office:value-type="string" calcext:value-type="string">
            <text:p>i:\documentos\softwares\renesas\r5f51303adfl\inv-195\195v12\195v12_1.07.rpj</text:p>
          </table:table-cell>
        </table:table-row>
        <table:table-row table:style-name="ro1">
          <table:table-cell table:style-name="ce1" office:value-type="float" office:value="13389" calcext:value-type="float">
            <text:p>13389</text:p>
          </table:table-cell>
          <table:table-cell table:style-name="ce3" office:value-type="string" calcext:value-type="string">
            <text:p>PLACA DE CIRCUITO IMPRESSO PARA CONTROLADOR DIGITAL DE TEMPERATURA INV-301 301.02</text:p>
          </table:table-cell>
          <table:table-cell table:style-name="ce3" office:value-type="string" calcext:value-type="string">
            <text:p>i:\documentos\softwares\renesas\r5f51303adfl\inv-301\301v03\301v03.rpj</text:p>
          </table:table-cell>
        </table:table-row>
        <table:table-row table:style-name="ro1">
          <table:table-cell table:style-name="ce1" office:value-type="float" office:value="16775" calcext:value-type="float">
            <text:p>16775</text:p>
          </table:table-cell>
          <table:table-cell table:style-name="ce3" office:value-type="string" calcext:value-type="string">
            <text:p>PLACA DE CIRCUITO IMPRESSO PARA CONTROLADOR DIGITAL DE TEMPERATURA INV-301 301.05</text:p>
          </table:table-cell>
          <table:table-cell table:style-name="ce3" office:value-type="string" calcext:value-type="string">
            <text:p>i:\documentos\softwares\renesas\r5f51303adfl\inv-301\301v05\301v05.rpj</text:p>
          </table:table-cell>
        </table:table-row>
        <table:table-row table:style-name="ro1">
          <table:table-cell table:style-name="ce1" office:value-type="float" office:value="16808" calcext:value-type="float">
            <text:p>16808</text:p>
          </table:table-cell>
          <table:table-cell table:style-name="ce3" office:value-type="string" calcext:value-type="string">
            <text:p>PLACA DE CIRCUITO IMPRESSO PARA CONTROLADOR DIGITAL DE TEMPERATURA INV-301 301.06</text:p>
          </table:table-cell>
          <table:table-cell table:style-name="ce3" office:value-type="string" calcext:value-type="string">
            <text:p>i:\documentos\softwares\renesas\r5f51303adfl\inv-301\301v06\301v06.rpj</text:p>
          </table:table-cell>
        </table:table-row>
        <table:table-row table:style-name="ro1">
          <table:table-cell table:style-name="ce1" office:value-type="float" office:value="13377" calcext:value-type="float">
            <text:p>13377</text:p>
          </table:table-cell>
          <table:table-cell table:style-name="ce3" office:value-type="string" calcext:value-type="string">
            <text:p>PLACA DE CIRCUITO IMPRESSO PARA CONTROLADOR DIGITAL DE TEMPERATURA INV-308 30801</text:p>
          </table:table-cell>
          <table:table-cell table:style-name="ce3" office:value-type="string" calcext:value-type="string">
            <text:p>i:\documentos\softwares\renesas\r5f51303adfl\inv-308\308v01\308v01.rpj</text:p>
          </table:table-cell>
        </table:table-row>
        <table:table-row table:style-name="ro1">
          <table:table-cell table:style-name="ce1" office:value-type="float" office:value="14132" calcext:value-type="float">
            <text:p>14132</text:p>
          </table:table-cell>
          <table:table-cell table:style-name="ce3" office:value-type="string" calcext:value-type="string">
            <text:p>CONTROLADOR DIGITAL DE TEMPERATURA INV-309 30901</text:p>
          </table:table-cell>
          <table:table-cell table:style-name="ce3" office:value-type="string" calcext:value-type="string">
            <text:p>i:\documentos\softwares\renesas\r5f51303adfl\inv-309\309v01\309v01.rpj</text:p>
          </table:table-cell>
        </table:table-row>
        <table:table-row table:style-name="ro1">
          <table:table-cell table:style-name="ce1" office:value-type="float" office:value="15117" calcext:value-type="float">
            <text:p>15117</text:p>
          </table:table-cell>
          <table:table-cell table:style-name="ce3" office:value-type="string" calcext:value-type="string">
            <text:p>CONTROLADOR DIGITAL DE TEMPERATURA INV-309 30903</text:p>
          </table:table-cell>
          <table:table-cell table:style-name="ce3" office:value-type="string" calcext:value-type="string">
            <text:p>i:\documentos\softwares\renesas\r5f51303adfl\inv-309\309v03\309v03.rpj</text:p>
          </table:table-cell>
        </table:table-row>
        <table:table-row table:style-name="ro1">
          <table:table-cell table:style-name="ce1" office:value-type="float" office:value="14420" calcext:value-type="float">
            <text:p>14420</text:p>
          </table:table-cell>
          <table:table-cell table:style-name="ce3" office:value-type="string" calcext:value-type="string">
            <text:p>CONTROLADOR DIGITAL DE TEMPERATURA INV-309 30904</text:p>
          </table:table-cell>
          <table:table-cell table:style-name="ce3" office:value-type="string" calcext:value-type="string">
            <text:p>i:\documentos\softwares\renesas\r5f51303adfl\inv-309\309v04\309v04.rpj</text:p>
          </table:table-cell>
        </table:table-row>
        <table:table-row table:style-name="ro1">
          <table:table-cell table:style-name="ce1" office:value-type="float" office:value="14840" calcext:value-type="float">
            <text:p>14840</text:p>
          </table:table-cell>
          <table:table-cell table:style-name="ce3" office:value-type="string" calcext:value-type="string">
            <text:p>CONTROLADOR DIGITAL DE TEMPERATURA INV-309 30905</text:p>
          </table:table-cell>
          <table:table-cell table:style-name="ce3" office:value-type="string" calcext:value-type="string">
            <text:p>i:\documentos\softwares\renesas\r5f51303adfl\inv-309\309v05\309v05_0.74_j.rpj</text:p>
          </table:table-cell>
        </table:table-row>
        <table:table-row table:style-name="ro1">
          <table:table-cell table:style-name="ce1" office:value-type="float" office:value="15157" calcext:value-type="float">
            <text:p>15157</text:p>
          </table:table-cell>
          <table:table-cell table:style-name="ce3" office:value-type="string" calcext:value-type="string">
            <text:p>CONTROLADOR DIGITAL DE TEMPERATURA INV-309 30906</text:p>
          </table:table-cell>
          <table:table-cell table:style-name="ce3" office:value-type="string" calcext:value-type="string">
            <text:p>i:\documentos\softwares\renesas\r5f51303adfl\inv-309\309v06\309v06_0.50_j.rpj</text:p>
          </table:table-cell>
        </table:table-row>
        <table:table-row table:style-name="ro1">
          <table:table-cell table:style-name="ce1" office:value-type="float" office:value="15247" calcext:value-type="float">
            <text:p>15247</text:p>
          </table:table-cell>
          <table:table-cell table:style-name="ce3" office:value-type="string" calcext:value-type="string">
            <text:p>CONTROLADOR DIGITAL DE TEMPERATURA INV-309 30909</text:p>
          </table:table-cell>
          <table:table-cell table:style-name="ce3" office:value-type="string" calcext:value-type="string">
            <text:p>i:\documentos\softwares\renesas\r5f51303adfl\inv-309\309v07\309v07_0.10_j.rpj</text:p>
          </table:table-cell>
        </table:table-row>
        <table:table-row table:style-name="ro1">
          <table:table-cell table:style-name="ce1" office:value-type="float" office:value="15158" calcext:value-type="float">
            <text:p>15158</text:p>
          </table:table-cell>
          <table:table-cell table:style-name="ce3" office:value-type="string" calcext:value-type="string">
            <text:p>CONTROLADOR DIGITAL DE TEMPERATURA INV-309 30907</text:p>
          </table:table-cell>
          <table:table-cell table:style-name="ce3" office:value-type="string" calcext:value-type="string">
            <text:p>i:\documentos\softwares\renesas\r5f51303adfl\inv-309\309v08\309v08_0.80_j.rpj</text:p>
          </table:table-cell>
        </table:table-row>
        <table:table-row table:style-name="ro1">
          <table:table-cell table:style-name="ce1" office:value-type="float" office:value="15328" calcext:value-type="float">
            <text:p>15328</text:p>
          </table:table-cell>
          <table:table-cell table:style-name="ce3" office:value-type="string" calcext:value-type="string">
            <text:p>CONTROLADOR DIGITAL DE TEMPERATURA INV-309 30910</text:p>
          </table:table-cell>
          <table:table-cell table:style-name="ce3" office:value-type="string" calcext:value-type="string">
            <text:p>i:\documentos\softwares\renesas\r5f51303adfl\inv-309\309v10\309v10_1.00_j.rpj</text:p>
          </table:table-cell>
        </table:table-row>
        <table:table-row table:style-name="ro1">
          <table:table-cell table:style-name="ce1" office:value-type="float" office:value="16643" calcext:value-type="float">
            <text:p>16643</text:p>
          </table:table-cell>
          <table:table-cell table:style-name="ce3" office:value-type="string" calcext:value-type="string">
            <text:p>CONTROLADOR DIGITAL DE TEMPERATURA INV-309 30912</text:p>
          </table:table-cell>
          <table:table-cell table:style-name="ce3" office:value-type="string" calcext:value-type="string">
            <text:p>i:\documentos\softwares\renesas\r5f51303adfl\inv-309\309v11\309v11_0.12.rpj</text:p>
          </table:table-cell>
        </table:table-row>
        <table:table-row table:style-name="ro1">
          <table:table-cell table:style-name="ce1" office:value-type="float" office:value="16811" calcext:value-type="float">
            <text:p>16811</text:p>
          </table:table-cell>
          <table:table-cell table:style-name="ce3" office:value-type="string" calcext:value-type="string">
            <text:p>CONTROLADOR DIGITAL DE TEMPERATURA INV-309 30913</text:p>
          </table:table-cell>
          <table:table-cell table:style-name="ce3" office:value-type="string" calcext:value-type="string">
            <text:p>i:\documentos\softwares\renesas\r5f51303adfl\inv-309\309v12\309v12_1.11.rpj</text:p>
          </table:table-cell>
        </table:table-row>
        <table:table-row table:style-name="ro1">
          <table:table-cell table:style-name="ce1" office:value-type="float" office:value="16854" calcext:value-type="float">
            <text:p>16854</text:p>
          </table:table-cell>
          <table:table-cell table:style-name="ce3" office:value-type="string" calcext:value-type="string">
            <text:p>CONTROLADOR DIGITAL DE TEMPERATURA INV-309 30913-01</text:p>
          </table:table-cell>
          <table:table-cell table:style-name="ce3" office:value-type="string" calcext:value-type="string">
            <text:p>i:\documentos\softwares\renesas\r5f51303adfl\inv-309\309v12\309v12_1.11.rpj</text:p>
          </table:table-cell>
        </table:table-row>
        <table:table-row table:style-name="ro1">
          <table:table-cell table:style-name="ce1" office:value-type="float" office:value="17081" calcext:value-type="float">
            <text:p>17081</text:p>
          </table:table-cell>
          <table:table-cell table:style-name="ce3" office:value-type="string" calcext:value-type="string">
            <text:p>CONTROLADOR DIGITAL DE TEMPERATURA INV-309 30915</text:p>
          </table:table-cell>
          <table:table-cell table:style-name="ce3" office:value-type="string" calcext:value-type="string">
            <text:p>i:\documentos\softwares\renesas\r5f51303adfl\inv-309\309v15\309v15_0.14_j.rpj</text:p>
          </table:table-cell>
        </table:table-row>
        <table:table-row table:style-name="ro1">
          <table:table-cell table:style-name="ce1" office:value-type="float" office:value="17421" calcext:value-type="float">
            <text:p>17421</text:p>
          </table:table-cell>
          <table:table-cell table:style-name="ce3" office:value-type="string" calcext:value-type="string">
            <text:p>CONTROLADOR DIGITAL DE TEMPERATURA INV-309 30910-01</text:p>
          </table:table-cell>
          <table:table-cell table:style-name="ce3" office:value-type="string" calcext:value-type="string">
            <text:p>i:\documentos\softwares\renesas\r5f51303adfl\inv-309\309v18\309v18_0.11.rpj</text:p>
          </table:table-cell>
        </table:table-row>
        <table:table-row table:style-name="ro1">
          <table:table-cell table:style-name="ce1" office:value-type="float" office:value="17569" calcext:value-type="float">
            <text:p>17569</text:p>
          </table:table-cell>
          <table:table-cell table:style-name="ce3" office:value-type="string" calcext:value-type="string">
            <text:p>CONTROLADOR DIGITAL DE TEMPERATURA INV-309 30919</text:p>
          </table:table-cell>
          <table:table-cell table:style-name="ce3" office:value-type="string" calcext:value-type="string">
            <text:p>i:\documentos\softwares\renesas\r5f51303adfl\inv-309\309v19\309v19_1.14.rpj</text:p>
          </table:table-cell>
        </table:table-row>
        <table:table-row table:style-name="ro1">
          <table:table-cell table:style-name="ce1" office:value-type="float" office:value="17570" calcext:value-type="float">
            <text:p>17570</text:p>
          </table:table-cell>
          <table:table-cell table:style-name="ce3" office:value-type="string" calcext:value-type="string">
            <text:p>CONTROLADOR DIGITAL DE TEMPERATURA INV-309 30920</text:p>
          </table:table-cell>
          <table:table-cell table:style-name="ce3" office:value-type="string" calcext:value-type="string">
            <text:p>i:\documentos\softwares\renesas\r5f51303adfl\inv-309\309v20\309v20_1.31.rpj</text:p>
          </table:table-cell>
        </table:table-row>
        <table:table-row table:style-name="ro1">
          <table:table-cell table:style-name="ce1" office:value-type="float" office:value="17140" calcext:value-type="float">
            <text:p>17140</text:p>
          </table:table-cell>
          <table:table-cell table:style-name="ce3" office:value-type="string" calcext:value-type="string">
            <text:p>CONTROLADOR DIGITAL DE TEMPERATURA INV-321 321.01</text:p>
          </table:table-cell>
          <table:table-cell table:style-name="ce3" office:value-type="string" calcext:value-type="string">
            <text:p>i:\documentos\softwares\renesas\r5f51303adfl\inv-321\321v01_1.02_j.rpj</text:p>
          </table:table-cell>
        </table:table-row>
        <table:table-row table:style-name="ro1">
          <table:table-cell table:style-name="ce1" office:value-type="float" office:value="7509" calcext:value-type="float">
            <text:p>7509</text:p>
          </table:table-cell>
          <table:table-cell table:style-name="ce3" office:value-type="string" calcext:value-type="string">
            <text:p>PAINEL ELETRONICO DE MENSAGENS INV-113M10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</table:table-row>
        <table:table-row table:style-name="ro1">
          <table:table-cell table:style-name="ce1" office:value-type="float" office:value="10141" calcext:value-type="float">
            <text:p>10141</text:p>
          </table:table-cell>
          <table:table-cell table:style-name="ce3" office:value-type="string" calcext:value-type="string">
            <text:p>PAINEL ELETRONICO DE MENSAGENS INV-113M10 IHM (VENDA) P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</table:table-row>
        <table:table-row table:style-name="ro1">
          <table:table-cell table:style-name="ce1" office:value-type="float" office:value="2444" calcext:value-type="float">
            <text:p>2444</text:p>
          </table:table-cell>
          <table:table-cell table:style-name="ce3" office:value-type="string" calcext:value-type="string">
            <text:p>PAINEL ELETRONICO DE MENSAGENS INV-113M10-1 ACOPLADA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</table:table-row>
        <table:table-row table:style-name="ro1">
          <table:table-cell table:style-name="ce1" office:value-type="float" office:value="10310" calcext:value-type="float">
            <text:p>10310</text:p>
          </table:table-cell>
          <table:table-cell table:style-name="ce3" office:value-type="string" calcext:value-type="string">
            <text:p>PAINEL ELETRONICO DE MENSAGENS INV-113M10-1 ACOPLADA (IHM) (VENDA) P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</table:table-row>
        <table:table-row table:style-name="ro1">
          <table:table-cell table:style-name="ce1" office:value-type="float" office:value="7802" calcext:value-type="float">
            <text:p>7802</text:p>
          </table:table-cell>
          <table:table-cell table:style-name="ce3" office:value-type="string" calcext:value-type="string">
            <text:p>PAINEL ELETRONICO DE MENSAGENS INV-113M10-3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</table:table-row>
        <table:table-row table:style-name="ro1">
          <table:table-cell table:style-name="ce1" office:value-type="float" office:value="10140" calcext:value-type="float">
            <text:p>10140</text:p>
          </table:table-cell>
          <table:table-cell table:style-name="ce3" office:value-type="string" calcext:value-type="string">
            <text:p>PAINEL ELETRONICO DE MENSAGENS INV-113M10-3 IHM (VENDA) P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</table:table-row>
        <table:table-row table:style-name="ro1">
          <table:table-cell table:style-name="ce1" office:value-type="float" office:value="11096" calcext:value-type="float">
            <text:p>11096</text:p>
          </table:table-cell>
          <table:table-cell table:style-name="ce3" office:value-type="string" calcext:value-type="string">
            <text:p>PAINEL ELETRONICO DE MENSAGENS INV-113M10-5 ACOPLADA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</table:table-row>
        <table:table-row table:style-name="ro1">
          <table:table-cell table:style-name="ce1" office:value-type="float" office:value="11107" calcext:value-type="float">
            <text:p>11107</text:p>
          </table:table-cell>
          <table:table-cell table:style-name="ce3" office:value-type="string" calcext:value-type="string">
            <text:p>PAINEL ELETRONICO DE MENSAGENS INV-113M10-5 ACOPLADA (IHM) (VENDA) P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</table:table-row>
        <table:table-row table:style-name="ro1">
          <table:table-cell table:style-name="ce1" office:value-type="float" office:value="7812" calcext:value-type="float">
            <text:p>7812</text:p>
          </table:table-cell>
          <table:table-cell table:style-name="ce3" office:value-type="string" calcext:value-type="string">
            <text:p>PAINEL ELETRONICO DE MENSAGENS INV-113M10-4 (IHM)</text:p>
          </table:table-cell>
          <table:table-cell table:style-name="ce3" office:value-type="string" calcext:value-type="string">
            <text:p>i:\documentos\softwares\renesas\r5f52316adfm\inv-113m10\113m10v3r9\113m10v3rt9.rpj</text:p>
          </table:table-cell>
        </table:table-row>
        <table:table-row table:style-name="ro1">
          <table:table-cell table:style-name="ce1" office:value-type="float" office:value="10151" calcext:value-type="float">
            <text:p>10151</text:p>
          </table:table-cell>
          <table:table-cell table:style-name="ce3" office:value-type="string" calcext:value-type="string">
            <text:p>PAINEL ELETRONICO DE MENSAGENS INV-113M10-4 IHM (VENDA) P</text:p>
          </table:table-cell>
          <table:table-cell table:style-name="ce3" office:value-type="string" calcext:value-type="string">
            <text:p>i:\documentos\softwares\renesas\r5f52316adfm\inv-113m10\113m10v3r9\113m10v3rt9.rpj</text:p>
          </table:table-cell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3" office:value-type="string" calcext:value-type="string">
            <text:p>CONTROLADOR DIGITAL DE TEMPERATURA INV-123 12301</text:p>
          </table:table-cell>
          <table:table-cell table:style-name="ce3" office:value-type="string" calcext:value-type="string">
            <text:p>i:\documentos\softwares\renesas\r5f52316adfm\inv-123\123v01\123v01.rpj</text:p>
          </table:table-cell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3" office:value-type="string" calcext:value-type="string">
            <text:p>CONTROLADOR DIGITAL DE TEMPERATURA INV-123 12304 LASTRO</text:p>
          </table:table-cell>
          <table:table-cell table:style-name="ce3" office:value-type="string" calcext:value-type="string">
            <text:p>i:\documentos\softwares\renesas\r5f52316adfm\inv-123\123v04\123v04.rpj</text:p>
          </table:table-cell>
        </table:table-row>
        <table:table-row table:style-name="ro1">
          <table:table-cell table:style-name="ce1" office:value-type="float" office:value="15051" calcext:value-type="float">
            <text:p>15051</text:p>
          </table:table-cell>
          <table:table-cell table:style-name="ce3" office:value-type="string" calcext:value-type="string">
            <text:p>CONTROLADOR DIGITAL DE TEMPERATURA INV-123 12308</text:p>
          </table:table-cell>
          <table:table-cell table:style-name="ce3" office:value-type="string" calcext:value-type="string">
            <text:p>i:\documentos\softwares\renesas\r5f52316adfm\inv-123\123v11\123v11_1.20.rpj</text:p>
          </table:table-cell>
        </table:table-row>
        <table:table-row table:style-name="ro1">
          <table:table-cell table:style-name="ce1" office:value-type="float" office:value="16136" calcext:value-type="float">
            <text:p>16136</text:p>
          </table:table-cell>
          <table:table-cell table:style-name="ce3" office:value-type="string" calcext:value-type="string">
            <text:p>CONTROLADOR DIGITAL DE TEMPERATURA INV-123 12309</text:p>
          </table:table-cell>
          <table:table-cell table:style-name="ce3" office:value-type="string" calcext:value-type="string">
            <text:p>i:\documentos\softwares\renesas\r5f52316adfm\inv-123\123v12\123v12.rpj</text:p>
          </table:table-cell>
        </table:table-row>
        <table:table-row table:style-name="ro1">
          <table:table-cell table:style-name="ce1" office:value-type="float" office:value="17175" calcext:value-type="float">
            <text:p>17175</text:p>
          </table:table-cell>
          <table:table-cell table:style-name="ce3" office:value-type="string" calcext:value-type="string">
            <text:p>CONTROLADOR DIGITAL DE TEMPERATURA INV-125 12502-01</text:p>
          </table:table-cell>
          <table:table-cell table:style-name="ce3" office:value-type="string" calcext:value-type="string">
            <text:p>i:\documentos\softwares\renesas\r5f52316adfm\inv-125\125v02\125v02_3.03.rpj</text:p>
          </table:table-cell>
        </table:table-row>
        <table:table-row table:style-name="ro1">
          <table:table-cell table:style-name="ce1" office:value-type="float" office:value="17177" calcext:value-type="float">
            <text:p>17177</text:p>
          </table:table-cell>
          <table:table-cell table:style-name="ce3" office:value-type="string" calcext:value-type="string">
            <text:p>CONTROLADOR DIGITAL DE TEMPERATURA INV-125 12508</text:p>
          </table:table-cell>
          <table:table-cell table:style-name="ce3" office:value-type="string" calcext:value-type="string">
            <text:p>i:\documentos\softwares\renesas\r5f52316adfm\inv-125\125v08\125v08_3.04.rpj</text:p>
          </table:table-cell>
        </table:table-row>
        <table:table-row table:style-name="ro1">
          <table:table-cell table:style-name="ce1" office:value-type="float" office:value="12972" calcext:value-type="float">
            <text:p>12972</text:p>
          </table:table-cell>
          <table:table-cell table:style-name="ce3" office:value-type="string" calcext:value-type="string">
            <text:p>PAINEL ELETRONICO DE MENSAGENS IT 08 ITBC 08X48-15 AM16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2971" calcext:value-type="float">
            <text:p>12971</text:p>
          </table:table-cell>
          <table:table-cell table:style-name="ce3" office:value-type="string" calcext:value-type="string">
            <text:p>PAINEL ELETRONICO DE MENSAGENS IT 08 ITBC 08X48-15 B19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1164" calcext:value-type="float">
            <text:p>11164</text:p>
          </table:table-cell>
          <table:table-cell table:style-name="ce3" office:value-type="string" calcext:value-type="string">
            <text:p>PAINEL ELETRONICO DE MENSAGENS IT 08 ITBC 08X48-15 B19/1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0826" calcext:value-type="float">
            <text:p>10826</text:p>
          </table:table-cell>
          <table:table-cell table:style-name="ce3" office:value-type="string" calcext:value-type="string">
            <text:p>PAINEL ELETRONICO DE MENSAGENS IT 08 ITBC 08X48-15 B19/5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5626" calcext:value-type="float">
            <text:p>15626</text:p>
          </table:table-cell>
          <table:table-cell table:style-name="ce3" office:value-type="string" calcext:value-type="string">
            <text:p>PAINEL ELETRONICO DE MENSAGENS IT 08 ITBC 08X80-10 AM16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2977" calcext:value-type="float">
            <text:p>12977</text:p>
          </table:table-cell>
          <table:table-cell table:style-name="ce3" office:value-type="string" calcext:value-type="string">
            <text:p>PLACA PRONTA INV-134M4PL1_0.1 AM16 DIREITA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1165" calcext:value-type="float">
            <text:p>11165</text:p>
          </table:table-cell>
          <table:table-cell table:style-name="ce3" office:value-type="string" calcext:value-type="string">
            <text:p>PLACA PRONTA INV-134M4PL1_0.1 B19 DIREITA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5565" calcext:value-type="float">
            <text:p>15565</text:p>
          </table:table-cell>
          <table:table-cell table:style-name="ce3" office:value-type="string" calcext:value-type="string">
            <text:p>PLACA PRONTA INV-134M4PL1_1.0 B19 DIREITA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4355" calcext:value-type="float">
            <text:p>14355</text:p>
          </table:table-cell>
          <table:table-cell table:style-name="ce3" office:value-type="string" calcext:value-type="string">
            <text:p>PLACA PRONTA INV-134M5PL1_0.2 AM16 DIREITA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1937" calcext:value-type="float">
            <text:p>11937</text:p>
          </table:table-cell>
          <table:table-cell table:style-name="ce3" office:value-type="string" calcext:value-type="string">
            <text:p>PLACA PRONTA INV-134M5PL1_0.2 B19 DIREITA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5577" calcext:value-type="float">
            <text:p>15577</text:p>
          </table:table-cell>
          <table:table-cell table:style-name="ce3" office:value-type="string" calcext:value-type="string">
            <text:p>PLACA PRONTA INV-134M5PL1_1.0 AM16 DIREITA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table:style-name="ce3" office:value-type="string" calcext:value-type="string">
            <text:p>PLACA DE CIRCUITO IMPRESSO PARA CONTROLADOR DIGITAL DE TEMPERATURA COM TEMPORIZADOR INV-170 17001</text:p>
          </table:table-cell>
          <table:table-cell table:style-name="ce3" office:value-type="string" calcext:value-type="string">
            <text:p>i:\documentos\softwares\renesas\r5f52316adfm\inv-170\170v01\170v01.rpj</text:p>
          </table:table-cell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table:style-name="ce3" office:value-type="string" calcext:value-type="string">
            <text:p>PLACA DE CIRCUITO IMPRESSO PARA CONTROLADOR DIGITAL DE TEMPERATURA COM TEMPORIZADOR INV-170 17002</text:p>
          </table:table-cell>
          <table:table-cell table:style-name="ce3" office:value-type="string" calcext:value-type="string">
            <text:p>i:\documentos\softwares\renesas\r5f52316adfm\inv-170\170v02\170v02_1.90_j.rpj</text:p>
          </table:table-cell>
        </table:table-row>
        <table:table-row table:style-name="ro1">
          <table:table-cell table:style-name="ce1" office:value-type="float" office:value="11772" calcext:value-type="float">
            <text:p>11772</text:p>
          </table:table-cell>
          <table:table-cell table:style-name="ce3" office:value-type="string" calcext:value-type="string">
            <text:p>PLACA DE CIRCUITO IMPRESSO PARA CONTROLADOR DIGITAL DE TEMPERATURA COM TEMPORIZADOR INV-190 19001</text:p>
          </table:table-cell>
          <table:table-cell table:style-name="ce3" office:value-type="string" calcext:value-type="string">
            <text:p>i:\documentos\softwares\renesas\r5f52316adfm\inv-190\190v01\190v01.rpj</text:p>
          </table:table-cell>
        </table:table-row>
        <table:table-row table:style-name="ro1">
          <table:table-cell table:style-name="ce1" office:value-type="float" office:value="12773" calcext:value-type="float">
            <text:p>12773</text:p>
          </table:table-cell>
          <table:table-cell table:style-name="ce3" office:value-type="string" calcext:value-type="string">
            <text:p>ACIONADOR ELETRONICO INV-193 19311 IHM JADE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</table:table-row>
        <table:table-row table:style-name="ro1">
          <table:table-cell table:style-name="ce1" office:value-type="float" office:value="12714" calcext:value-type="float">
            <text:p>12714</text:p>
          </table:table-cell>
          <table:table-cell table:style-name="ce3" office:value-type="string" calcext:value-type="string">
            <text:p>ACIONADOR ELETRONICO INV-193 19321 IHM ONIX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</table:table-row>
        <table:table-row table:style-name="ro1">
          <table:table-cell table:style-name="ce1" office:value-type="float" office:value="14454" calcext:value-type="float">
            <text:p>14454</text:p>
          </table:table-cell>
          <table:table-cell table:style-name="ce3" office:value-type="string" calcext:value-type="string">
            <text:p>ACIONADOR ELETRONICO INV-193 19341 IHM RUBI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</table:table-row>
        <table:table-row table:style-name="ro1">
          <table:table-cell table:style-name="ce1" office:value-type="float" office:value="12768" calcext:value-type="float">
            <text:p>12768</text:p>
          </table:table-cell>
          <table:table-cell table:style-name="ce3" office:value-type="string" calcext:value-type="string">
            <text:p>ACIONADOR ELETRONICO INV-193 19331 ONIX SOLUVEL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</table:table-row>
        <table:table-row table:style-name="ro1">
          <table:table-cell table:style-name="ce1" office:value-type="float" office:value="12776" calcext:value-type="float">
            <text:p>12776</text:p>
          </table:table-cell>
          <table:table-cell table:style-name="ce3" office:value-type="string" calcext:value-type="string">
            <text:p>ACIONADOR ELETRONICO INV-193 19332 JADE SOLUVEL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</table:table-row>
        <table:table-row table:style-name="ro1">
          <table:table-cell table:style-name="ce1" office:value-type="float" office:value="13280" calcext:value-type="float">
            <text:p>13280</text:p>
          </table:table-cell>
          <table:table-cell table:style-name="ce3" office:value-type="string" calcext:value-type="string">
            <text:p>ACIONADOR ELETRONICO INV-193 19333 ONIX GRAO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</table:table-row>
        <table:table-row table:style-name="ro1">
          <table:table-cell table:style-name="ce1" office:value-type="float" office:value="13281" calcext:value-type="float">
            <text:p>13281</text:p>
          </table:table-cell>
          <table:table-cell table:style-name="ce3" office:value-type="string" calcext:value-type="string">
            <text:p>ACIONADOR ELETRONICO INV-193 19334 JADE GRAO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</table:table-row>
        <table:table-row table:style-name="ro1">
          <table:table-cell table:style-name="ce1" office:value-type="float" office:value="15264" calcext:value-type="float">
            <text:p>15264</text:p>
          </table:table-cell>
          <table:table-cell table:style-name="ce3" office:value-type="string" calcext:value-type="string">
            <text:p>ACIONADOR ELETRONICO INV-193 19335 RUBI SOLUVEL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</table:table-row>
        <table:table-row table:style-name="ro1">
          <table:table-cell table:style-name="ce1" office:value-type="float" office:value="13350" calcext:value-type="float">
            <text:p>13350</text:p>
          </table:table-cell>
          <table:table-cell table:style-name="ce3" office:value-type="string" calcext:value-type="string">
            <text:p>PLACA DE CIRCUITO IMPRESSO PARA CONTROLADOR DIGITAL DE TEMPERATURA COM TEMPORIZADOR INV-307 30701</text:p>
          </table:table-cell>
          <table:table-cell table:style-name="ce3" office:value-type="string" calcext:value-type="string">
            <text:p>i:\documentos\softwares\renesas\r5f52316adfm\inv-307\307v01\307v01_0.0.l_j.rpj</text:p>
          </table:table-cell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table:style-name="ce3" office:value-type="string" calcext:value-type="string">
            <text:p>CONTROLADOR LOGICO PROGRAMAVEL INV-500 500.02 24V</text:p>
          </table:table-cell>
          <table:table-cell table:style-name="ce3" office:value-type="string" calcext:value-type="string">
            <text:p>i:\documentos\softwares\renesas\r5f52316adfm\inv-500\500v02\500v02.rpj</text:p>
          </table:table-cell>
        </table:table-row>
        <table:table-row table:style-name="ro1">
          <table:table-cell table:style-name="ce1" office:value-type="float" office:value="7696" calcext:value-type="float">
            <text:p>7696</text:p>
          </table:table-cell>
          <table:table-cell table:style-name="ce3" office:value-type="string" calcext:value-type="string">
            <text:p>CONTROLADOR LOGICO PROGRAMAVEL INV-500 500.04</text:p>
          </table:table-cell>
          <table:table-cell table:style-name="ce3" office:value-type="string" calcext:value-type="string">
            <text:p>i:\documentos\softwares\renesas\r5f52316adfm\inv-500\500v04\500v04_1.23.rpj</text:p>
          </table:table-cell>
        </table:table-row>
        <table:table-row table:style-name="ro1">
          <table:table-cell table:style-name="ce1" office:value-type="float" office:value="12051" calcext:value-type="float">
            <text:p>12051</text:p>
          </table:table-cell>
          <table:table-cell table:style-name="ce3" office:value-type="string" calcext:value-type="string">
            <text:p>CONTROLADOR LOGICO PROGRAMAVEL INV- 501 501.01</text:p>
          </table:table-cell>
          <table:table-cell table:style-name="ce3" office:value-type="string" calcext:value-type="string">
            <text:p>i:\documentos\softwares\renesas\r5f52316adfm\inv-501\501v02\501v02_0.98_j.rpj</text:p>
          </table:table-cell>
        </table:table-row>
        <table:table-row table:style-name="ro1">
          <table:table-cell table:style-name="ce1" office:value-type="float" office:value="16870" calcext:value-type="float">
            <text:p>16870</text:p>
          </table:table-cell>
          <table:table-cell table:style-name="ce3" office:value-type="string" calcext:value-type="string">
            <text:p>CONTROLADOR LOGICO PROGRAMAVEL INV-501 501.07</text:p>
          </table:table-cell>
          <table:table-cell table:style-name="ce3" office:value-type="string" calcext:value-type="string">
            <text:p>i:\documentos\softwares\renesas\r5f52316adfm\inv-501\501v02\501v02_0.98_j.rpj</text:p>
          </table:table-cell>
        </table:table-row>
        <table:table-row table:style-name="ro1">
          <table:table-cell table:style-name="ce1" office:value-type="float" office:value="12052" calcext:value-type="float">
            <text:p>12052</text:p>
          </table:table-cell>
          <table:table-cell table:style-name="ce3" office:value-type="string" calcext:value-type="string">
            <text:p>CONTROLADOR LOGICO PROGRAMAVEL INV- 501 501.02</text:p>
          </table:table-cell>
          <table:table-cell table:style-name="ce3" office:value-type="string" calcext:value-type="string">
            <text:p>i:\documentos\softwares\renesas\r5f52316adfm\inv-501\501v03\501v03_0.20_j.rpj</text:p>
          </table:table-cell>
        </table:table-row>
        <table:table-row table:style-name="ro1">
          <table:table-cell table:style-name="ce1" office:value-type="float" office:value="1457" calcext:value-type="float">
            <text:p>1457</text:p>
          </table:table-cell>
          <table:table-cell table:style-name="ce3" office:value-type="string" calcext:value-type="string">
            <text:p>CONTROLADOR LOGICO PROGRAMAVEL INV-540 540.01</text:p>
          </table:table-cell>
          <table:table-cell table:style-name="ce3" office:value-type="string" calcext:value-type="string">
            <text:p>i:\documentos\softwares\renesas\r7fs3a37a3a01cfm\inv-540\540v01\540v01_1.10.hex</text:p>
          </table:table-cell>
        </table:table-row>
        <table:table-row table:style-name="ro1">
          <table:table-cell table:style-name="ce1" office:value-type="float" office:value="7681" calcext:value-type="float">
            <text:p>7681</text:p>
          </table:table-cell>
          <table:table-cell table:style-name="ce3" office:value-type="string" calcext:value-type="string">
            <text:p>CONTROLADOR LOGICO PROGRAMAVEL INV-540 540.02 (ESD)</text:p>
          </table:table-cell>
          <table:table-cell table:style-name="ce3" office:value-type="string" calcext:value-type="string">
            <text:p>i:\documentos\softwares\renesas\r7fs3a37a3a01cfm\inv-540\540v02\540v02_1.10.hex</text:p>
          </table:table-cell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table:style-name="ce3" office:value-type="string" calcext:value-type="string">
            <text:p>MODULO GPS INV-131 13101</text:p>
          </table:table-cell>
          <table:table-cell table:style-name="ce3" office:value-type="string" calcext:value-type="string">
            <text:p>i:\documentos\softwares\stm32\inv-131\131v02.stp</text:p>
          </table:table-cell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3" office:value-type="string" calcext:value-type="string">
            <text:p>PAINEL ELETRONICO DE MENSAGENS IT 06X64-13 AM12 USB RESFRIAR</text:p>
          </table:table-cell>
          <table:table-cell table:style-name="ce3" office:value-type="string" calcext:value-type="string">
            <text:p>i:\documentos\softwares\stm8\134m2\v1\it134m2 resfriar v1.08.stp</text:p>
          </table:table-cell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3" office:value-type="string" calcext:value-type="string">
            <text:p>PAINEL ELETRONICO DE MENSAGENS IT 06X64-13 AZ10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3" office:value-type="string" calcext:value-type="string">
            <text:p>PAINEL ELETRONICO DE MENSAGENS IT 06X64-13 B12 USB RESFRIAR</text:p>
          </table:table-cell>
          <table:table-cell table:style-name="ce3" office:value-type="string" calcext:value-type="string">
            <text:p>i:\documentos\softwares\stm8\134m2\v1\it134m2 resfriar v1.08.stp</text:p>
          </table:table-cell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3" office:value-type="string" calcext:value-type="string">
            <text:p>PAINEL ELETRONICO DE MENSAGENS IT 06X64-13 VM14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</table:table-row>
        <table:table-row table:style-name="ro1">
          <table:table-cell table:style-name="ce1" office:value-type="float" office:value="2587" calcext:value-type="float">
            <text:p>2587</text:p>
          </table:table-cell>
          <table:table-cell table:style-name="ce3" office:value-type="string" calcext:value-type="string">
            <text:p>PLACA DE LED PRONTA INV-134M2-1 AM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</table:table-row>
        <table:table-row table:style-name="ro1">
          <table:table-cell table:style-name="ce1" office:value-type="float" office:value="2663" calcext:value-type="float">
            <text:p>2663</text:p>
          </table:table-cell>
          <table:table-cell table:style-name="ce3" office:value-type="string" calcext:value-type="string">
            <text:p>PLACA DE LED PRONTA INV-134M2-1 AZ10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</table:table-row>
        <table:table-row table:style-name="ro1">
          <table:table-cell table:style-name="ce1" office:value-type="float" office:value="2477" calcext:value-type="float">
            <text:p>2477</text:p>
          </table:table-cell>
          <table:table-cell table:style-name="ce3" office:value-type="string" calcext:value-type="string">
            <text:p>PLACA DE LED PRONTA INV-134M2-1 B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</table:table-row>
        <table:table-row table:style-name="ro1">
          <table:table-cell table:style-name="ce1" office:value-type="float" office:value="2612" calcext:value-type="float">
            <text:p>2612</text:p>
          </table:table-cell>
          <table:table-cell table:style-name="ce3" office:value-type="string" calcext:value-type="string">
            <text:p>PLACA DE LED PRONTA INV-134M2-1 VM14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</table:table-row>
        <table:table-row table:style-name="ro1">
          <table:table-cell table:style-name="ce1" office:value-type="float" office:value="2588" calcext:value-type="float">
            <text:p>2588</text:p>
          </table:table-cell>
          <table:table-cell table:style-name="ce3" office:value-type="string" calcext:value-type="string">
            <text:p>PLACA DE LED PRONTA INV-134M2-2 AM12</text:p>
          </table:table-cell>
          <table:table-cell table:style-name="ce3" office:value-type="string" calcext:value-type="string">
            <text:p>i:\documentos\softwares\stm8\134m2\v1\it134m2 resfriar v1.08.stp</text:p>
          </table:table-cell>
        </table:table-row>
        <table:table-row table:style-name="ro1">
          <table:table-cell table:style-name="ce1" office:value-type="float" office:value="2478" calcext:value-type="float">
            <text:p>2478</text:p>
          </table:table-cell>
          <table:table-cell table:style-name="ce3" office:value-type="string" calcext:value-type="string">
            <text:p>PLACA DE LED PRONTA INV-134M2-2 B12 <text:s/>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3" office:value-type="string" calcext:value-type="string">
            <text:p>PAINEL ELETRONICO DE MENSAGENS IT 06X48-10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2584" calcext:value-type="float">
            <text:p>12584</text:p>
          </table:table-cell>
          <table:table-cell table:style-name="ce3" office:value-type="string" calcext:value-type="string">
            <text:p>PAINEL ELETRONICO DE MENSAGENS IT 06X48-10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2583" calcext:value-type="float">
            <text:p>12583</text:p>
          </table:table-cell>
          <table:table-cell table:style-name="ce3" office:value-type="string" calcext:value-type="string">
            <text:p>PAINEL ELETRONICO DE MENSAGENS IT 06X48-10 AZ10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table:style-name="ce3" office:value-type="string" calcext:value-type="string">
            <text:p>PAINEL ELETRONICO DE MENSAGENS IT 06X48-10 B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0379" calcext:value-type="float">
            <text:p>10379</text:p>
          </table:table-cell>
          <table:table-cell table:style-name="ce3" office:value-type="string" calcext:value-type="string">
            <text:p>PAINEL ELETRONICO DE MENSAGENS IT 06X48-10 B12 USB/1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2581" calcext:value-type="float">
            <text:p>12581</text:p>
          </table:table-cell>
          <table:table-cell table:style-name="ce3" office:value-type="string" calcext:value-type="string">
            <text:p>PAINEL ELETRONICO DE MENSAGENS IT 06X48-10 VD11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2582" calcext:value-type="float">
            <text:p>12582</text:p>
          </table:table-cell>
          <table:table-cell table:style-name="ce3" office:value-type="string" calcext:value-type="string">
            <text:p>PAINEL ELETRONICO DE MENSAGENS IT 06X48-10 VM14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3" office:value-type="string" calcext:value-type="string">
            <text:p>PAINEL ELETRONICO DE MENSAGENS IT 06X64-13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3" office:value-type="string" calcext:value-type="string">
            <text:p>PAINEL ELETRONICO DE MENSAGENS IT 06X64-13 B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2592" calcext:value-type="float">
            <text:p>12592</text:p>
          </table:table-cell>
          <table:table-cell table:style-name="ce3" office:value-type="string" calcext:value-type="string">
            <text:p>PLACA DE LED PRONTA INV-134M3-01 PL1 AM12_2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2590" calcext:value-type="float">
            <text:p>12590</text:p>
          </table:table-cell>
          <table:table-cell table:style-name="ce3" office:value-type="string" calcext:value-type="string">
            <text:p>PLACA DE LED PRONTA INV-134M3-01 PL1 AZ10_2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0381" calcext:value-type="float">
            <text:p>10381</text:p>
          </table:table-cell>
          <table:table-cell table:style-name="ce3" office:value-type="string" calcext:value-type="string">
            <text:p>PLACA DE LED PRONTA INV-134M3-01 PL1 B12_2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0380" calcext:value-type="float">
            <text:p>10380</text:p>
          </table:table-cell>
          <table:table-cell table:style-name="ce3" office:value-type="string" calcext:value-type="string">
            <text:p>PLACA DE LED PRONTA INV-134M3-01 PL1 B12_2 SMD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2586" calcext:value-type="float">
            <text:p>12586</text:p>
          </table:table-cell>
          <table:table-cell table:style-name="ce3" office:value-type="string" calcext:value-type="string">
            <text:p>PLACA DE LED PRONTA INV-134M3-01 PL1 VD11_2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2588" calcext:value-type="float">
            <text:p>12588</text:p>
          </table:table-cell>
          <table:table-cell table:style-name="ce3" office:value-type="string" calcext:value-type="string">
            <text:p>PLACA DE LED PRONTA INV-134M3-01 PL1 VM14_2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3089" calcext:value-type="float">
            <text:p>3089</text:p>
          </table:table-cell>
          <table:table-cell table:style-name="ce3" office:value-type="string" calcext:value-type="string">
            <text:p>PLACA DE LED PRONTA INV-134M3-3 B12 CAM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3088" calcext:value-type="float">
            <text:p>3088</text:p>
          </table:table-cell>
          <table:table-cell table:style-name="ce3" office:value-type="string" calcext:value-type="string">
            <text:p>PLACA DE LED PRONTA INV-134M3-3 B12 CAM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3258" calcext:value-type="float">
            <text:p>3258</text:p>
          </table:table-cell>
          <table:table-cell table:style-name="ce3" office:value-type="string" calcext:value-type="string">
            <text:p>PLACA PRONTA DE LED <text:s/>INV-134M3-3 AM12 CAM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3257" calcext:value-type="float">
            <text:p>3257</text:p>
          </table:table-cell>
          <table:table-cell table:style-name="ce3" office:value-type="string" calcext:value-type="string">
            <text:p>PLACA PRONTA DE LED <text:s/>INV-134M3-3 AM12 CAM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table:style-name="ce3" office:value-type="string" calcext:value-type="string">
            <text:p>MODULO DE COMUNICAÇO INV-147 14702</text:p>
          </table:table-cell>
          <table:table-cell table:style-name="ce3" office:value-type="string" calcext:value-type="string">
            <text:p>i:\documentos\softwares\stm8\stm8af52a\inv-147\inv147_74m10 v1.04.stp</text:p>
          </table:table-cell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table:style-name="ce3" office:value-type="string" calcext:value-type="string">
            <text:p>MÓDULO DE COMUNICAÇO INV-147 14703</text:p>
          </table:table-cell>
          <table:table-cell table:style-name="ce3" office:value-type="string" calcext:value-type="string">
            <text:p>i:\documentos\softwares\stm8\stm8af52a\inv-147\inv147_74m10 v1.04.stp</text:p>
          </table:table-cell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3" office:value-type="string" calcext:value-type="string">
            <text:p>PAINEL ELETRONICO DE MENSAGENS IT 13X128-13C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table:style-name="ce3" office:value-type="string" calcext:value-type="string">
            <text:p>PAINEL ELETRONICO DE MENSAGENS IT 13X128-13C B12 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table:style-name="ce3" office:value-type="string" calcext:value-type="string">
            <text:p>PAINEL ELETRONICO DE MENSAGENS IT 13X144-13C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3" office:value-type="string" calcext:value-type="string">
            <text:p>PAINEL ELETRONICO DE MENSAGENS IT 13X64-13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3" office:value-type="string" calcext:value-type="string">
            <text:p>PAINEL ELETRONICO DE MENSAGENS IT 13X96-10 AM12A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3" office:value-type="string" calcext:value-type="string">
            <text:p>PAINEL ELETRONICO DE MENSAGENS IT 13X96-13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3" office:value-type="string" calcext:value-type="string">
            <text:p>PAINEL ELETRONICO DE MENSAGENS IT 13X96-13C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3" office:value-type="string" calcext:value-type="string">
            <text:p>PAINEL ELETRONICO DE MENSAGENS IT 17X128-10C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3" office:value-type="string" calcext:value-type="string">
            <text:p>PAINEL ELETRONICO DE MENSAGENS IT 17X128-10C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3" office:value-type="string" calcext:value-type="string">
            <text:p>PAINEL ELETRONICO DE MENSAGENS IT 17X96-10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8050" calcext:value-type="float">
            <text:p>8050</text:p>
          </table:table-cell>
          <table:table-cell table:style-name="ce3" office:value-type="string" calcext:value-type="string">
            <text:p>PAINEL ELETRONICO DE MENSAGENS ITP 08X48-10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8045" calcext:value-type="float">
            <text:p>8045</text:p>
          </table:table-cell>
          <table:table-cell table:style-name="ce3" office:value-type="string" calcext:value-type="string">
            <text:p>PAINEL ELETRONICO DE MENSAGENS ITP 08X48-10 B12AD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table:style-name="ce3" office:value-type="string" calcext:value-type="string">
            <text:p>PAINEL ELETRONICO DE MENSAGENS ITP 08X80-10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2959" calcext:value-type="float">
            <text:p>2959</text:p>
          </table:table-cell>
          <table:table-cell table:style-name="ce3" office:value-type="string" calcext:value-type="string">
            <text:p>PLACA PRONTA MASTER INV-74M10/1</text:p>
          </table:table-cell>
          <table:table-cell table:style-name="ce3" office:value-type="string" calcext:value-type="string">
            <text:p>i:\documentos\softwares\stm8\stm8af52a\it74m10\74m10_v8.00.stp</text:p>
          </table:table-cell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table:style-name="ce3" office:value-type="string" calcext:value-type="string">
            <text:p>PAINEL ELETRONICO DE MENSAGENS IT 11X112-13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078" calcext:value-type="float">
            <text:p>11078</text:p>
          </table:table-cell>
          <table:table-cell table:style-name="ce3" office:value-type="string" calcext:value-type="string">
            <text:p>PAINEL ELETRONICO DE MENSAGENS IT 11X112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3" office:value-type="string" calcext:value-type="string">
            <text:p>PAINEL ELETRONICO DE MENSAGENS IT 11X112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600" calcext:value-type="float">
            <text:p>11600</text:p>
          </table:table-cell>
          <table:table-cell table:style-name="ce3" office:value-type="string" calcext:value-type="string">
            <text:p>PAINEL ELETRONICO DE MENSAGENS IT 11X112-13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88" calcext:value-type="float">
            <text:p>11488</text:p>
          </table:table-cell>
          <table:table-cell table:style-name="ce3" office:value-type="string" calcext:value-type="string">
            <text:p>PAINEL ELETRONICO DE MENSAGENS IT 11X112-13 B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3" office:value-type="string" calcext:value-type="string">
            <text:p>PAINEL ELETRONICO DE MENSAGENS IT 11X112-13 B12DB SMD PERFIL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3" office:value-type="string" calcext:value-type="string">
            <text:p>PAINEL ELETRONICO DE MENSAGENS IT 11X112-13 B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120" calcext:value-type="float">
            <text:p>10120</text:p>
          </table:table-cell>
          <table:table-cell table:style-name="ce3" office:value-type="string" calcext:value-type="string">
            <text:p>PAINEL ELETRONICO DE MENSAGENS IT 11X112-13 B12DC SMD IHM DIREITA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3" office:value-type="string" calcext:value-type="string">
            <text:p>PAINEL ELETRONICO DE MENSAGENS IT 11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table:style-name="ce3" office:value-type="string" calcext:value-type="string">
            <text:p>PAINEL ELETRONICO DE MENSAGENS IT 11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table:style-name="ce3" office:value-type="string" calcext:value-type="string">
            <text:p>PAINEL ELETRONICO DE MENSAGENS IT 11X112-13 B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table:style-name="ce3" office:value-type="string" calcext:value-type="string">
            <text:p>PAINEL ELETRONICO DE MENSAGENS IT 11X112-13C AM12 DC SMD 802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table:style-name="ce3" office:value-type="string" calcext:value-type="string">
            <text:p>PAINEL ELETRONICO DE MENSAGENS IT 11X112-13C B12 DC SMD 8022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3" office:value-type="string" calcext:value-type="string">
            <text:p>PAINEL ELETRONICO DE MENSAGENS IT 11X112-13C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4127" calcext:value-type="float">
            <text:p>14127</text:p>
          </table:table-cell>
          <table:table-cell table:style-name="ce3" office:value-type="string" calcext:value-type="string">
            <text:p>PAINEL ELETRONICO DE MENSAGENS IT 11X128-10 AM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3" office:value-type="string" calcext:value-type="string">
            <text:p>PAINEL ELETRONICO DE MENSAGENS IT 11X128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table:style-name="ce3" office:value-type="string" calcext:value-type="string">
            <text:p>PAINEL ELETRONICO DE MENSAGENS IT 11X128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301" calcext:value-type="float">
            <text:p>10301</text:p>
          </table:table-cell>
          <table:table-cell table:style-name="ce3" office:value-type="string" calcext:value-type="string">
            <text:p>PAINEL ELETRONICO DE MENSAGENS IT 11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3" office:value-type="string" calcext:value-type="string">
            <text:p>PAINEL ELETRONICO DE MENSAGENS IT 11X128-13 AM12 ED SMD COAT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3" office:value-type="string" calcext:value-type="string">
            <text:p>PAINEL ELETRONICO DE MENSAGENS IT 11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3" office:value-type="string" calcext:value-type="string">
            <text:p>PAINEL ELETRONICO DE MENSAGENS IT 11X128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63" calcext:value-type="float">
            <text:p>11463</text:p>
          </table:table-cell>
          <table:table-cell table:style-name="ce3" office:value-type="string" calcext:value-type="string">
            <text:p>PAINEL ELETRONICO DE MENSAGENS IT 11X128-13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3" office:value-type="string" calcext:value-type="string">
            <text:p>PAINEL ELETRONICO DE MENSAGENS IT 11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7766" calcext:value-type="float">
            <text:p>7766</text:p>
          </table:table-cell>
          <table:table-cell table:style-name="ce3" office:value-type="string" calcext:value-type="string">
            <text:p>PAINEL ELETRONICO DE MENSAGENS IT 11X32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table:style-name="ce3" office:value-type="string" calcext:value-type="string">
            <text:p>PAINEL ELETRONICO DE MENSAGENS IT 11X32-13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77" calcext:value-type="float">
            <text:p>11477</text:p>
          </table:table-cell>
          <table:table-cell table:style-name="ce3" office:value-type="string" calcext:value-type="string">
            <text:p>PAINEL ELETRONICO DE MENSAGENS IT 11X32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3" office:value-type="string" calcext:value-type="string">
            <text:p>PAINEL ELETRONICO DE MENSAGENS IT 11X32-13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3" office:value-type="string" calcext:value-type="string">
            <text:p>PAINEL ELETRONICO DE MENSAGENS IT 11X48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3" office:value-type="string" calcext:value-type="string">
            <text:p>PAINEL ELETRONICO DE MENSAGENS IT 11X48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95" calcext:value-type="float">
            <text:p>11495</text:p>
          </table:table-cell>
          <table:table-cell table:style-name="ce3" office:value-type="string" calcext:value-type="string">
            <text:p>PAINEL ELETRONICO DE MENSAGENS IT 11X48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3" office:value-type="string" calcext:value-type="string">
            <text:p>PAINEL ELETRONICO DE MENSAGENS IT 11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3" office:value-type="string" calcext:value-type="string">
            <text:p>PAINEL ELETRONICO DE MENSAGENS IT 11X64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72" calcext:value-type="float">
            <text:p>11472</text:p>
          </table:table-cell>
          <table:table-cell table:style-name="ce3" office:value-type="string" calcext:value-type="string">
            <text:p>PAINEL ELETRONICO DE MENSAGENS IT 11X64-13 B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7776" calcext:value-type="float">
            <text:p>7776</text:p>
          </table:table-cell>
          <table:table-cell table:style-name="ce3" office:value-type="string" calcext:value-type="string">
            <text:p>PAINEL ELETRONICO DE MENSAGENS IT 11X64-13 B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3" office:value-type="string" calcext:value-type="string">
            <text:p>PAINEL ELETRONICO DE MENSAGENS IT 11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table:style-name="ce3" office:value-type="string" calcext:value-type="string">
            <text:p>PAINEL ELETRONICO DE MENSAGENS IT 11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3" office:value-type="string" calcext:value-type="string">
            <text:p>PAINEL ELETRONICO DE MENSAGENS IT 11X80-10 AM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table:style-name="ce3" office:value-type="string" calcext:value-type="string">
            <text:p>PAINEL ELETRONICO DE MENSAGENS IT 11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table:style-name="ce3" office:value-type="string" calcext:value-type="string">
            <text:p>PAINEL ELETRONICO DE MENSAGENS IT 11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75" calcext:value-type="float">
            <text:p>11475</text:p>
          </table:table-cell>
          <table:table-cell table:style-name="ce3" office:value-type="string" calcext:value-type="string">
            <text:p>PAINEL ELETRONICO DE MENSAGENS IT 11X80-10 AM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79" calcext:value-type="float">
            <text:p>11479</text:p>
          </table:table-cell>
          <table:table-cell table:style-name="ce3" office:value-type="string" calcext:value-type="string">
            <text:p>PAINEL ELETRONICO DE MENSAGENS IT 11X80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3" office:value-type="string" calcext:value-type="string">
            <text:p>PAINEL ELETRONICO DE MENSAGENS IT 11X80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033" calcext:value-type="float">
            <text:p>8033</text:p>
          </table:table-cell>
          <table:table-cell table:style-name="ce3" office:value-type="string" calcext:value-type="string">
            <text:p>PAINEL ELETRONICO DE MENSAGENS IT 11X80-10 B12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3" office:value-type="string" calcext:value-type="string">
            <text:p>PAINEL ELETRONICO DE MENSAGENS IT 11X80-10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3" office:value-type="string" calcext:value-type="string">
            <text:p>PAINEL ELETRONICO DE MENSAGENS IT 11X80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table:style-name="ce3" office:value-type="string" calcext:value-type="string">
            <text:p>PAINEL ELETRONICO DE MENSAGENS IT 11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458" calcext:value-type="float">
            <text:p>10458</text:p>
          </table:table-cell>
          <table:table-cell table:style-name="ce3" office:value-type="string" calcext:value-type="string">
            <text:p>PAINEL ELETRONICO DE MENSAGENS IT 11X80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3" office:value-type="string" calcext:value-type="string">
            <text:p>PAINEL ELETRONICO DE MENSAGENS IT 11X96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3" office:value-type="string" calcext:value-type="string">
            <text:p>PAINEL ELETRONICO DE MENSAGENS IT 11X96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3" office:value-type="string" calcext:value-type="string">
            <text:p>PAINEL ELETRONICO DE MENSAGENS IT 11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table:style-name="ce3" office:value-type="string" calcext:value-type="string">
            <text:p>PAINEL ELETRONICO DE MENSAGENS IT 11X96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3" office:value-type="string" calcext:value-type="string">
            <text:p>PAINEL ELETRONICO DE MENSAGENS IT 11X96-13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3" office:value-type="string" calcext:value-type="string">
            <text:p>PAINEL ELETRONICO DE MENSAGENS IT 11X96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78" calcext:value-type="float">
            <text:p>11478</text:p>
          </table:table-cell>
          <table:table-cell table:style-name="ce3" office:value-type="string" calcext:value-type="string">
            <text:p>PAINEL ELETRONICO DE MENSAGENS IT 11X96-13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7792" calcext:value-type="float">
            <text:p>7792</text:p>
          </table:table-cell>
          <table:table-cell table:style-name="ce3" office:value-type="string" calcext:value-type="string">
            <text:p>PAINEL ELETRONICO DE MENSAGENS IT 13X112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962" calcext:value-type="float">
            <text:p>9962</text:p>
          </table:table-cell>
          <table:table-cell table:style-name="ce3" office:value-type="string" calcext:value-type="string">
            <text:p>PAINEL ELETRONICO DE MENSAGENS IT 13X112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table:style-name="ce3" office:value-type="string" calcext:value-type="string">
            <text:p>PAINEL ELETRONICO DE MENSAGENS IT 13X112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table:style-name="ce3" office:value-type="string" calcext:value-type="string">
            <text:p>PAINEL ELETRONICO DE MENSAGENS IT 13X112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3834" calcext:value-type="float">
            <text:p>13834</text:p>
          </table:table-cell>
          <table:table-cell table:style-name="ce3" office:value-type="string" calcext:value-type="string">
            <text:p>PAINEL ELETRONICO DE MENSAGENS IT 13X128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3" office:value-type="string" calcext:value-type="string">
            <text:p>PAINEL ELETRONICO DE MENSAGENS IT 13X128-10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3360" calcext:value-type="float">
            <text:p>13360</text:p>
          </table:table-cell>
          <table:table-cell table:style-name="ce3" office:value-type="string" calcext:value-type="string">
            <text:p>PAINEL ELETRONICO DE MENSAGENS IT 13X128-10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3" office:value-type="string" calcext:value-type="string">
            <text:p>PAINEL ELETRONICO DE MENSAGENS IT 13X128-10 B12EB/1 S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table:style-name="ce3" office:value-type="string" calcext:value-type="string">
            <text:p>PAINEL ELETRONICO DE MENSAGENS IT 13X128-10 B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table:style-name="ce3" office:value-type="string" calcext:value-type="string">
            <text:p>PAINEL ELETRONICO DE MENSAGENS IT 13X128-10C B12 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3" office:value-type="string" calcext:value-type="string">
            <text:p>PAINEL ELETRONICO DE MENSAGENS IT 13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3" office:value-type="string" calcext:value-type="string">
            <text:p>PAINEL ELETRONICO DE MENSAGENS IT 13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3" office:value-type="string" calcext:value-type="string">
            <text:p>PAINEL ELETRONICO DE MENSAGENS IT 13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3" office:value-type="string" calcext:value-type="string">
            <text:p>PAINEL ELETRONICO DE MENSAGENS IT 13X128-13 AM12 EC SMD (410)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table:style-name="ce3" office:value-type="string" calcext:value-type="string">
            <text:p>PAINEL ELETRONICO DE MENSAGENS IT 13X128-13 AM12 VD11 32EB S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068" calcext:value-type="float">
            <text:p>11068</text:p>
          </table:table-cell>
          <table:table-cell table:style-name="ce3" office:value-type="string" calcext:value-type="string">
            <text:p>PAINEL ELETRONICO DE MENSAGENS IT 13X128-13 AM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67" calcext:value-type="float">
            <text:p>11467</text:p>
          </table:table-cell>
          <table:table-cell table:style-name="ce3" office:value-type="string" calcext:value-type="string">
            <text:p>PAINEL ELETRONICO DE MENSAGENS IT 13X128-13 AM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table:style-name="ce3" office:value-type="string" calcext:value-type="string">
            <text:p>PAINEL ELETRONICO DE MENSAGENS IT 13X128-13 AM12EB SMD CH ES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3" office:value-type="string" calcext:value-type="string">
            <text:p>PAINEL ELETRONICO DE MENSAGENS IT 13X128-13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908" calcext:value-type="float">
            <text:p>10908</text:p>
          </table:table-cell>
          <table:table-cell table:style-name="ce3" office:value-type="string" calcext:value-type="string">
            <text:p>PAINEL ELETRONICO DE MENSAGENS IT 13X128-13 B12 AM12 24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3" office:value-type="string" calcext:value-type="string">
            <text:p>PAINEL ELETRONICO DE MENSAGENS IT 13X128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3" office:value-type="string" calcext:value-type="string">
            <text:p>PAINEL ELETRONICO DE MENSAGENS IT 13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table:style-name="ce3" office:value-type="string" calcext:value-type="string">
            <text:p>PAINEL ELETRONICO DE MENSAGENS IT 13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3" office:value-type="string" calcext:value-type="string">
            <text:p>PAINEL ELETRONICO DE MENSAGENS IT 13X128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table:style-name="ce3" office:value-type="string" calcext:value-type="string">
            <text:p>PAINEL ELETRONICO DE MENSAGENS IT 13X128-13 B12 VD11 24 EC S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3" office:value-type="string" calcext:value-type="string">
            <text:p>PAINEL ELETRONICO DE MENSAGENS IT 13X128-13 B12 VD11 3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table:style-name="ce3" office:value-type="string" calcext:value-type="string">
            <text:p>PAINEL ELETRONICO DE MENSAGENS IT 13X128-13 B12 VD11 32 EB 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64" calcext:value-type="float">
            <text:p>11464</text:p>
          </table:table-cell>
          <table:table-cell table:style-name="ce3" office:value-type="string" calcext:value-type="string">
            <text:p>PAINEL ELETRONICO DE MENSAGENS IT 13X128-13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3" office:value-type="string" calcext:value-type="string">
            <text:p>PAINEL ELETRONICO DE MENSAGENS IT 13X128-13 VD11 B12 3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table:style-name="ce3" office:value-type="string" calcext:value-type="string">
            <text:p>PAINEL ELETRONICO DE MENSAGENS IT 13X128-13C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3" office:value-type="string" calcext:value-type="string">
            <text:p>PAINEL ELETRONICO DE MENSAGENS IT 13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3" office:value-type="string" calcext:value-type="string">
            <text:p>PAINEL ELETRONICO DE MENSAGENS IT 13X32-13 AM12 AB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table:style-name="ce3" office:value-type="string" calcext:value-type="string">
            <text:p>PAINEL ELETRONICO DE MENSAGENS IT 13X32-13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4450" calcext:value-type="float">
            <text:p>14450</text:p>
          </table:table-cell>
          <table:table-cell table:style-name="ce3" office:value-type="string" calcext:value-type="string">
            <text:p>PAINEL ELETRONICO DE MENSAGENS IT 13X32-13 AM12/5 AB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4462" calcext:value-type="float">
            <text:p>14462</text:p>
          </table:table-cell>
          <table:table-cell table:style-name="ce3" office:value-type="string" calcext:value-type="string">
            <text:p>PAINEL ELETRONICO DE MENSAGENS IT 13X32-13 AM12/5 AE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3" office:value-type="string" calcext:value-type="string">
            <text:p>PAINEL ELETRONICO DE MENSAGENS IT 13X32-13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73" calcext:value-type="float">
            <text:p>11473</text:p>
          </table:table-cell>
          <table:table-cell table:style-name="ce3" office:value-type="string" calcext:value-type="string">
            <text:p>PAINEL ELETRONICO DE MENSAGENS IT 13X32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table:style-name="ce3" office:value-type="string" calcext:value-type="string">
            <text:p>PAINEL ELETRONICO DE MENSAGENS IT 13X48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3" office:value-type="string" calcext:value-type="string">
            <text:p>PAINEL ELETRONICO DE MENSAGENS IT 13X48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62" calcext:value-type="float">
            <text:p>11462</text:p>
          </table:table-cell>
          <table:table-cell table:style-name="ce3" office:value-type="string" calcext:value-type="string">
            <text:p>PAINEL ELETRONICO DE MENSAGENS IT 13X48-10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 table:style-name="ce3" office:value-type="string" calcext:value-type="string">
            <text:p>PAINEL ELETRONICO DE MENSAGENS IT 13X48-13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3" office:value-type="string" calcext:value-type="string">
            <text:p>PAINEL ELETRONICO DE MENSAGENS IT 13X64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70" calcext:value-type="float">
            <text:p>11470</text:p>
          </table:table-cell>
          <table:table-cell table:style-name="ce3" office:value-type="string" calcext:value-type="string">
            <text:p>PAINEL ELETRONICO DE MENSAGENS IT 13X64-10 AM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079" calcext:value-type="float">
            <text:p>11079</text:p>
          </table:table-cell>
          <table:table-cell table:style-name="ce3" office:value-type="string" calcext:value-type="string">
            <text:p>PAINEL ELETRONICO DE MENSAGENS IT 13X64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3228" calcext:value-type="float">
            <text:p>13228</text:p>
          </table:table-cell>
          <table:table-cell table:style-name="ce3" office:value-type="string" calcext:value-type="string">
            <text:p>PAINEL ELETRONICO DE MENSAGENS IT 13X64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3" office:value-type="string" calcext:value-type="string">
            <text:p>PAINEL ELETRONICO DE MENSAGENS IT 13X64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992" calcext:value-type="float">
            <text:p>9992</text:p>
          </table:table-cell>
          <table:table-cell table:style-name="ce3" office:value-type="string" calcext:value-type="string">
            <text:p>PAINEL ELETRONICO DE MENSAGENS IT 13X64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961" calcext:value-type="float">
            <text:p>9961</text:p>
          </table:table-cell>
          <table:table-cell table:style-name="ce3" office:value-type="string" calcext:value-type="string">
            <text:p>PAINEL ELETRONICO DE MENSAGENS IT 13X64-10 B12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table:style-name="ce3" office:value-type="string" calcext:value-type="string">
            <text:p>PAINEL ELETRONICO DE MENSAGENS IT 13X64-10 VD11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3" office:value-type="string" calcext:value-type="string">
            <text:p>PAINEL ELETRONICO DE MENSAGENS IT 13X64-13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3" office:value-type="string" calcext:value-type="string">
            <text:p>PAINEL ELETRONICO DE MENSAGENS IT 13X96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81" calcext:value-type="float">
            <text:p>11481</text:p>
          </table:table-cell>
          <table:table-cell table:style-name="ce3" office:value-type="string" calcext:value-type="string">
            <text:p>PAINEL ELETRONICO DE MENSAGENS IT 13X96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258" calcext:value-type="float">
            <text:p>10258</text:p>
          </table:table-cell>
          <table:table-cell table:style-name="ce3" office:value-type="string" calcext:value-type="string">
            <text:p>PAINEL ELETRONICO DE MENSAGENS IT 13X96-10 AM12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3" office:value-type="string" calcext:value-type="string">
            <text:p>PAINEL ELETRONICO DE MENSAGENS IT 13X96-10 VM14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3" office:value-type="string" calcext:value-type="string">
            <text:p>PAINEL ELETRONICO DE MENSAGENS IT 13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table:style-name="ce3" office:value-type="string" calcext:value-type="string">
            <text:p>PAINEL ELETRONICO DE MENSAGENS IT 13X96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3554" calcext:value-type="float">
            <text:p>13554</text:p>
          </table:table-cell>
          <table:table-cell table:style-name="ce3" office:value-type="string" calcext:value-type="string">
            <text:p>PAINEL ELETRONICO DE MENSAGENS IT 17X80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3" office:value-type="string" calcext:value-type="string">
            <text:p>PAINEL ELETRONICO DE MENSAGENS ITP 08X48-10 B12 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3" office:value-type="string" calcext:value-type="string">
            <text:p>PAINEL ELETRONICO DE MENSAGENS ITP 08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236" calcext:value-type="float">
            <text:p>11236</text:p>
          </table:table-cell>
          <table:table-cell table:style-name="ce3" office:value-type="string" calcext:value-type="string">
            <text:p>PAINEL ELETRONICO DE MENSAGENS ITP 08X64-10 B12 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3" office:value-type="string" calcext:value-type="string">
            <text:p>PAINEL ELETRONICO DE MENSAGENS ITP 08X64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3" office:value-type="string" calcext:value-type="string">
            <text:p>PAINEL ELETRONICO DE MENSAGENS ITP 08X64-10 B12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570" calcext:value-type="float">
            <text:p>12570</text:p>
          </table:table-cell>
          <table:table-cell table:style-name="ce3" office:value-type="string" calcext:value-type="string">
            <text:p>PAINEL ELETRONICO DE MENSAGENS ITP 08X64-10 VD11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3" office:value-type="string" calcext:value-type="string">
            <text:p>PAINEL ELETRONICO DE MENSAGENS ITP 08X64-10 VD11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048" calcext:value-type="float">
            <text:p>8048</text:p>
          </table:table-cell>
          <table:table-cell table:style-name="ce3" office:value-type="string" calcext:value-type="string">
            <text:p>PAINEL ELETRONICO DE MENSAGENS ITP 08X80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3" office:value-type="string" calcext:value-type="string">
            <text:p>PAINEL ELETRONICO DE MENSAGENS ITP 08X80-10 AM12 AC SMD COMI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375" calcext:value-type="float">
            <text:p>1375</text:p>
          </table:table-cell>
          <table:table-cell table:style-name="ce3" office:value-type="string" calcext:value-type="string">
            <text:p>PAINEL ELETRONICO DE MENSAGENS ITP 08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3" office:value-type="string" calcext:value-type="string">
            <text:p>PAINEL ELETRONICO DE MENSAGENS ITP 08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967" calcext:value-type="float">
            <text:p>9967</text:p>
          </table:table-cell>
          <table:table-cell table:style-name="ce3" office:value-type="string" calcext:value-type="string">
            <text:p>PAINEL ELETRONICO DE MENSAGENS ITP 08X80-10 AM12 EB SMD BUSSCAR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3" office:value-type="string" calcext:value-type="string">
            <text:p>PAINEL ELETRONICO DE MENSAGENS ITP 08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496" calcext:value-type="float">
            <text:p>1496</text:p>
          </table:table-cell>
          <table:table-cell table:style-name="ce3" office:value-type="string" calcext:value-type="string">
            <text:p>PAINEL ELETRONICO DE MENSAGENS ITP 08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955" calcext:value-type="float">
            <text:p>10955</text:p>
          </table:table-cell>
          <table:table-cell table:style-name="ce3" office:value-type="string" calcext:value-type="string">
            <text:p>PAINEL ELETRONICO DE MENSAGENS ITP 08X80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3828" calcext:value-type="float">
            <text:p>13828</text:p>
          </table:table-cell>
          <table:table-cell table:style-name="ce3" office:value-type="string" calcext:value-type="string">
            <text:p>PAINEL ELETRONICO DE MENSAGENS ITP 08X80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74" calcext:value-type="float">
            <text:p>11474</text:p>
          </table:table-cell>
          <table:table-cell table:style-name="ce3" office:value-type="string" calcext:value-type="string">
            <text:p>PAINEL ELETRONICO DE MENSAGENS ITP 08X80-10 AM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2280" calcext:value-type="float">
            <text:p>2280</text:p>
          </table:table-cell>
          <table:table-cell table:style-name="ce3" office:value-type="string" calcext:value-type="string">
            <text:p>PAINEL ELETRONICO DE MENSAGENS ITP 08X80-10 AM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3" office:value-type="string" calcext:value-type="string">
            <text:p>PAINEL ELETRONICO DE MENSAGENS ITP 08X80-10 AM12D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3" office:value-type="string" calcext:value-type="string">
            <text:p>PAINEL ELETRONICO DE MENSAGENS ITP 08X80-10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7793" calcext:value-type="float">
            <text:p>7793</text:p>
          </table:table-cell>
          <table:table-cell table:style-name="ce3" office:value-type="string" calcext:value-type="string">
            <text:p>PAINEL ELETRONICO DE MENSAGENS ITP 08X80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3" office:value-type="string" calcext:value-type="string">
            <text:p>PAINEL ELETRONICO DE MENSAGENS ITP 08X80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3" office:value-type="string" calcext:value-type="string">
            <text:p>PAINEL ELETRONICO DE MENSAGENS ITP 08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table:style-name="ce3" office:value-type="string" calcext:value-type="string">
            <text:p>PAINEL ELETRONICO DE MENSAGENS ITP 08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98" calcext:value-type="float">
            <text:p>11498</text:p>
          </table:table-cell>
          <table:table-cell table:style-name="ce3" office:value-type="string" calcext:value-type="string">
            <text:p>PAINEL ELETRONICO DE MENSAGENS ITP 08X80-10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65" calcext:value-type="float">
            <text:p>11465</text:p>
          </table:table-cell>
          <table:table-cell table:style-name="ce3" office:value-type="string" calcext:value-type="string">
            <text:p>PAINEL ELETRONICO DE MENSAGENS ITP 08X80-10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66" calcext:value-type="float">
            <text:p>11466</text:p>
          </table:table-cell>
          <table:table-cell table:style-name="ce3" office:value-type="string" calcext:value-type="string">
            <text:p>PAINEL ELETRONICO DE MENSAGENS ITP 08X80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3098" calcext:value-type="float">
            <text:p>13098</text:p>
          </table:table-cell>
          <table:table-cell table:style-name="ce3" office:value-type="string" calcext:value-type="string">
            <text:p>PAINEL ELETRONICO DE MENSAGENS ITP 08X80-10 B12/5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3" office:value-type="string" calcext:value-type="string">
            <text:p>PAINEL ELETRONICO DE MENSAGENS ITP 08X80-10 B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471" calcext:value-type="float">
            <text:p>11471</text:p>
          </table:table-cell>
          <table:table-cell table:style-name="ce3" office:value-type="string" calcext:value-type="string">
            <text:p>PAINEL ELETRONICO DE MENSAGENS ITP 08X80-10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663" calcext:value-type="float">
            <text:p>9663</text:p>
          </table:table-cell>
          <table:table-cell table:style-name="ce3" office:value-type="string" calcext:value-type="string">
            <text:p>PAINEL ELETRONICO DE MENSAGENS ITP 08X80-10 B12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3" office:value-type="string" calcext:value-type="string">
            <text:p>PAINEL ELETRONICO DE MENSAGENS ITP 08X80-10 B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3" office:value-type="string" calcext:value-type="string">
            <text:p>PAINEL ELETRONICO DE MENSAGENS ITP 08X80-10 B12DC SMD COMIL(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table:style-name="ce3" office:value-type="string" calcext:value-type="string">
            <text:p>PAINEL ELETRONICO DE MENSAGENS ITP 08X80-10 VD11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3" office:value-type="string" calcext:value-type="string">
            <text:p>PAINEL ELETRONICO DE MENSAGENS ITP 08X80-10C AM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table:style-name="ce3" office:value-type="string" calcext:value-type="string">
            <text:p>PAINEL ELETRONICO DE MENSAGENS ITP 08X80-10C AM12 DC SMD 802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3" office:value-type="string" calcext:value-type="string">
            <text:p>PAINEL ELETRONICO DE MENSAGENS ITP 08X80-10C AM12 DC SMD COMIL(736771)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406" calcext:value-type="float">
            <text:p>1406</text:p>
          </table:table-cell>
          <table:table-cell table:style-name="ce3" office:value-type="string" calcext:value-type="string">
            <text:p>PAINEL ELETRONICO DE MENSAGENS ITP 08X80-10C AM12 DF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3" office:value-type="string" calcext:value-type="string">
            <text:p>PAINEL ELETRONICO DE MENSAGENS ITP 08X80-10C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3" office:value-type="string" calcext:value-type="string">
            <text:p>PAINEL ELETRONICO DE MENSAGENS ITP 08X80-10C AM12 EC SMD COM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table:style-name="ce3" office:value-type="string" calcext:value-type="string">
            <text:p>PAINEL ELETRONICO DE MENSAGENS ITP 08X80-10C AM12 EC SMD COM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table:style-name="ce3" office:value-type="string" calcext:value-type="string">
            <text:p>PAINEL ELETRONICO DE MENSAGENS ITP 08X80-10C AM12/1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3" office:value-type="string" calcext:value-type="string">
            <text:p>PAINEL ELETRONICO DE MENSAGENS ITP 08X80-10C AM12/5 DC SMD (2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3" office:value-type="string" calcext:value-type="string">
            <text:p>PAINEL ELETRONICO DE MENSAGENS ITP 08X80-10C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table:style-name="ce3" office:value-type="string" calcext:value-type="string">
            <text:p>PAINEL ELETRONICO DE MENSAGENS ITP 08X80-10C B12 DC SMD 8022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table:style-name="ce3" office:value-type="string" calcext:value-type="string">
            <text:p>PAINEL ELETRONICO DE MENSAGENS ITP 08X80-10C B12 DC SMD COMI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table:style-name="ce3" office:value-type="string" calcext:value-type="string">
            <text:p>PAINEL ELETRONICO DE MENSAGENS ITP 08X80-10C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table:style-name="ce3" office:value-type="string" calcext:value-type="string">
            <text:p>PAINEL ELETRONICO DE MENSAGENS ITP 08X80-10C B12 EC SMD COMI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table:style-name="ce3" office:value-type="string" calcext:value-type="string">
            <text:p>PAINEL ELETRONICO DE MENSAGENS ITP 08X80-10C B12 EC SMD COMI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3" office:value-type="string" calcext:value-type="string">
            <text:p>PAINEL ELETRONICO DE MENSAGENS ITP 08X80-10C B12/5 DC SMD (25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table:style-name="ce3" office:value-type="string" calcext:value-type="string">
            <text:p>PAINEL ELETRONICO DE MENSAGENS ITP 08X80-10C B12/5 EB SMD (DOUBLE DECK)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3" office:value-type="string" calcext:value-type="string">
            <text:p>PAINEL ELETRONICO DE MENSAGENS ITP 08X80-10C VD11 EC SMD COM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table:style-name="ce3" office:value-type="string" calcext:value-type="string">
            <text:p>PAINEL ELETRONICO DE MENSAGENS ITP 08X96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3" office:value-type="string" calcext:value-type="string">
            <text:p>PAINEL ELETRONICO DE MENSAGENS ITP 08X96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154" calcext:value-type="float">
            <text:p>11154</text:p>
          </table:table-cell>
          <table:table-cell table:style-name="ce3" office:value-type="string" calcext:value-type="string">
            <text:p>PAINEL ELETRONICO DE MENSAGENS ITP 08X96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2531" calcext:value-type="float">
            <text:p>2531</text:p>
          </table:table-cell>
          <table:table-cell table:style-name="ce3" office:value-type="string" calcext:value-type="string">
            <text:p>PLACA PRONTA MASTER INV-74M10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0437" calcext:value-type="float">
            <text:p>10437</text:p>
          </table:table-cell>
          <table:table-cell table:style-name="ce3" office:value-type="string" calcext:value-type="string">
            <text:p>PLACA PRONTA MASTER INV-74M10 (VENDA)P</text:p>
          </table:table-cell>
          <table:table-cell table:style-name="ce3" office:value-type="string" calcext:value-type="string">
            <text:p>i:\documentos\softwares\stm8\stm8af52a\it74m10\74m10_v8.02.stp</text:p>
          </table:table-cell>
        </table:table-row>
        <table:table-row table:style-name="ro1">
          <table:table-cell table:style-name="ce1" office:value-type="float" office:value="11536" calcext:value-type="float">
            <text:p>11536</text:p>
          </table:table-cell>
          <table:table-cell table:style-name="ce3" office:value-type="string" calcext:value-type="string">
            <text:p>ACIONADOR ELETRONICO INV-126 126302 (107.0238) R3 UNI C/LUM PT</text:p>
          </table:table-cell>
          <table:table-cell table:style-name="ce3" office:value-type="string" calcext:value-type="string">
            <text:p>i:\documentos\softwares\stm8\stm8s003f3\inv-126\126v40_5.14.stp</text:p>
          </table:table-cell>
        </table:table-row>
        <table:table-row table:style-name="ro1">
          <table:table-cell table:style-name="ce1" office:value-type="float" office:value="11650" calcext:value-type="float">
            <text:p>11650</text:p>
          </table:table-cell>
          <table:table-cell table:style-name="ce3" office:value-type="string" calcext:value-type="string">
            <text:p>ACIONADOR ELETRONICO INV-126 126303 (107.0233) R3 INT C/LUM PT</text:p>
          </table:table-cell>
          <table:table-cell table:style-name="ce3" office:value-type="string" calcext:value-type="string">
            <text:p>i:\documentos\softwares\stm8\stm8s003f3\inv-126\126v41_5.14.stp</text:p>
          </table:table-cell>
        </table:table-row>
        <table:table-row table:style-name="ro1">
          <table:table-cell table:style-name="ce1" office:value-type="float" office:value="11652" calcext:value-type="float">
            <text:p>11652</text:p>
          </table:table-cell>
          <table:table-cell table:style-name="ce3" office:value-type="string" calcext:value-type="string">
            <text:p>ACIONADOR ELETRONICO INV-126 126311 (107.0247) R3 INT C/LUM CZ</text:p>
          </table:table-cell>
          <table:table-cell table:style-name="ce3" office:value-type="string" calcext:value-type="string">
            <text:p>i:\documentos\softwares\stm8\stm8s003f3\inv-126\126v41_5.14.stp</text:p>
          </table:table-cell>
        </table:table-row>
        <table:table-row table:style-name="ro1">
          <table:table-cell table:style-name="ce1" office:value-type="float" office:value="11647" calcext:value-type="float">
            <text:p>11647</text:p>
          </table:table-cell>
          <table:table-cell table:style-name="ce3" office:value-type="string" calcext:value-type="string">
            <text:p>ACIONADOR ELETRONICO INV-126 126301 (107.0232) R3 EXT C/LUM PT</text:p>
          </table:table-cell>
          <table:table-cell table:style-name="ce3" office:value-type="string" calcext:value-type="string">
            <text:p>i:\documentos\softwares\stm8\stm8s003f3\inv-126\126v42_5.14.stp</text:p>
          </table:table-cell>
        </table:table-row>
        <table:table-row table:style-name="ro1">
          <table:table-cell table:style-name="ce1" office:value-type="float" office:value="11654" calcext:value-type="float">
            <text:p>11654</text:p>
          </table:table-cell>
          <table:table-cell table:style-name="ce3" office:value-type="string" calcext:value-type="string">
            <text:p>ACIONADOR ELETRONICO INV-126 126501 (107.0240) R5 UNI C/LUM PT</text:p>
          </table:table-cell>
          <table:table-cell table:style-name="ce3" office:value-type="string" calcext:value-type="string">
            <text:p>i:\documentos\softwares\stm8\stm8s003f3\inv-126\126v50_5.14.stp</text:p>
          </table:table-cell>
        </table:table-row>
        <table:table-row table:style-name="ro1">
          <table:table-cell table:style-name="ce1" office:value-type="float" office:value="11655" calcext:value-type="float">
            <text:p>11655</text:p>
          </table:table-cell>
          <table:table-cell table:style-name="ce3" office:value-type="string" calcext:value-type="string">
            <text:p>ACIONADOR ELETRONICO INV-126 126502 (107.0236) R5 EXT C/LUM PT</text:p>
          </table:table-cell>
          <table:table-cell table:style-name="ce3" office:value-type="string" calcext:value-type="string">
            <text:p>i:\documentos\softwares\stm8\stm8s003f3\inv-126\126v52_5.14.stp</text:p>
          </table:table-cell>
        </table:table-row>
        <table:table-row table:style-name="ro1">
          <table:table-cell table:style-name="ce1" office:value-type="float" office:value="14168" calcext:value-type="float">
            <text:p>14168</text:p>
          </table:table-cell>
          <table:table-cell table:style-name="ce3" office:value-type="string" calcext:value-type="string">
            <text:p>ACIONADOR ELETRONICO INV-126 126601-01(107.0272) R6 EXT S/LUM PT</text:p>
          </table:table-cell>
          <table:table-cell table:style-name="ce3" office:value-type="string" calcext:value-type="string">
            <text:p>i:\documentos\softwares\stm8\stm8s003f3\inv-126\126v60_5.14.stp</text:p>
          </table:table-cell>
        </table:table-row>
        <table:table-row table:style-name="ro1">
          <table:table-cell table:style-name="ce1" office:value-type="float" office:value="16813" calcext:value-type="float">
            <text:p>16813</text:p>
          </table:table-cell>
          <table:table-cell table:style-name="ce3" office:value-type="string" calcext:value-type="string">
            <text:p>ACIONADOR ELETRONICO INV-126 126603 (107.0313) R6 UNI S/LUM CZ</text:p>
          </table:table-cell>
          <table:table-cell table:style-name="ce3" office:value-type="string" calcext:value-type="string">
            <text:p>i:\documentos\softwares\stm8\stm8s003f3\inv-126\126v60_5.14.stp</text:p>
          </table:table-cell>
        </table:table-row>
        <table:table-row table:style-name="ro1">
          <table:table-cell table:style-name="ce1" office:value-type="float" office:value="11656" calcext:value-type="float">
            <text:p>11656</text:p>
          </table:table-cell>
          <table:table-cell table:style-name="ce3" office:value-type="string" calcext:value-type="string">
            <text:p>ACIONADOR ELETRONICO INV-126 126602 (107.0275) R6 EXT S/LUM PT FRESAIR</text:p>
          </table:table-cell>
          <table:table-cell table:style-name="ce3" office:value-type="string" calcext:value-type="string">
            <text:p>i:\documentos\softwares\stm8\stm8s003f3\inv-126\126v62_5.12.stp</text:p>
          </table:table-cell>
        </table:table-row>
        <table:table-row table:style-name="ro1">
          <table:table-cell table:style-name="ce1" office:value-type="float" office:value="11858" calcext:value-type="float">
            <text:p>11858</text:p>
          </table:table-cell>
          <table:table-cell table:style-name="ce3" office:value-type="string" calcext:value-type="string">
            <text:p>ACIONADOR ELETRONICO INV-126 126702 (107.0283) R7 INT S/LUM PT</text:p>
          </table:table-cell>
          <table:table-cell table:style-name="ce3" office:value-type="string" calcext:value-type="string">
            <text:p>i:\documentos\softwares\stm8\stm8s003f3\inv-126\126v64_5.14.stp</text:p>
          </table:table-cell>
        </table:table-row>
        <table:table-row table:style-name="ro1">
          <table:table-cell table:style-name="ce1" office:value-type="float" office:value="12782" calcext:value-type="float">
            <text:p>12782</text:p>
          </table:table-cell>
          <table:table-cell table:style-name="ce3" office:value-type="string" calcext:value-type="string">
            <text:p>ACIONADOR ELETRONICO INV-126 126703 (107.0285) R7 INT S/ LUM CZ</text:p>
          </table:table-cell>
          <table:table-cell table:style-name="ce3" office:value-type="string" calcext:value-type="string">
            <text:p>i:\documentos\softwares\stm8\stm8s003f3\inv-126\126v64_5.14.stp</text:p>
          </table:table-cell>
        </table:table-row>
        <table:table-row table:style-name="ro1">
          <table:table-cell table:style-name="ce1" office:value-type="float" office:value="16644" calcext:value-type="float">
            <text:p>16644</text:p>
          </table:table-cell>
          <table:table-cell table:style-name="ce3" office:value-type="string" calcext:value-type="string">
            <text:p>ACIONADOR ELETRONICO INV-126 126705 (107.0300) R7 INT S/LUM PT CALVI</text:p>
          </table:table-cell>
          <table:table-cell table:style-name="ce3" office:value-type="string" calcext:value-type="string">
            <text:p>i:\documentos\softwares\stm8\stm8s003f3\inv-126\126v64_5.15.stp</text:p>
          </table:table-cell>
        </table:table-row>
        <table:table-row table:style-name="ro1">
          <table:table-cell table:style-name="ce1" office:value-type="float" office:value="11651" calcext:value-type="float">
            <text:p>11651</text:p>
          </table:table-cell>
          <table:table-cell table:style-name="ce3" office:value-type="string" calcext:value-type="string">
            <text:p>ACIONADOR ELETRONICO INV-126 126315 (107.0224) R3 INT S/LUM CZ</text:p>
          </table:table-cell>
          <table:table-cell table:style-name="ce3" office:value-type="string" calcext:value-type="string">
            <text:p>i:\documentos\softwares\stm8\stm8s003f3\inv-126\126v65_5.14.stp</text:p>
          </table:table-cell>
        </table:table-row>
        <table:table-row table:style-name="ro1">
          <table:table-cell table:style-name="ce1" office:value-type="float" office:value="12946" calcext:value-type="float">
            <text:p>12946</text:p>
          </table:table-cell>
          <table:table-cell table:style-name="ce3" office:value-type="string" calcext:value-type="string">
            <text:p>ACIONADOR ELETRONICO INV-126 126704 (107.0287) R7 INT S/ LUM PT FRESAIR</text:p>
          </table:table-cell>
          <table:table-cell table:style-name="ce3" office:value-type="string" calcext:value-type="string">
            <text:p>i:\documentos\softwares\stm8\stm8s003f3\inv-126\126v66_5.12.stp</text:p>
          </table:table-cell>
        </table:table-row>
        <table:table-row table:style-name="ro1">
          <table:table-cell table:style-name="ce1" office:value-type="float" office:value="15776" calcext:value-type="float">
            <text:p>15776</text:p>
          </table:table-cell>
          <table:table-cell table:style-name="ce3" office:value-type="string" calcext:value-type="string">
            <text:p>ACIONADOR ELETRONICO INV-126 126317 (107.0294) R3 INT C/LUM PT</text:p>
          </table:table-cell>
          <table:table-cell table:style-name="ce3" office:value-type="string" calcext:value-type="string">
            <text:p>i:\documentos\softwares\stm8\stm8s003f3\inv-126\126v67_5.14.stp</text:p>
          </table:table-cell>
        </table:table-row>
        <table:table-row table:style-name="ro1">
          <table:table-cell table:style-name="ce1" office:value-type="float" office:value="16377" calcext:value-type="float">
            <text:p>16377</text:p>
          </table:table-cell>
          <table:table-cell table:style-name="ce3" office:value-type="string" calcext:value-type="string">
            <text:p>ACIONADOR ELETRONICO INV-126 126318 (107.0295) R3 UNI S/LUM CZ IVECO</text:p>
          </table:table-cell>
          <table:table-cell table:style-name="ce3" office:value-type="string" calcext:value-type="string">
            <text:p>i:\documentos\softwares\stm8\stm8s003f3\inv-126\126v68_5.16.stp</text:p>
          </table:table-cell>
        </table:table-row>
        <table:table-row table:style-name="ro1">
          <table:table-cell table:style-name="ce1" office:value-type="float" office:value="11657" calcext:value-type="float">
            <text:p>11657</text:p>
          </table:table-cell>
          <table:table-cell table:style-name="ce3" office:value-type="string" calcext:value-type="string">
            <text:p>ACIONADOR ELETRONICO INV-126 126701 (107.0278) R7 EXT S/LUM AR SCANIA EMC</text:p>
          </table:table-cell>
          <table:table-cell table:style-name="ce3" office:value-type="string" calcext:value-type="string">
            <text:p>i:\documentos\softwares\stm8\stm8s003f3\inv-126\126v70_1.21.stp</text:p>
          </table:table-cell>
        </table:table-row>
        <table:table-row table:style-name="ro1">
          <table:table-cell table:style-name="ce1" office:value-type="float" office:value="16420" calcext:value-type="float">
            <text:p>16420</text:p>
          </table:table-cell>
          <table:table-cell table:style-name="ce3" office:value-type="string" calcext:value-type="string">
            <text:p>ACIONADOR ELETRONICO INV-126 126320 (107.0298) R3 INT C/LUM BG VW</text:p>
          </table:table-cell>
          <table:table-cell table:style-name="ce3" office:value-type="string" calcext:value-type="string">
            <text:p>i:\documentos\softwares\stm8\stm8s003f3\inv-126\126v80_1.15.stp</text:p>
          </table:table-cell>
        </table:table-row>
        <table:table-row table:style-name="ro1">
          <table:table-cell table:style-name="ce1" office:value-type="float" office:value="16565" calcext:value-type="float">
            <text:p>16565</text:p>
          </table:table-cell>
          <table:table-cell table:style-name="ce3" office:value-type="string" calcext:value-type="string">
            <text:p>ACIONADOR ELETRONICO INV-126 126321 (107.0299) R3 INT C/LUM BG VW V03</text:p>
          </table:table-cell>
          <table:table-cell table:style-name="ce3" office:value-type="string" calcext:value-type="string">
            <text:p>i:\documentos\softwares\stm8\stm8s003f3\inv-126\126v80_1.15.stp</text:p>
          </table:table-cell>
        </table:table-row>
        <table:table-row table:style-name="ro1">
          <table:table-cell table:style-name="ce1" office:value-type="float" office:value="17652" calcext:value-type="float">
            <text:p>17652</text:p>
          </table:table-cell>
          <table:table-cell table:style-name="ce3" office:value-type="string" calcext:value-type="string">
            <text:p>ACIONADOR ELETRONICO INV-126 126322 (107.0314) R3 INT C/LUM BG VW V03</text:p>
          </table:table-cell>
          <table:table-cell table:style-name="ce3" office:value-type="string" calcext:value-type="string">
            <text:p>i:\documentos\softwares\stm8\stm8s003f3\inv-126\126v80_1.17.stp</text:p>
          </table:table-cell>
        </table:table-row>
        <table:table-row table:style-name="ro1">
          <table:table-cell table:style-name="ce1" office:value-type="float" office:value="17146" calcext:value-type="float">
            <text:p>17146</text:p>
          </table:table-cell>
          <table:table-cell table:style-name="ce3" office:value-type="string" calcext:value-type="string">
            <text:p>ACIONADOR ELETRONICO INV-126 126323 (107.0292) R3 INT C/LUM CZ VW</text:p>
          </table:table-cell>
          <table:table-cell table:style-name="ce3" office:value-type="string" calcext:value-type="string">
            <text:p>i:\documentos\softwares\stm8\stm8s003f3\inv-126\126v80_1.17.stp</text:p>
          </table:table-cell>
        </table:table-row>
        <table:table-row table:style-name="ro1">
          <table:table-cell table:style-name="ce1" office:value-type="float" office:value="10057" calcext:value-type="float">
            <text:p>10057</text:p>
          </table:table-cell>
          <table:table-cell table:style-name="ce3" office:value-type="string" calcext:value-type="string">
            <text:p>ACIONADOR ELETRONICO INV-136 13601-05 FCM 1.6HP 150V 5A (8668)</text:p>
          </table:table-cell>
          <table:table-cell table:style-name="ce3" office:value-type="string" calcext:value-type="string">
            <text:p>i:\documentos\softwares\stm8\stm8s003f3\inv-136\13601-05_rev3\13601-05_rev3_para_inv15003_1.01.stp</text:p>
          </table:table-cell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3" office:value-type="string" calcext:value-type="string">
            <text:p>ACIONADOR ELETRONICO INV-136 13601-01 1.6HP (3497)AMETEK</text:p>
          </table:table-cell>
          <table:table-cell table:style-name="ce3" office:value-type="string" calcext:value-type="string">
            <text:p>i:\documentos\softwares\stm8\stm8s003f3\inv-136\136v01\136v50_3.52.stp</text:p>
          </table:table-cell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table:style-name="ce3" office:value-type="string" calcext:value-type="string">
            <text:p>ACIONADOR ELETRONICO INV-136 13604 1.0HP (4203)</text:p>
          </table:table-cell>
          <table:table-cell table:style-name="ce3" office:value-type="string" calcext:value-type="string">
            <text:p>i:\documentos\softwares\stm8\stm8s003f3\inv-136\136v30_1.00.stp</text:p>
          </table:table-cell>
        </table:table-row>
        <table:table-row table:style-name="ro1">
          <table:table-cell table:style-name="ce1" office:value-type="float" office:value="17114" calcext:value-type="float">
            <text:p>17114</text:p>
          </table:table-cell>
          <table:table-cell table:style-name="ce3" office:value-type="string" calcext:value-type="string">
            <text:p>ACIONADOR ELETRONICO INV-136 13630 ()</text:p>
          </table:table-cell>
          <table:table-cell table:style-name="ce3" office:value-type="string" calcext:value-type="string">
            <text:p>i:\documentos\softwares\stm8\stm8s003f3\inv-136\136v60\136v60_0.2.0.hex</text:p>
          </table:table-cell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table:style-name="ce3" office:value-type="string" calcext:value-type="string">
            <text:p>ACIONADOR ELETRONICO INV-140 14001 - SEM CARENAGEM (13602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</table:table-row>
        <table:table-row table:style-name="ro1">
          <table:table-cell table:style-name="ce1" office:value-type="float" office:value="1643" calcext:value-type="float">
            <text:p>1643</text:p>
          </table:table-cell>
          <table:table-cell table:style-name="ce3" office:value-type="string" calcext:value-type="string">
            <text:p>ACIONADOR ELETRONICO INV-140 14001 - SEM CARENAGEM (13607) (7046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table:style-name="ce3" office:value-type="string" calcext:value-type="string">
            <text:p>ACIONADOR ELETRONICO INV-140 14003 - SEM CARENAGEM (13602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</table:table-row>
        <table:table-row table:style-name="ro1">
          <table:table-cell table:style-name="ce1" office:value-type="float" office:value="1642" calcext:value-type="float">
            <text:p>1642</text:p>
          </table:table-cell>
          <table:table-cell table:style-name="ce3" office:value-type="string" calcext:value-type="string">
            <text:p>ACIONADOR ELETRONICO INV-140 14003 - SEM CARENAGEM (13607)(6953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table:style-name="ce3" office:value-type="string" calcext:value-type="string">
            <text:p>ACIONADOR ELETRONICO INV-140 14002 - SEM CARENAGEM (5522)</text:p>
          </table:table-cell>
          <table:table-cell table:style-name="ce3" office:value-type="string" calcext:value-type="string">
            <text:p>i:\documentos\softwares\stm8\stm8s003f3\inv-140\140v2\140v2_4.04.stp</text:p>
          </table:table-cell>
        </table:table-row>
        <table:table-row table:style-name="ro1">
          <table:table-cell table:style-name="ce1" office:value-type="float" office:value="8020" calcext:value-type="float">
            <text:p>8020</text:p>
          </table:table-cell>
          <table:table-cell table:style-name="ce3" office:value-type="string" calcext:value-type="string">
            <text:p>CONTROLADOR DIGITAL DE TEMPERATURA INV-146 14601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</table:table-row>
        <table:table-row table:style-name="ro1">
          <table:table-cell table:style-name="ce1" office:value-type="float" office:value="13231" calcext:value-type="float">
            <text:p>13231</text:p>
          </table:table-cell>
          <table:table-cell table:style-name="ce3" office:value-type="string" calcext:value-type="string">
            <text:p>CONTROLADOR DIGITAL DE TEMPERATURA INV-146 14601 (LF)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</table:table-row>
        <table:table-row table:style-name="ro1">
          <table:table-cell table:style-name="ce1" office:value-type="float" office:value="17479" calcext:value-type="float">
            <text:p>17479</text:p>
          </table:table-cell>
          <table:table-cell table:style-name="ce3" office:value-type="string" calcext:value-type="string">
            <text:p>CONTROLADOR DIGITAL DE TEMPERATURA INV-146 14601-01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</table:table-row>
        <table:table-row table:style-name="ro1">
          <table:table-cell table:style-name="ce1" office:value-type="float" office:value="12656" calcext:value-type="float">
            <text:p>12656</text:p>
          </table:table-cell>
          <table:table-cell table:style-name="ce3" office:value-type="string" calcext:value-type="string">
            <text:p>CONTROLADOR DIGITAL DE TEMPERATURA INV-146 14603</text:p>
          </table:table-cell>
          <table:table-cell table:style-name="ce3" office:value-type="string" calcext:value-type="string">
            <text:p>i:\documentos\softwares\stm8\stm8s003f3\inv-146\146v02\146v02_1.20_j.stp</text:p>
          </table:table-cell>
        </table:table-row>
        <table:table-row table:style-name="ro1">
          <table:table-cell table:style-name="ce1" office:value-type="float" office:value="17480" calcext:value-type="float">
            <text:p>17480</text:p>
          </table:table-cell>
          <table:table-cell table:style-name="ce3" office:value-type="string" calcext:value-type="string">
            <text:p>CONTROLADOR DIGITAL DE TEMPERATURA INV-146 14603-01</text:p>
          </table:table-cell>
          <table:table-cell table:style-name="ce3" office:value-type="string" calcext:value-type="string">
            <text:p>i:\documentos\softwares\stm8\stm8s003f3\inv-146\146v02\146v02_1.20_j.stp</text:p>
          </table:table-cell>
        </table:table-row>
        <table:table-row table:style-name="ro1">
          <table:table-cell table:style-name="ce1" office:value-type="float" office:value="13374" calcext:value-type="float">
            <text:p>13374</text:p>
          </table:table-cell>
          <table:table-cell table:style-name="ce3" office:value-type="string" calcext:value-type="string">
            <text:p>ACIONADOR ELETRONICO INV-150 15003-04 - SEM CARENAGEM (10597)</text:p>
          </table:table-cell>
          <table:table-cell table:style-name="ce3" office:value-type="string" calcext:value-type="string">
            <text:p>i:\documentos\softwares\stm8\stm8s003f3\inv-150\15003-04\15003-04.stp</text:p>
          </table:table-cell>
        </table:table-row>
        <table:table-row table:style-name="ro1">
          <table:table-cell table:style-name="ce1" office:value-type="float" office:value="7918" calcext:value-type="float">
            <text:p>7918</text:p>
          </table:table-cell>
          <table:table-cell table:style-name="ce3" office:value-type="string" calcext:value-type="string">
            <text:p>ACIONADOR ELETRONICO INV-150 15006 - SEM CARENAGEM (9436)</text:p>
          </table:table-cell>
          <table:table-cell table:style-name="ce3" office:value-type="string" calcext:value-type="string">
            <text:p>i:\documentos\softwares\stm8\stm8s003f3\inv-150\15006\15006_1.60_para_inv13601_04.stp</text:p>
          </table:table-cell>
        </table:table-row>
        <table:table-row table:style-name="ro1">
          <table:table-cell table:style-name="ce1" office:value-type="float" office:value="10354" calcext:value-type="float">
            <text:p>10354</text:p>
          </table:table-cell>
          <table:table-cell table:style-name="ce3" office:value-type="string" calcext:value-type="string">
            <text:p>ACIONADOR ELETRONICO INV-150 15007 - SEM CARENAGEM (9898)</text:p>
          </table:table-cell>
          <table:table-cell table:style-name="ce3" office:value-type="string" calcext:value-type="string">
            <text:p>i:\documentos\softwares\stm8\stm8s003f3\inv-150\15007\15007_1.60_para_inv13601_05_1.00.stp</text:p>
          </table:table-cell>
        </table:table-row>
        <table:table-row table:style-name="ro1">
          <table:table-cell table:style-name="ce1" office:value-type="float" office:value="7619" calcext:value-type="float">
            <text:p>7619</text:p>
          </table:table-cell>
          <table:table-cell table:style-name="ce3" office:value-type="string" calcext:value-type="string">
            <text:p>ACIONADOR ELETRONICO INV-150 15003 - SEM CARENAGEM (6848)</text:p>
          </table:table-cell>
          <table:table-cell table:style-name="ce3" office:value-type="string" calcext:value-type="string">
            <text:p>i:\documentos\softwares\stm8\stm8s003f3\inv-150\150v01\15003_1.50.stp</text:p>
          </table:table-cell>
        </table:table-row>
        <table:table-row table:style-name="ro1">
          <table:table-cell table:style-name="ce1" office:value-type="float" office:value="1370" calcext:value-type="float">
            <text:p>1370</text:p>
          </table:table-cell>
          <table:table-cell table:style-name="ce3" office:value-type="string" calcext:value-type="string">
            <text:p>ACIONADOR ELETRONICO INV-150 15003 (DR1600 PLUS)</text:p>
          </table:table-cell>
          <table:table-cell table:style-name="ce3" office:value-type="string" calcext:value-type="string">
            <text:p>i:\documentos\softwares\stm8\stm8s003f3\inv-150\150v01\15003_1.50.stp</text:p>
          </table:table-cell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table:style-name="ce3" office:value-type="string" calcext:value-type="string">
            <text:p>ACIONADOR ELETRONICO INV-150 15001 - SEM CARENAGEM (5514)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table:style-name="ce3" office:value-type="string" calcext:value-type="string">
            <text:p>ACIONADOR ELETRONICO INV-150 15001-01 (ENERGY 1.6)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table:style-name="ce3" office:value-type="string" calcext:value-type="string">
            <text:p>ACIONADOR ELETRONICO INV-150 15002 - SEM CARENAGEM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table:style-name="ce3" office:value-type="string" calcext:value-type="string">
            <text:p>CONTROLADOR DIGITAL DE TEMPERATURA INV-157 15701</text:p>
          </table:table-cell>
          <table:table-cell table:style-name="ce3" office:value-type="string" calcext:value-type="string">
            <text:p>i:\documentos\softwares\stm8\stm8s003f3\inv-157\157v01\157v01_1.30.stp</text:p>
          </table:table-cell>
        </table:table-row>
        <table:table-row table:style-name="ro1">
          <table:table-cell table:style-name="ce1" office:value-type="float" office:value="13746" calcext:value-type="float">
            <text:p>13746</text:p>
          </table:table-cell>
          <table:table-cell table:style-name="ce3" office:value-type="string" calcext:value-type="string">
            <text:p>CONTROLADOR DIGITAL DE TEMPERATURA INV-157 15702</text:p>
          </table:table-cell>
          <table:table-cell table:style-name="ce3" office:value-type="string" calcext:value-type="string">
            <text:p>i:\documentos\softwares\stm8\stm8s003f3\inv-157\157v02\157v02_1.31.stp</text:p>
          </table:table-cell>
        </table:table-row>
        <table:table-row table:style-name="ro1">
          <table:table-cell table:style-name="ce1" office:value-type="float" office:value="15145" calcext:value-type="float">
            <text:p>15145</text:p>
          </table:table-cell>
          <table:table-cell table:style-name="ce3" office:value-type="string" calcext:value-type="string">
            <text:p>CONTROLADOR DIGITAL DE TEMPERATURA INV-157 15703</text:p>
          </table:table-cell>
          <table:table-cell table:style-name="ce3" office:value-type="string" calcext:value-type="string">
            <text:p>i:\documentos\softwares\stm8\stm8s003f3\inv-157\157v03\157v03_1.31_j.stp</text:p>
          </table:table-cell>
        </table:table-row>
        <table:table-row table:style-name="ro1">
          <table:table-cell table:style-name="ce1" office:value-type="float" office:value="1376" calcext:value-type="float">
            <text:p>1376</text:p>
          </table:table-cell>
          <table:table-cell table:style-name="ce3" office:value-type="string" calcext:value-type="string">
            <text:p>ACIONADOR ELETRONICO INV-159 15901 - SEM CARENAGEM (5509)</text:p>
          </table:table-cell>
          <table:table-cell table:style-name="ce3" office:value-type="string" calcext:value-type="string">
            <text:p>i:\documentos\softwares\stm8\stm8s003f3\inv-159\159v01_1.00.stp</text:p>
          </table:table-cell>
        </table:table-row>
        <table:table-row table:style-name="ro1">
          <table:table-cell table:style-name="ce1" office:value-type="float" office:value="16686" calcext:value-type="float">
            <text:p>16686</text:p>
          </table:table-cell>
          <table:table-cell table:style-name="ce3" office:value-type="string" calcext:value-type="string">
            <text:p>ACIONADOR ELETRONICO INV-173 17305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</table:table-row>
        <table:table-row table:style-name="ro1">
          <table:table-cell table:style-name="ce1" office:value-type="float" office:value="13648" calcext:value-type="float">
            <text:p>13648</text:p>
          </table:table-cell>
          <table:table-cell table:style-name="ce3" office:value-type="string" calcext:value-type="string">
            <text:p>PLACA PRONTA INV-17304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</table:table-row>
        <table:table-row table:style-name="ro1">
          <table:table-cell table:style-name="ce1" office:value-type="float" office:value="14099" calcext:value-type="float">
            <text:p>14099</text:p>
          </table:table-cell>
          <table:table-cell table:style-name="ce3" office:value-type="string" calcext:value-type="string">
            <text:p>PLACA PRONTA INV-17304-01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</table:table-row>
        <table:table-row table:style-name="ro1">
          <table:table-cell table:style-name="ce1" office:value-type="float" office:value="15835" calcext:value-type="float">
            <text:p>15835</text:p>
          </table:table-cell>
          <table:table-cell table:style-name="ce3" office:value-type="string" calcext:value-type="string">
            <text:p>PLACA PRONTA INV-17304-01 M1 PL1_1.0 MTA (RASTREABILIDADE PRE-TESTE)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</table:table-row>
        <table:table-row table:style-name="ro1">
          <table:table-cell table:style-name="ce1" office:value-type="float" office:value="11511" calcext:value-type="float">
            <text:p>11511</text:p>
          </table:table-cell>
          <table:table-cell table:style-name="ce3" office:value-type="string" calcext:value-type="string">
            <text:p>PLACA PRONTA INV-17301 M1 PL1_1.0 MTA</text:p>
          </table:table-cell>
          <table:table-cell table:style-name="ce3" office:value-type="string" calcext:value-type="string">
            <text:p>i:\documentos\softwares\stm8\stm8s003f3\inv-173\173v01\173v01_1.50_standalone.stp</text:p>
          </table:table-cell>
        </table:table-row>
        <table:table-row table:style-name="ro1">
          <table:table-cell table:style-name="ce1" office:value-type="float" office:value="13647" calcext:value-type="float">
            <text:p>13647</text:p>
          </table:table-cell>
          <table:table-cell table:style-name="ce3" office:value-type="string" calcext:value-type="string">
            <text:p>PLACA PRONTA INV-17301 M1 PL1_1.0 MTA</text:p>
          </table:table-cell>
          <table:table-cell table:style-name="ce3" office:value-type="string" calcext:value-type="string">
            <text:p>i:\documentos\softwares\stm8\stm8s003f3\inv-173\173v01\173v01_1.50_standalone.stp</text:p>
          </table:table-cell>
        </table:table-row>
        <table:table-row table:style-name="ro1">
          <table:table-cell table:style-name="ce1" office:value-type="float" office:value="13776" calcext:value-type="float">
            <text:p>13776</text:p>
          </table:table-cell>
          <table:table-cell table:style-name="ce3" office:value-type="string" calcext:value-type="string">
            <text:p>ACIONADOR ELETRONICO INV-175 17502</text:p>
          </table:table-cell>
          <table:table-cell table:style-name="ce3" office:value-type="string" calcext:value-type="string">
            <text:p>i:\documentos\softwares\stm8\stm8s003f3\inv-175\175v01\175v01_1.44.stp</text:p>
          </table:table-cell>
        </table:table-row>
        <table:table-row table:style-name="ro1">
          <table:table-cell table:style-name="ce1" office:value-type="float" office:value="10121" calcext:value-type="float">
            <text:p>10121</text:p>
          </table:table-cell>
          <table:table-cell table:style-name="ce3" office:value-type="string" calcext:value-type="string">
            <text:p>PLACA DE CIRCUITO IMPRESSO PARA CONTROLADOR DIGITAL DE TEMPERATURA COM TEMPORIZADOR INV-176 17601</text:p>
          </table:table-cell>
          <table:table-cell table:style-name="ce3" office:value-type="string" calcext:value-type="string">
            <text:p>i:\documentos\softwares\stm8\stm8s003f3\inv-176\176v01\176v01_1.40_j.stp</text:p>
          </table:table-cell>
        </table:table-row>
        <table:table-row table:style-name="ro1">
          <table:table-cell table:style-name="ce1" office:value-type="float" office:value="15159" calcext:value-type="float">
            <text:p>15159</text:p>
          </table:table-cell>
          <table:table-cell table:style-name="ce3" office:value-type="string" calcext:value-type="string">
            <text:p>PLACA DE CIRCUITO IMPRESSO PARA CONTROLADOR DIGITAL DE TEMPERATURA COM TEMPORIZADOR INV-176 17602 (P40136)</text:p>
          </table:table-cell>
          <table:table-cell table:style-name="ce3" office:value-type="string" calcext:value-type="string">
            <text:p>i:\documentos\softwares\stm8\stm8s003f3\inv-176\176v02\176v02_1.00.stp</text:p>
          </table:table-cell>
        </table:table-row>
        <table:table-row table:style-name="ro1">
          <table:table-cell table:style-name="ce1" office:value-type="float" office:value="8185" calcext:value-type="float">
            <text:p>8185</text:p>
          </table:table-cell>
          <table:table-cell table:style-name="ce3" office:value-type="string" calcext:value-type="string">
            <text:p>PLACA DE CIRCUITO IMPRESSO PARA CONTROLADOR DIGITAL DE TEMPERATURA COM TEMPORIZADOR INV-177 17701</text:p>
          </table:table-cell>
          <table:table-cell table:style-name="ce3" office:value-type="string" calcext:value-type="string">
            <text:p>i:\documentos\softwares\stm8\stm8s003f3\inv-177\177v01\177v01_1.60.stp</text:p>
          </table:table-cell>
        </table:table-row>
        <table:table-row table:style-name="ro1">
          <table:table-cell table:style-name="ce1" office:value-type="float" office:value="12537" calcext:value-type="float">
            <text:p>12537</text:p>
          </table:table-cell>
          <table:table-cell table:style-name="ce3" office:value-type="string" calcext:value-type="string">
            <text:p>ACIONADOR ELETRONICO INV-187 187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</table:table-row>
        <table:table-row table:style-name="ro1">
          <table:table-cell table:style-name="ce1" office:value-type="float" office:value="16580" calcext:value-type="float">
            <text:p>16580</text:p>
          </table:table-cell>
          <table:table-cell table:style-name="ce3" office:value-type="string" calcext:value-type="string">
            <text:p>ACIONADOR ELETRONICO INV-187 18701-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</table:table-row>
        <table:table-row table:style-name="ro1">
          <table:table-cell table:style-name="ce1" office:value-type="float" office:value="16584" calcext:value-type="float">
            <text:p>16584</text:p>
          </table:table-cell>
          <table:table-cell table:style-name="ce3" office:value-type="string" calcext:value-type="string">
            <text:p>ACIONADOR ELETRONICO INV-187 18703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</table:table-row>
        <table:table-row table:style-name="ro1">
          <table:table-cell table:style-name="ce1" office:value-type="float" office:value="16961" calcext:value-type="float">
            <text:p>16961</text:p>
          </table:table-cell>
          <table:table-cell table:style-name="ce3" office:value-type="string" calcext:value-type="string">
            <text:p>ACIONADOR ELETRONICO INV-187 18703-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</table:table-row>
        <table:table-row table:style-name="ro1">
          <table:table-cell table:style-name="ce1" office:value-type="float" office:value="14269" calcext:value-type="float">
            <text:p>14269</text:p>
          </table:table-cell>
          <table:table-cell table:style-name="ce3" office:value-type="string" calcext:value-type="string">
            <text:p>ACIONADOR ELETRONICO INV-187 18702</text:p>
          </table:table-cell>
          <table:table-cell table:style-name="ce3" office:value-type="string" calcext:value-type="string">
            <text:p>i:\documentos\softwares\stm8\stm8s003f3\inv-187\187v02\187v02_0.10.stp</text:p>
          </table:table-cell>
        </table:table-row>
        <table:table-row table:style-name="ro1">
          <table:table-cell table:style-name="ce1" office:value-type="float" office:value="13533" calcext:value-type="float">
            <text:p>13533</text:p>
          </table:table-cell>
          <table:table-cell table:style-name="ce3" office:value-type="string" calcext:value-type="string">
            <text:p>CONTROLADOR DIGITAL DE TEMPERATURA INV-KC KC1-01A-N1-H-R20</text:p>
          </table:table-cell>
          <table:table-cell table:style-name="ce3" office:value-type="string" calcext:value-type="string">
            <text:p>i:\documentos\softwares\stm8\stm8s003f3\inv-199\199v01\199v01_0.20.stp</text:p>
          </table:table-cell>
        </table:table-row>
        <table:table-row table:style-name="ro1">
          <table:table-cell table:style-name="ce1" office:value-type="float" office:value="11954" calcext:value-type="float">
            <text:p>11954</text:p>
          </table:table-cell>
          <table:table-cell table:style-name="ce3" office:value-type="string" calcext:value-type="string">
            <text:p>CONTROLADOR DIGITAL DE TEMPERATURA INV-KC KC1-01-N1-H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</table:table-row>
        <table:table-row table:style-name="ro1">
          <table:table-cell table:style-name="ce1" office:value-type="float" office:value="13259" calcext:value-type="float">
            <text:p>13259</text:p>
          </table:table-cell>
          <table:table-cell table:style-name="ce3" office:value-type="string" calcext:value-type="string">
            <text:p>CONTROLADOR DIGITAL DE TEMPERATURA INV-KC KC1-01-N1-L2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</table:table-row>
        <table:table-row table:style-name="ro1">
          <table:table-cell table:style-name="ce1" office:value-type="float" office:value="14778" calcext:value-type="float">
            <text:p>14778</text:p>
          </table:table-cell>
          <table:table-cell table:style-name="ce3" office:value-type="string" calcext:value-type="string">
            <text:p>CONTROLADOR DIGITAL DE TEMPERATURA INV-KC KC1-01-N2-H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</table:table-row>
        <table:table-row table:style-name="ro1">
          <table:table-cell table:style-name="ce1" office:value-type="float" office:value="14933" calcext:value-type="float">
            <text:p>14933</text:p>
          </table:table-cell>
          <table:table-cell table:style-name="ce3" office:value-type="string" calcext:value-type="string">
            <text:p>CONTROLADOR DIGITAL DE TEMPERATURA COM TEMPORIZADOR INV-YC YC2-01-N1-H</text:p>
          </table:table-cell>
          <table:table-cell table:style-name="ce3" office:value-type="string" calcext:value-type="string">
            <text:p>i:\documentos\softwares\stm8\stm8s003f3\inv-199\199v03\199v03_0.13.stp</text:p>
          </table:table-cell>
        </table:table-row>
        <table:table-row table:style-name="ro1">
          <table:table-cell table:style-name="ce1" office:value-type="float" office:value="16695" calcext:value-type="float">
            <text:p>16695</text:p>
          </table:table-cell>
          <table:table-cell table:style-name="ce3" office:value-type="string" calcext:value-type="string">
            <text:p>CONTROLADOR DIGITAL DE TEMPERATURA COM TEMPORIZADOR INV-YC YC2-01A-N1-H</text:p>
          </table:table-cell>
          <table:table-cell table:style-name="ce3" office:value-type="string" calcext:value-type="string">
            <text:p>i:\documentos\softwares\stm8\stm8s003f3\inv-199\199v03\199v03_0.13.stp</text:p>
          </table:table-cell>
        </table:table-row>
        <table:table-row table:style-name="ro1">
          <table:table-cell table:style-name="ce1" office:value-type="float" office:value="15186" calcext:value-type="float">
            <text:p>15186</text:p>
          </table:table-cell>
          <table:table-cell table:style-name="ce3" office:value-type="string" calcext:value-type="string">
            <text:p>CONTROLADOR DIGITAL DE TEMPERATURA INV-KC KC1-02-N2-H-R20</text:p>
          </table:table-cell>
          <table:table-cell table:style-name="ce3" office:value-type="string" calcext:value-type="string">
            <text:p>i:\documentos\softwares\stm8\stm8s003f3\inv-199\199v04\199v04_1.03.stp</text:p>
          </table:table-cell>
        </table:table-row>
        <table:table-row table:style-name="ro1">
          <table:table-cell table:style-name="ce1" office:value-type="float" office:value="15681" calcext:value-type="float">
            <text:p>15681</text:p>
          </table:table-cell>
          <table:table-cell table:style-name="ce3" office:value-type="string" calcext:value-type="string">
            <text:p>CONTROLADOR DIGITAL DE TEMPERATURA INV-KC KC1-05-N1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</table:table-row>
        <table:table-row table:style-name="ro1">
          <table:table-cell table:style-name="ce1" office:value-type="float" office:value="15732" calcext:value-type="float">
            <text:p>15732</text:p>
          </table:table-cell>
          <table:table-cell table:style-name="ce3" office:value-type="string" calcext:value-type="string">
            <text:p>CONTROLADOR DIGITAL DE TEMPERATURA INV-KC KC1-05-N2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</table:table-row>
        <table:table-row table:style-name="ro1">
          <table:table-cell table:style-name="ce1" office:value-type="float" office:value="15870" calcext:value-type="float">
            <text:p>15870</text:p>
          </table:table-cell>
          <table:table-cell table:style-name="ce3" office:value-type="string" calcext:value-type="string">
            <text:p>CONTROLADOR DIGITAL DE TEMPERATURA INV-KC KC6-05-N1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</table:table-row>
        <table:table-row table:style-name="ro1">
          <table:table-cell table:style-name="ce1" office:value-type="float" office:value="15879" calcext:value-type="float">
            <text:p>15879</text:p>
          </table:table-cell>
          <table:table-cell table:style-name="ce3" office:value-type="string" calcext:value-type="string">
            <text:p>CONTROLADOR DIGITAL DE TEMPERATURA INV-KC KC6-05-N2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</table:table-row>
        <table:table-row table:style-name="ro1">
          <table:table-cell table:style-name="ce1" office:value-type="float" office:value="15809" calcext:value-type="float">
            <text:p>15809</text:p>
          </table:table-cell>
          <table:table-cell table:style-name="ce3" office:value-type="string" calcext:value-type="string">
            <text:p>CONTROLADOR DIGITAL DE TEMPERATURA COM TEMPORIZADOR INV-YC YC1-01-J-H-R20</text:p>
          </table:table-cell>
          <table:table-cell table:style-name="ce3" office:value-type="string" calcext:value-type="string">
            <text:p>i:\documentos\softwares\stm8\stm8s003f3\inv-199\199v06\199v06_1.30.stp</text:p>
          </table:table-cell>
        </table:table-row>
        <table:table-row table:style-name="ro1">
          <table:table-cell table:style-name="ce1" office:value-type="float" office:value="16600" calcext:value-type="float">
            <text:p>16600</text:p>
          </table:table-cell>
          <table:table-cell table:style-name="ce3" office:value-type="string" calcext:value-type="string">
            <text:p>CONTROLADOR DIGITAL DE TEMPERATURA COM TEMPORIZADOR INV-YC YC1-01-J-H-S</text:p>
          </table:table-cell>
          <table:table-cell table:style-name="ce3" office:value-type="string" calcext:value-type="string">
            <text:p>i:\documentos\softwares\stm8\stm8s003f3\inv-199\199v06\199v06_1.30.stp</text:p>
          </table:table-cell>
        </table:table-row>
        <table:table-row table:style-name="ro1">
          <table:table-cell table:style-name="ce1" office:value-type="float" office:value="16581" calcext:value-type="float">
            <text:p>16581</text:p>
          </table:table-cell>
          <table:table-cell table:style-name="ce3" office:value-type="string" calcext:value-type="string">
            <text:p>CONTROLADOR DIGITAL DE TEMPERATURA COM TEMPORIZADOR INV-YC YC1-01A-J-H-R20</text:p>
          </table:table-cell>
          <table:table-cell table:style-name="ce3" office:value-type="string" calcext:value-type="string">
            <text:p>i:\documentos\softwares\stm8\stm8s003f3\inv-199\199v07\199v07_1.01.stp</text:p>
          </table:table-cell>
        </table:table-row>
        <table:table-row table:style-name="ro1">
          <table:table-cell table:style-name="ce1" office:value-type="float" office:value="16651" calcext:value-type="float">
            <text:p>16651</text:p>
          </table:table-cell>
          <table:table-cell table:style-name="ce3" office:value-type="string" calcext:value-type="string">
            <text:p>ACIONADOR ELETRONICO INV-TC TC1-02-H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</table:table-row>
        <table:table-row table:style-name="ro1">
          <table:table-cell table:style-name="ce1" office:value-type="float" office:value="16879" calcext:value-type="float">
            <text:p>16879</text:p>
          </table:table-cell>
          <table:table-cell table:style-name="ce3" office:value-type="string" calcext:value-type="string">
            <text:p>ACIONADOR ELETRONICO INV-TC TC1-02-L1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</table:table-row>
        <table:table-row table:style-name="ro1">
          <table:table-cell table:style-name="ce1" office:value-type="float" office:value="16878" calcext:value-type="float">
            <text:p>16878</text:p>
          </table:table-cell>
          <table:table-cell table:style-name="ce3" office:value-type="string" calcext:value-type="string">
            <text:p>ACIONADOR ELETRONICO INV-TC TC1-02-L2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</table:table-row>
        <table:table-row table:style-name="ro1">
          <table:table-cell table:style-name="ce1" office:value-type="float" office:value="17360" calcext:value-type="float">
            <text:p>17360</text:p>
          </table:table-cell>
          <table:table-cell table:style-name="ce3" office:value-type="string" calcext:value-type="string">
            <text:p>ACIONADOR ELETRONICO INV-TC TC1-02B-H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</table:table-row>
        <table:table-row table:style-name="ro1">
          <table:table-cell table:style-name="ce1" office:value-type="float" office:value="16860" calcext:value-type="float">
            <text:p>16860</text:p>
          </table:table-cell>
          <table:table-cell table:style-name="ce3" office:value-type="string" calcext:value-type="string">
            <text:p>CONTADOR DIGITAL INV-CC CC1-01-H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</table:table-row>
        <table:table-row table:style-name="ro1">
          <table:table-cell table:style-name="ce1" office:value-type="float" office:value="16876" calcext:value-type="float">
            <text:p>16876</text:p>
          </table:table-cell>
          <table:table-cell table:style-name="ce3" office:value-type="string" calcext:value-type="string">
            <text:p>CONTADOR DIGITAL INV-CC CC1-01-L1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</table:table-row>
        <table:table-row table:style-name="ro1">
          <table:table-cell table:style-name="ce1" office:value-type="float" office:value="16875" calcext:value-type="float">
            <text:p>16875</text:p>
          </table:table-cell>
          <table:table-cell table:style-name="ce3" office:value-type="string" calcext:value-type="string">
            <text:p>CONTADOR DIGITAL INV-CC CC1-01-L2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</table:table-row>
        <table:table-row table:style-name="ro1">
          <table:table-cell table:style-name="ce1" office:value-type="float" office:value="16767" calcext:value-type="float">
            <text:p>16767</text:p>
          </table:table-cell>
          <table:table-cell table:style-name="ce3" office:value-type="string" calcext:value-type="string">
            <text:p>CONTROLADOR DIGITAL DE TEMPERATURA INV-KC KC1-06-J-H</text:p>
          </table:table-cell>
          <table:table-cell table:style-name="ce3" office:value-type="string" calcext:value-type="string">
            <text:p>i:\documentos\softwares\stm8\stm8s003f3\inv-199\199v10\199v10_0.13_j.stp</text:p>
          </table:table-cell>
        </table:table-row>
        <table:table-row table:style-name="ro1">
          <table:table-cell table:style-name="ce1" office:value-type="float" office:value="16768" calcext:value-type="float">
            <text:p>16768</text:p>
          </table:table-cell>
          <table:table-cell table:style-name="ce3" office:value-type="string" calcext:value-type="string">
            <text:p>CONTROLADOR DIGITAL DE TEMPERATURA INV-KC KC1-06-J-L2</text:p>
          </table:table-cell>
          <table:table-cell table:style-name="ce3" office:value-type="string" calcext:value-type="string">
            <text:p>i:\documentos\softwares\stm8\stm8s003f3\inv-199\199v10\199v10_0.13_j.stp</text:p>
          </table:table-cell>
        </table:table-row>
        <table:table-row table:style-name="ro1">
          <table:table-cell table:style-name="ce1" office:value-type="float" office:value="16853" calcext:value-type="float">
            <text:p>16853</text:p>
          </table:table-cell>
          <table:table-cell table:style-name="ce3" office:value-type="string" calcext:value-type="string">
            <text:p>CONTROLADOR DIGITAL DE TEMPERATURA COM TEMPORIZADOR INV-YC YC1-02-J-H-SS</text:p>
          </table:table-cell>
          <table:table-cell table:style-name="ce3" office:value-type="string" calcext:value-type="string">
            <text:p>i:\documentos\softwares\stm8\stm8s003f3\inv-199\199v11\199v11_1.00_j.stp</text:p>
          </table:table-cell>
        </table:table-row>
        <table:table-row table:style-name="ro1">
          <table:table-cell table:style-name="ce1" office:value-type="float" office:value="16884" calcext:value-type="float">
            <text:p>16884</text:p>
          </table:table-cell>
          <table:table-cell table:style-name="ce3" office:value-type="string" calcext:value-type="string">
            <text:p>ACIONADOR ELETRONICO INV-TC TC1-03-H</text:p>
          </table:table-cell>
          <table:table-cell table:style-name="ce3" office:value-type="string" calcext:value-type="string">
            <text:p>i:\documentos\softwares\stm8\stm8s003f3\inv-199\199v12\199v12_1.03.stp</text:p>
          </table:table-cell>
        </table:table-row>
        <table:table-row table:style-name="ro1">
          <table:table-cell table:style-name="ce1" office:value-type="float" office:value="17361" calcext:value-type="float">
            <text:p>17361</text:p>
          </table:table-cell>
          <table:table-cell table:style-name="ce3" office:value-type="string" calcext:value-type="string">
            <text:p>CONTROLADOR DIGITAL DE TEMPERATURA INV-KC KC1-07-N1-H-R20</text:p>
          </table:table-cell>
          <table:table-cell table:style-name="ce3" office:value-type="string" calcext:value-type="string">
            <text:p>i:\documentos\softwares\stm8\stm8s003f3\inv-199\199v15\199v15_1.04.stp</text:p>
          </table:table-cell>
        </table:table-row>
        <table:table-row table:style-name="ro1">
          <table:table-cell table:style-name="ce1" office:value-type="float" office:value="13141" calcext:value-type="float">
            <text:p>13141</text:p>
          </table:table-cell>
          <table:table-cell table:style-name="ce3" office:value-type="string" calcext:value-type="string">
            <text:p>CONTROLADOR DIGITAL DE TEMPERATURA INV-304 30403</text:p>
          </table:table-cell>
          <table:table-cell table:style-name="ce3" office:value-type="string" calcext:value-type="string">
            <text:p>i:\documentos\softwares\stm8\stm8s003f3\inv-304\304v01\304v01_0.20.stp</text:p>
          </table:table-cell>
        </table:table-row>
        <table:table-row table:style-name="ro1">
          <table:table-cell table:style-name="ce1" office:value-type="float" office:value="13121" calcext:value-type="float">
            <text:p>13121</text:p>
          </table:table-cell>
          <table:table-cell table:style-name="ce3" office:value-type="string" calcext:value-type="string">
            <text:p>CONTROLADOR DIGITAL DE TEMPERATURA INV-304 30401</text:p>
          </table:table-cell>
          <table:table-cell table:style-name="ce3" office:value-type="string" calcext:value-type="string">
            <text:p>i:\documentos\softwares\stm8\stm8s003f3\inv-304\304v02\304v02_1.12.stp</text:p>
          </table:table-cell>
        </table:table-row>
        <table:table-row table:style-name="ro1">
          <table:table-cell table:style-name="ce1" office:value-type="float" office:value="15898" calcext:value-type="float">
            <text:p>15898</text:p>
          </table:table-cell>
          <table:table-cell table:style-name="ce3" office:value-type="string" calcext:value-type="string">
            <text:p>CONTROLADOR DIGITAL DE TEMPERATURA INV-304 30405</text:p>
          </table:table-cell>
          <table:table-cell table:style-name="ce3" office:value-type="string" calcext:value-type="string">
            <text:p>i:\documentos\softwares\stm8\stm8s003f3\inv-304\304v03\304v03_1.10.stp</text:p>
          </table:table-cell>
        </table:table-row>
        <table:table-row table:style-name="ro1">
          <table:table-cell table:style-name="ce1" office:value-type="float" office:value="15183" calcext:value-type="float">
            <text:p>15183</text:p>
          </table:table-cell>
          <table:table-cell table:style-name="ce3" office:value-type="string" calcext:value-type="string">
            <text:p>CONTROLADOR DIGITAL DE TEMPERATURA INV-304 30404</text:p>
          </table:table-cell>
          <table:table-cell table:style-name="ce3" office:value-type="string" calcext:value-type="string">
            <text:p>i:\documentos\softwares\stm8\stm8s003f3\inv-304\304v04\304v04_1.30.stp</text:p>
          </table:table-cell>
        </table:table-row>
        <table:table-row table:style-name="ro1">
          <table:table-cell table:style-name="ce1" office:value-type="float" office:value="14936" calcext:value-type="float">
            <text:p>14936</text:p>
          </table:table-cell>
          <table:table-cell table:style-name="ce3" office:value-type="string" calcext:value-type="string">
            <text:p>ACIONADOR ELETRONICO INV-311 311.01</text:p>
          </table:table-cell>
          <table:table-cell table:style-name="ce3" office:value-type="string" calcext:value-type="string">
            <text:p>i:\documentos\softwares\stm8\stm8s003f3\inv-311\311v01\311v01_1.02.stp</text:p>
          </table:table-cell>
        </table:table-row>
        <table:table-row table:style-name="ro1">
          <table:table-cell table:style-name="ce1" office:value-type="float" office:value="17522" calcext:value-type="float">
            <text:p>17522</text:p>
          </table:table-cell>
          <table:table-cell table:style-name="ce3" office:value-type="string" calcext:value-type="string">
            <text:p>PLACA DE CIRCUITO IMPRESSO PARA ACIONADOR ELETRONICO INV-320 320.05</text:p>
          </table:table-cell>
          <table:table-cell table:style-name="ce3" office:value-type="string" calcext:value-type="string">
            <text:p>i:\documentos\softwares\stm8\stm8s003f3\inv-320\320v04\320v04_1.00.stp</text:p>
          </table:table-cell>
        </table:table-row>
        <table:table-row table:style-name="ro1">
          <table:table-cell table:style-name="ce1" office:value-type="float" office:value="17838" calcext:value-type="float">
            <text:p>17838</text:p>
          </table:table-cell>
          <table:table-cell table:style-name="ce3" office:value-type="string" calcext:value-type="string">
            <text:p>PLACA DE CIRCUITO IMPRESSO PARA ACIONADOR ELETRONICO INV-320 320.06</text:p>
          </table:table-cell>
          <table:table-cell table:style-name="ce3" office:value-type="string" calcext:value-type="string">
            <text:p>i:\documentos\softwares\stm8\stm8s003f3\inv-320\320v04\320v04_1.00.stp</text:p>
          </table:table-cell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table:style-name="ce3" office:value-type="string" calcext:value-type="string">
            <text:p>ACIONADOR ELETRONICO INV-49 49101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</table:table-row>
        <table:table-row table:style-name="ro1">
          <table:table-cell table:style-name="ce1" office:value-type="float" office:value="7519" calcext:value-type="float">
            <text:p>7519</text:p>
          </table:table-cell>
          <table:table-cell table:style-name="ce3" office:value-type="string" calcext:value-type="string">
            <text:p>ACIONADOR ELETRONICO INV-49 49101-07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</table:table-row>
        <table:table-row table:style-name="ro1">
          <table:table-cell table:style-name="ce1" office:value-type="float" office:value="10216" calcext:value-type="float">
            <text:p>10216</text:p>
          </table:table-cell>
          <table:table-cell table:style-name="ce3" office:value-type="string" calcext:value-type="string">
            <text:p>ACIONADOR ELETRONICO INV-49 49101-10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</table:table-row>
        <table:table-row table:style-name="ro1">
          <table:table-cell table:style-name="ce1" office:value-type="float" office:value="7633" calcext:value-type="float">
            <text:p>7633</text:p>
          </table:table-cell>
          <table:table-cell table:style-name="ce3" office:value-type="string" calcext:value-type="string">
            <text:p>ACIONADOR ELETRONICO INV-49 49101/12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</table:table-row>
        <table:table-row table:style-name="ro1">
          <table:table-cell table:style-name="ce1" office:value-type="float" office:value="7632" calcext:value-type="float">
            <text:p>7632</text:p>
          </table:table-cell>
          <table:table-cell table:style-name="ce3" office:value-type="string" calcext:value-type="string">
            <text:p>ACIONADOR ELETRONICO INV-49 49101/24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</table:table-row>
        <table:table-row table:style-name="ro1">
          <table:table-cell table:style-name="ce1" office:value-type="float" office:value="7991" calcext:value-type="float">
            <text:p>7991</text:p>
          </table:table-cell>
          <table:table-cell table:style-name="ce3" office:value-type="string" calcext:value-type="string">
            <text:p>ACIONADOR ELETRONICO INV-49 49101/SSR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</table:table-row>
        <table:table-row table:style-name="ro1">
          <table:table-cell table:style-name="ce1" office:value-type="float" office:value="8004" calcext:value-type="float">
            <text:p>8004</text:p>
          </table:table-cell>
          <table:table-cell table:style-name="ce3" office:value-type="string" calcext:value-type="string">
            <text:p>ACIONADOR ELETRONICO INV-49 49101/SSR 24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table:style-name="ce3" office:value-type="string" calcext:value-type="string">
            <text:p>CONTADOR DIGITAL INV-49 49102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</table:table-row>
        <table:table-row table:style-name="ro1">
          <table:table-cell table:style-name="ce1" office:value-type="float" office:value="1407" calcext:value-type="float">
            <text:p>1407</text:p>
          </table:table-cell>
          <table:table-cell table:style-name="ce3" office:value-type="string" calcext:value-type="string">
            <text:p>CONTADOR DIGITAL INV-49 49102/12V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table:style-name="ce3" office:value-type="string" calcext:value-type="string">
            <text:p>CONTADOR DIGITAL INV-49 49102/24V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</table:table-row>
        <table:table-row table:style-name="ro1">
          <table:table-cell table:style-name="ce1" office:value-type="float" office:value="7631" calcext:value-type="float">
            <text:p>7631</text:p>
          </table:table-cell>
          <table:table-cell table:style-name="ce3" office:value-type="string" calcext:value-type="string">
            <text:p>ACIONADOR ELETRONICO INV-49 49101-08</text:p>
          </table:table-cell>
          <table:table-cell table:style-name="ce3" office:value-type="string" calcext:value-type="string">
            <text:p>i:\documentos\softwares\stm8\stm8s003f3\inv-49\49v21\49v21_1.00.stp</text:p>
          </table:table-cell>
        </table:table-row>
        <table:table-row table:style-name="ro1">
          <table:table-cell table:style-name="ce1" office:value-type="float" office:value="15280" calcext:value-type="float">
            <text:p>15280</text:p>
          </table:table-cell>
          <table:table-cell table:style-name="ce3" office:value-type="string" calcext:value-type="string">
            <text:p>CONTROLADOR DIGITAL DE TEMPERATURA INV-78 7805-03/J</text:p>
          </table:table-cell>
          <table:table-cell table:style-name="ce3" office:value-type="string" calcext:value-type="string">
            <text:p>i:\documentos\softwares\stm8\stm8s003f3\inv-78\78v05\78v05_2.11_j.stp</text:p>
          </table:table-cell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 table:style-name="ce3" office:value-type="string" calcext:value-type="string">
            <text:p>CONTROLADOR DIGITAL DE TEMPERATURA INV-78 7805/J (17601)</text:p>
          </table:table-cell>
          <table:table-cell table:style-name="ce3" office:value-type="string" calcext:value-type="string">
            <text:p>i:\documentos\softwares\stm8\stm8s003f3\inv-78\78v05\78v05_2.11_j.stp</text:p>
          </table:table-cell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table:style-name="ce3" office:value-type="string" calcext:value-type="string">
            <text:p>CONTROLADOR DIGITAL DE TEMPERATURA INV-78 7808/J</text:p>
          </table:table-cell>
          <table:table-cell table:style-name="ce3" office:value-type="string" calcext:value-type="string">
            <text:p>i:\documentos\softwares\stm8\stm8s003f3\inv-78\78v08\78v08_1.70_j.stp</text:p>
          </table:table-cell>
        </table:table-row>
        <table:table-row table:style-name="ro1">
          <table:table-cell table:style-name="ce1" office:value-type="float" office:value="8248" calcext:value-type="float">
            <text:p>8248</text:p>
          </table:table-cell>
          <table:table-cell table:style-name="ce3" office:value-type="string" calcext:value-type="string">
            <text:p>CONTROLADOR DIGITAL DE TEMPERATURA INV-78 7810</text:p>
          </table:table-cell>
          <table:table-cell table:style-name="ce3" office:value-type="string" calcext:value-type="string">
            <text:p>i:\documentos\softwares\stm8\stm8s003f3\inv-78\78v10\78v10_1.10.stp</text:p>
          </table:table-cell>
        </table:table-row>
        <table:table-row table:style-name="ro1">
          <table:table-cell table:style-name="ce1" office:value-type="float" office:value="7651" calcext:value-type="float">
            <text:p>7651</text:p>
          </table:table-cell>
          <table:table-cell table:style-name="ce3" office:value-type="string" calcext:value-type="string">
            <text:p>CONTROLADOR DIGITAL DE TEMPERATURA INV-78 7805-02/J</text:p>
          </table:table-cell>
          <table:table-cell table:style-name="ce3" office:value-type="string" calcext:value-type="string">
            <text:p>i:\documentos\softwares\stm8\stm8s003f3\inv-78\78v11\78v11_2.40_j.stp</text:p>
          </table:table-cell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table:style-name="ce3" office:value-type="string" calcext:value-type="string">
            <text:p>CONTROLADOR DIGITAL DE TEMPERATURA INV-96 9602 NTC</text:p>
          </table:table-cell>
          <table:table-cell table:style-name="ce3" office:value-type="string" calcext:value-type="string">
            <text:p>i:\documentos\softwares\stm8\stm8s003f3\inv-96\96v01\96v01_3.01.stp</text:p>
          </table:table-cell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 table:style-name="ce3" office:value-type="string" calcext:value-type="string">
            <text:p>CONTROLADOR DIGITAL DE TEMPERATURA INV-96 9604 NTC</text:p>
          </table:table-cell>
          <table:table-cell table:style-name="ce3" office:value-type="string" calcext:value-type="string">
            <text:p>i:\documentos\softwares\stm8\stm8s003f3\inv-96\96v03\96v03_3.10.stp</text:p>
          </table:table-cell>
        </table:table-row>
        <table:table-row table:style-name="ro1">
          <table:table-cell table:style-name="ce1" office:value-type="float" office:value="1622" calcext:value-type="float">
            <text:p>1622</text:p>
          </table:table-cell>
          <table:table-cell table:style-name="ce3" office:value-type="string" calcext:value-type="string">
            <text:p>CONTROLADOR DIGITAL DE TEMPERATURA INV-96 9606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</table:table-row>
        <table:table-row table:style-name="ro1">
          <table:table-cell table:style-name="ce1" office:value-type="float" office:value="12026" calcext:value-type="float">
            <text:p>12026</text:p>
          </table:table-cell>
          <table:table-cell table:style-name="ce3" office:value-type="string" calcext:value-type="string">
            <text:p>CONTROLADOR DIGITAL DE TEMPERATURA INV-96 9606-12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</table:table-row>
        <table:table-row table:style-name="ro1">
          <table:table-cell table:style-name="ce1" office:value-type="float" office:value="7648" calcext:value-type="float">
            <text:p>7648</text:p>
          </table:table-cell>
          <table:table-cell table:style-name="ce3" office:value-type="string" calcext:value-type="string">
            <text:p>CONTROLADOR DIGITAL DE TEMPERATURA INV-96 9606/12VCC-VCA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</table:table-row>
        <table:table-row table:style-name="ro1">
          <table:table-cell table:style-name="ce1" office:value-type="float" office:value="7646" calcext:value-type="float">
            <text:p>7646</text:p>
          </table:table-cell>
          <table:table-cell table:style-name="ce3" office:value-type="string" calcext:value-type="string">
            <text:p>CONTROLADOR DIGITAL DE TEMPERATURA INV-96 9606/24VCC-VCA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 table:style-name="ce3" office:value-type="string" calcext:value-type="string">
            <text:p>CONTROLADOR DIGITAL DE TEMPERATURA INV-96 9610</text:p>
          </table:table-cell>
          <table:table-cell table:style-name="ce3" office:value-type="string" calcext:value-type="string">
            <text:p>i:\documentos\softwares\stm8\stm8s003f3\inv-96\96v10\96v10_3.10.stp</text:p>
          </table:table-cell>
        </table:table-row>
        <table:table-row table:style-name="ro1">
          <table:table-cell table:style-name="ce1" office:value-type="float" office:value="7640" calcext:value-type="float">
            <text:p>7640</text:p>
          </table:table-cell>
          <table:table-cell table:style-name="ce3" office:value-type="string" calcext:value-type="string">
            <text:p>CONTROLADOR DIGITAL DE TEMPERATURA INV-96 9610-01</text:p>
          </table:table-cell>
          <table:table-cell table:style-name="ce3" office:value-type="string" calcext:value-type="string">
            <text:p>i:\documentos\softwares\stm8\stm8s003f3\inv-96\96v10\96v10_3.10.stp</text:p>
          </table:table-cell>
        </table:table-row>
        <table:table-row table:style-name="ro1">
          <table:table-cell table:style-name="ce1" office:value-type="float" office:value="1629" calcext:value-type="float">
            <text:p>1629</text:p>
          </table:table-cell>
          <table:table-cell table:style-name="ce3" office:value-type="string" calcext:value-type="string">
            <text:p>CONTROLADOR DIGITAL DE TEMPERATURA INV-96 9611</text:p>
          </table:table-cell>
          <table:table-cell table:style-name="ce3" office:value-type="string" calcext:value-type="string">
            <text:p>i:\documentos\softwares\stm8\stm8s003f3\inv-96\96v14\96v14_2.00.stp</text:p>
          </table:table-cell>
        </table:table-row>
        <table:table-row table:style-name="ro1">
          <table:table-cell table:style-name="ce1" office:value-type="float" office:value="1624" calcext:value-type="float">
            <text:p>1624</text:p>
          </table:table-cell>
          <table:table-cell table:style-name="ce3" office:value-type="string" calcext:value-type="string">
            <text:p>CONTROLADOR DIGITAL DE TEMPERATURA INV-96 9618</text:p>
          </table:table-cell>
          <table:table-cell table:style-name="ce3" office:value-type="string" calcext:value-type="string">
            <text:p>i:\documentos\softwares\stm8\stm8s003f3\inv-96\96v22\96v22_2.01.stp</text:p>
          </table:table-cell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table:style-name="ce3" office:value-type="string" calcext:value-type="string">
            <text:p>CONTROLADOR DIGITAL DE TEMPERATURA INV-96 9625</text:p>
          </table:table-cell>
          <table:table-cell table:style-name="ce3" office:value-type="string" calcext:value-type="string">
            <text:p>i:\documentos\softwares\stm8\stm8s003f3\inv-96\96v25\96v25_2.03.stp</text:p>
          </table:table-cell>
        </table:table-row>
        <table:table-row table:style-name="ro1">
          <table:table-cell table:style-name="ce1" office:value-type="float" office:value="12780" calcext:value-type="float">
            <text:p>12780</text:p>
          </table:table-cell>
          <table:table-cell table:style-name="ce3" office:value-type="string" calcext:value-type="string">
            <text:p>ACIONADOR ELETRONICO INV-96 9628</text:p>
          </table:table-cell>
          <table:table-cell table:style-name="ce3" office:value-type="string" calcext:value-type="string">
            <text:p>i:\documentos\softwares\stm8\stm8s003f3\inv-96\96v26\96v26_1.30.stp</text:p>
          </table:table-cell>
        </table:table-row>
        <table:table-row table:style-name="ro1" table:number-rows-repeated="10477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exportar.A1:exportar.C80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1:01:23.1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07:59:06.606000000</dc:date>
    <meta:editing-duration>PT20H40M48S</meta:editing-duration>
    <meta:editing-cycles>4</meta:editing-cycles>
    <meta:generator>LibreOffice/7.2.2.2$Windows_X86_64 LibreOffice_project/02b2acce88a210515b4a5bb2e46cbfb63fe97d56</meta:generator>
    <meta:document-statistic meta:table-count="1" meta:cell-count="2409" meta:object-count="0"/>
  </office:meta>
</office:document-meta>
</file>